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Times New Roman1" svg:font-family="'Times New Roman'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02cm"/>
    </style:style>
    <style:style style:name="co2" style:family="table-column">
      <style:table-column-properties fo:break-before="auto" style:column-width="2.725cm"/>
    </style:style>
    <style:style style:name="co3" style:family="table-column">
      <style:table-column-properties fo:break-before="auto" style:column-width="3.44cm"/>
    </style:style>
    <style:style style:name="co4" style:family="table-column">
      <style:table-column-properties fo:break-before="auto" style:column-width="1.799cm"/>
    </style:style>
    <style:style style:name="co5" style:family="table-column">
      <style:table-column-properties fo:break-before="auto" style:column-width="1.852cm"/>
    </style:style>
    <style:style style:name="co6" style:family="table-column">
      <style:table-column-properties fo:break-before="auto" style:column-width="0.873cm"/>
    </style:style>
    <style:style style:name="co7" style:family="table-column">
      <style:table-column-properties fo:break-before="auto" style:column-width="4.272cm"/>
    </style:style>
    <style:style style:name="co8" style:family="table-column">
      <style:table-column-properties fo:break-before="auto" style:column-width="1.746cm"/>
    </style:style>
    <style:style style:name="co9" style:family="table-column">
      <style:table-column-properties fo:break-before="auto" style:column-width="0.688cm"/>
    </style:style>
    <style:style style:name="co10" style:family="table-column">
      <style:table-column-properties fo:break-before="auto" style:column-width="1.693cm"/>
    </style:style>
    <style:style style:name="co11" style:family="table-column">
      <style:table-column-properties fo:break-before="auto" style:column-width="3.016cm"/>
    </style:style>
    <style:style style:name="co12" style:family="table-column">
      <style:table-column-properties fo:break-before="auto" style:column-width="3.108cm"/>
    </style:style>
    <style:style style:name="co13" style:family="table-column">
      <style:table-column-properties fo:break-before="auto" style:column-width="4.856cm"/>
    </style:style>
    <style:style style:name="co14" style:family="table-column">
      <style:table-column-properties fo:break-before="auto" style:column-width="3.163cm"/>
    </style:style>
    <style:style style:name="co15" style:family="table-column">
      <style:table-column-properties fo:break-before="auto" style:column-width="4.577cm"/>
    </style:style>
    <style:style style:name="co16" style:family="table-column">
      <style:table-column-properties fo:break-before="auto" style:column-width="4.828cm"/>
    </style:style>
    <style:style style:name="co17" style:family="table-column">
      <style:table-column-properties fo:break-before="auto" style:column-width="3.468cm"/>
    </style:style>
    <style:style style:name="co18" style:family="table-column">
      <style:table-column-properties fo:break-before="auto" style:column-width="0.37cm"/>
    </style:style>
    <style:style style:name="co19" style:family="table-column">
      <style:table-column-properties fo:break-before="auto" style:column-width="5.8cm"/>
    </style:style>
    <style:style style:name="co20" style:family="table-column">
      <style:table-column-properties fo:break-before="auto" style:column-width="5.854cm"/>
    </style:style>
    <style:style style:name="co21" style:family="table-column">
      <style:table-column-properties fo:break-before="auto" style:column-width="1.984cm"/>
    </style:style>
    <style:style style:name="co22" style:family="table-column">
      <style:table-column-properties fo:break-before="auto" style:column-width="0.318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2.381cm"/>
    </style:style>
    <style:style style:name="co25" style:family="table-column">
      <style:table-column-properties fo:break-before="auto" style:column-width="1.429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3.745cm"/>
    </style:style>
    <style:style style:name="co28" style:family="table-column">
      <style:table-column-properties fo:break-before="auto" style:column-width="3.718cm"/>
    </style:style>
    <style:style style:name="co29" style:family="table-column">
      <style:table-column-properties fo:break-before="auto" style:column-width="1.64cm"/>
    </style:style>
    <style:style style:name="co30" style:family="table-column">
      <style:table-column-properties fo:break-before="auto" style:column-width="3.651cm"/>
    </style:style>
    <style:style style:name="co31" style:family="table-column">
      <style:table-column-properties fo:break-before="auto" style:column-width="4.106cm"/>
    </style:style>
    <style:style style:name="co32" style:family="table-column">
      <style:table-column-properties fo:break-before="auto" style:column-width="1.058cm"/>
    </style:style>
    <style:style style:name="co33" style:family="table-column">
      <style:table-column-properties fo:break-before="auto" style:column-width="1.931cm"/>
    </style:style>
    <style:style style:name="co34" style:family="table-column">
      <style:table-column-properties fo:break-before="auto" style:column-width="4.494cm"/>
    </style:style>
    <style:style style:name="co35" style:family="table-column">
      <style:table-column-properties fo:break-before="auto" style:column-width="3.912cm"/>
    </style:style>
    <style:style style:name="co36" style:family="table-column">
      <style:table-column-properties fo:break-before="auto" style:column-width="4.44cm"/>
    </style:style>
    <style:style style:name="ro1" style:family="table-row">
      <style:table-row-properties style:row-height="0.318cm" fo:break-before="auto" style:use-optimal-row-height="fals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9" style:family="table-row">
      <style:table-row-properties style:row-height="1.323cm" fo:break-before="auto" style:use-optimal-row-height="false"/>
    </style:style>
    <style:style style:name="ro10" style:family="table-row">
      <style:table-row-properties style:row-height="0.397cm" fo:break-before="auto" style:use-optimal-row-height="false"/>
    </style:style>
    <style:style style:name="ro11" style:family="table-row">
      <style:table-row-properties style:row-height="0.411cm" fo:break-before="auto" style:use-optimal-row-height="tru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0.841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06"/>
    <style:style style:name="ce2" style:family="table-cell" style:parent-style-name="Default" style:data-style-name="N108"/>
    <style:style style:name="ce3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0.071cm solid #000000"/>
      <style:text-properties style:font-name="Times New Roman" style:font-name-asian="Times New Roman" style:font-name-complex="Times New Roman"/>
    </style:style>
    <style:style style:name="ce4" style:family="table-cell" style:parent-style-name="Default" style:data-style-name="N106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5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6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7" style:family="table-cell" style:parent-style-name="Default" style:data-style-name="N5106">
      <style:table-cell-properties fo:background-color="#ccffcc" style:cell-protect="hidden-and-protected" style:print-content="tru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8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0.071cm solid #000000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9" style:family="table-cell" style:parent-style-name="Default" style:data-style-name="N5106">
      <style:table-cell-properties fo:border-bottom="none" fo:background-color="#ccffcc" style:cell-protect="hidden-and-protected" style:print-content="true" fo:border-left="0.071cm solid #000000" fo:border-right="none" fo:border-top="none"/>
      <style:text-properties fo:color="#339966" style:font-name="Times New Roman" fo:font-size="8pt" style:font-name-asian="Times New Roman" style:font-size-asian="8pt" style:font-name-complex="Times New Roman" style:font-size-complex="8pt"/>
    </style:style>
    <style:style style:name="ce10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fo:color="#ff00ff"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1" style:family="table-cell" style:parent-style-name="Default" style:data-style-name="N0">
      <style:table-cell-properties fo:border-bottom="none" fo:background-color="#ccffcc" style:cell-protect="hidden-and-protected" style:print-content="true" fo:border-left="0.071cm solid #000000" fo:border-right="none" fo:border-top="none"/>
      <style:text-properties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12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0.071cm solid #000000" fo:border-right="none" fo:border-top="none" style:vertical-align="automatic"/>
      <style:paragraph-properties fo:text-align="start" fo:margin-left="0.353cm"/>
      <style:text-properties style:font-name="Times New Roman" style:font-name-asian="Times New Roman" style:font-name-complex="Times New Roman"/>
    </style:style>
    <style:style style:name="ce13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0.071cm solid #000000" fo:border-right="none" fo:border-top="non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none" fo:border-top="0.071cm solid #000000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5106">
      <style:table-cell-properties fo:background-color="#ccffcc" style:cell-protect="hidden-and-protected" style:print-content="true" style:vertical-align="automatic"/>
      <style:text-properties fo:color="#ccffcc" fo:font-size="8pt" style:font-size-asian="8pt" style:font-size-complex="8pt"/>
    </style:style>
    <style:style style:name="ce18" style:family="table-cell" style:parent-style-name="Default" style:data-style-name="N5106">
      <style:table-cell-properties fo:background-color="#ccffcc" style:cell-protect="hidden-and-protected" style:print-content="true" style:text-align-source="fix" style:repeat-content="false" fo:wrap-option="wrap" fo:border="0.039cm double #000000" style:border-line-width="0.002cm 0.035cm 0.002cm" style:vertical-align="middle"/>
      <style:paragraph-properties fo:text-align="start" fo:margin-left="0.353cm"/>
      <style:text-properties fo:color="#000080" style:font-name="Times New Roman" fo:font-size="9pt" style:font-name-asian="Times New Roman" style:font-size-asian="9pt" style:font-name-complex="Times New Roman" style:font-size-complex="9pt"/>
    </style:style>
    <style:style style:name="ce19" style:family="table-cell" style:parent-style-name="Default" style:data-style-name="N0">
      <style:table-cell-properties fo:background-color="#ccffcc" style:cell-protect="hidden-and-protected" style:print-content="true"/>
      <style:text-properties style:font-name="Times New Roman" style:font-name-asian="Times New Roman" style:font-name-complex="Times New Roman"/>
    </style:style>
    <style:style style:name="ce20" style:family="table-cell" style:parent-style-name="Default" style:data-style-name="N0">
      <style:table-cell-properties fo:background-color="#ccffcc" style:cell-protect="hidden-and-protected" style:print-content="true" fo:border="0.071cm solid #000000" style:vertical-align="middle"/>
      <style:text-properties style:font-name="Times New Roman" style:font-name-asian="Times New Roman" style:font-name-complex="Times New Roman"/>
    </style:style>
    <style:style style:name="ce21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1" style:font-name-asian="Times New Roman" style:font-name-complex="Times New Roman"/>
    </style:style>
    <style:style style:name="ce22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23" style:family="table-cell" style:parent-style-name="Default" style:data-style-name="N0">
      <style:table-cell-properties fo:background-color="#ccffcc" style:cell-protect="hidden-and-protected" style:print-content="true" style:vertical-align="middle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71cm solid #000000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5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middle"/>
      <style:paragraph-properties fo:text-align="start" fo:margin-left="0.353cm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26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27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none" fo:border-top="none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</style:style>
    <style:style style:name="ce29" style:family="table-cell" style:parent-style-name="Default" style:data-style-name="N0">
      <style:table-cell-properties fo:background-color="#ccffcc" style:cell-protect="hidden-and-protected" style:print-content="true" style:vertical-align="automatic"/>
    </style:style>
    <style:style style:name="ce30" style:family="table-cell" style:parent-style-name="Default" style:data-style-name="N0">
      <style:table-cell-properties fo:background-color="#ccffcc" style:cell-protect="hidden-and-protected" style:print-content="true" style:vertical-align="automatic"/>
      <style:text-properties fo:color="#ff00ff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.706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5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start" fo:margin-left="0cm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36" style:family="table-cell" style:parent-style-name="Default" style:data-style-name="N0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7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8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39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</style:style>
    <style:style style:name="ce40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1" style:family="table-cell" style:parent-style-name="Default" style:data-style-name="N0">
      <style:table-cell-properties fo:background-color="#339966" style:cell-protect="hidden-and-protected" style:print-content="true" style:text-align-source="fix" style:repeat-content="false" fo:border="0.071cm solid #000000" style:vertical-align="middle"/>
      <style:paragraph-properties fo:text-align="center"/>
      <style:text-properties fo:color="#ffffff" style:font-name="Times New Roman1" fo:font-weight="bold" style:font-name-asian="Times New Roman" style:font-weight-asian="bold" style:font-name-complex="Times New Roman" style:font-weight-complex="bold"/>
    </style:style>
    <style:style style:name="ce42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3" style:family="table-cell" style:parent-style-name="Default" style:data-style-name="N0">
      <style:table-cell-properties fo:background-color="#ccffcc" style:cell-protect="hidden-and-protected" style:print-content="true" style:text-align-source="fix" style:repeat-content="false" style:vertical-align="middle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4" style:family="table-cell" style:parent-style-name="Default" style:data-style-name="N0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fo:color="#ffffff" style:font-name="Times New Roman" fo:font-weight="bold" style:font-name-asian="Times New Roman" style:font-weight-asian="bold" style:font-name-complex="Times New Roman" style:font-weight-complex="bold"/>
    </style:style>
    <style:style style:name="ce45" style:family="table-cell" style:parent-style-name="Default" style:data-style-name="N108">
      <style:table-cell-properties fo:border-bottom="none" fo:background-color="#ccffcc" style:cell-protect="hidden-and-protected" style:print-content="true" style:text-align-source="fix" style:repeat-content="false" fo:border-left="none" fo:border-right="none" fo:border-top="0.071cm solid #000000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6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47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48" style:family="table-cell" style:parent-style-name="Default" style:data-style-name="N5106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9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50" style:family="table-cell" style:parent-style-name="Default" style:data-style-name="N111">
      <style:table-cell-properties fo:background-color="#ccffcc"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1" style:family="table-cell" style:parent-style-name="Default" style:data-style-name="N108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2" style:family="table-cell" style:parent-style-name="Default" style:data-style-name="N108">
      <style:table-cell-properties fo:background-color="#ccffcc" style:cell-protect="hidden-and-protected" style:print-content="true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style:font-name="Times New Roman1" fo:font-weight="bold" style:font-name-asian="Times New Roman" style:font-weight-asian="bold" style:font-name-complex="Times New Roman" style:font-weight-complex="bold"/>
    </style:style>
    <style:style style:name="ce53" style:family="table-cell" style:parent-style-name="Default" style:data-style-name="N110">
      <style:table-cell-properties style:cell-protect="hidden-and-protected" style:print-content="true" style:text-align-source="fix" style:repeat-content="false" fo:background-color="transparent" fo:border="0.071cm solid #000000" fo:padding-bottom="0.035cm" fo:padding-left="0.035cm" fo:padding-right="0.353cm" fo:padding-top="0.035cm" style:vertical-align="middle"/>
      <style:paragraph-properties fo:text-align="end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4" style:family="table-cell" style:parent-style-name="Default" style:data-style-name="N108">
      <style:table-cell-properties fo:border-bottom="0.071cm solid #000000" fo:background-color="#ccffcc" style:cell-protect="hidden-and-protected" style:print-content="true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5" style:family="table-cell" style:parent-style-name="Default" style:data-style-name="N108">
      <style:table-cell-properties style:cell-protect="hidden-and-protected" style:print-content="true" style:text-align-source="fix" style:repeat-content="false" style:vertical-align="automatic"/>
      <style:paragraph-properties fo:text-align="center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56" style:family="table-cell" style:parent-style-name="Default" style:data-style-name="N0">
      <style:table-cell-properties fo:background-color="#ccffcc" style:cell-protect="hidden-and-protected" style:print-content="true"/>
      <style:text-properties fo:color="#ff00ff" style:font-name="Times New Roman" fo:font-weight="bold" style:font-name-asian="Times New Roman" style:font-weight-asian="bold" style:font-name-complex="Times New Roman" style:font-weight-complex="bold"/>
    </style:style>
    <style:style style:name="ce57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0.071cm solid #000000"/>
      <style:text-properties style:font-name="Times New Roman" style:font-name-asian="Times New Roman" style:font-name-complex="Times New Roman"/>
    </style:style>
    <style:style style:name="ce58" style:family="table-cell" style:parent-style-name="Default" style:data-style-name="N0">
      <style:table-cell-properties fo:border-bottom="none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59" style:family="table-cell" style:parent-style-name="Default" style:data-style-name="N0">
      <style:table-cell-properties fo:border-bottom="0.071cm solid #000000" fo:background-color="#ccffcc" style:cell-protect="hidden-and-protected" style:print-content="true" fo:border-left="none" fo:border-right="0.071cm solid #000000" fo:border-top="none"/>
      <style:text-properties style:font-name="Times New Roman" style:font-name-asian="Times New Roman" style:font-name-complex="Times New Roman"/>
    </style:style>
    <style:style style:name="ce60" style:family="table-cell" style:parent-style-name="Default" style:data-style-name="N0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1" style:family="table-cell" style:parent-style-name="Default" style:data-style-name="N5106">
      <style:table-cell-properties style:cell-protect="hidden-and-protected" style:print-content="true"/>
      <style:text-properties style:font-name="Times New Roman1" style:font-name-asian="Times New Roman" style:font-name-complex="Times New Roman"/>
    </style:style>
    <style:style style:name="ce62" style:family="table-cell" style:parent-style-name="Default" style:data-style-name="N5106">
      <style:table-cell-properties style:cell-protect="hidden-and-protected" style:print-content="true" fo:background-color="transparent"/>
      <style:text-properties fo:color="#ffffff" style:font-name="Times New Roman" fo:font-size="8pt" style:font-name-asian="Times New Roman" style:font-size-asian="8pt" style:font-name-complex="Times New Roman" style:font-size-complex="8pt"/>
    </style:style>
    <style:style style:name="ce63" style:family="table-cell" style:parent-style-name="Default" style:data-style-name="N5106">
      <style:table-cell-properties style:cell-protect="hidden-and-protected" style:print-content="true"/>
      <style:text-properties fo:color="#ccffff" style:font-name="Times New Roman1" style:font-name-asian="Times New Roman" style:font-name-complex="Times New Roman"/>
    </style:style>
    <style:style style:name="ce64" style:family="table-cell" style:parent-style-name="Default" style:data-style-name="N5106">
      <style:table-cell-properties style:cell-protect="hidden-and-protected" style:print-content="true" fo:background-color="transparent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fo:border-bottom="none" fo:background-color="#ffffcc" fo:border-left="0.071cm solid #000000" fo:border-right="none" fo:border-top="0.071cm solid #000000"/>
      <style:text-properties fo:font-size="9pt" style:font-size-asian="9pt" style:font-size-complex="9pt"/>
    </style:style>
    <style:style style:name="ce66" style:family="table-cell" style:parent-style-name="Default" style:data-style-name="N0">
      <style:table-cell-properties fo:border-bottom="none" fo:background-color="#ffffcc" style:text-align-source="fix" style:repeat-content="false" fo:wrap-option="wrap" fo:border-left="0.071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67" style:family="table-cell" style:parent-style-name="Default" style:data-style-name="N0">
      <style:table-cell-properties fo:border-bottom="none" fo:background-color="#ffffcc" fo:border-left="0.071cm solid #000000" fo:border-right="none" fo:border-top="none"/>
      <style:text-properties fo:font-size="9pt" style:font-size-asian="9pt" style:font-size-complex="9pt"/>
    </style:style>
    <style:style style:name="ce68" style:family="table-cell" style:parent-style-name="Default" style:data-style-name="N0">
      <style:table-cell-properties fo:border-bottom="0.071cm solid #000000" fo:background-color="#ffffcc" fo:border-left="0.071cm solid #000000" fo:border-right="none" fo:border-top="none"/>
      <style:text-properties fo:font-size="9pt" style:font-size-asian="9pt" style:font-size-complex="9pt"/>
    </style:style>
    <style:style style:name="ce69" style:family="table-cell" style:parent-style-name="Default" style:data-style-name="N0">
      <style:text-properties fo:font-size="9pt" style:font-size-asian="9pt" style:font-size-complex="9pt"/>
    </style:style>
    <style:style style:name="ce70" style:family="table-cell" style:parent-style-name="Default" style:data-style-name="N5106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start" fo:margin-left="0.353cm"/>
      <style:text-properties fo:font-size="9pt" style:font-size-asian="9pt" style:font-size-complex="9pt"/>
    </style:style>
    <style:style style:name="ce71" style:family="table-cell" style:parent-style-name="Neutral" style:data-style-name="N5106">
      <style:table-cell-properties fo:background-color="#ffeb9c" style:text-align-source="fix" style:repeat-content="false" fo:wrap-option="wrap" fo:border="0.002cm solid #000000" style:vertical-align="middle"/>
      <style:paragraph-properties fo:text-align="center"/>
      <style:text-properties fo:color="#9c6500" style:font-name="Calibri1" fo:font-size="11pt" style:font-name-asian="Calibri" style:font-size-asian="11pt" style:font-name-complex="Calibri" style:font-size-complex="11pt"/>
    </style:style>
    <style:style style:name="ce72" style:family="table-cell" style:parent-style-name="Default" style:data-style-name="N5106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 style:data-style-name="N5106">
      <style:table-cell-properties fo:border-bottom="none" fo:background-color="#ffffcc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4" style:family="table-cell" style:parent-style-name="Default" style:data-style-name="N5106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5" style:family="table-cell" style:parent-style-name="Default" style:data-style-name="N5106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6" style:family="table-cell" style:parent-style-name="Default" style:data-style-name="N5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77" style:family="table-cell" style:parent-style-name="Default" style:data-style-name="N5106">
      <style:table-cell-properties fo:border-bottom="none" fo:background-color="#ffffcc" style:cell-protect="hidden-and-protected" style:print-content="true" style:text-align-source="fix" style:repeat-content="false" fo:border-left="0.002cm solid #000000" fo:border-right="none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78" style:family="table-cell" style:parent-style-name="Default" style:data-style-name="N108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79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80" style:family="table-cell" style:parent-style-name="Default" style:data-style-name="N108">
      <style:table-cell-properties fo:border-bottom="none" fo:background-color="#ffffcc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style:font-size-asian="9pt" style:font-size-complex="9pt"/>
    </style:style>
    <style:style style:name="ce81" style:family="table-cell" style:parent-style-name="Default" style:data-style-name="N108">
      <style:table-cell-properties fo:border-bottom="none" fo:background-color="#ffffcc" fo:border-left="0.002cm solid #000000" fo:border-right="none" fo:border-top="none"/>
      <style:text-properties fo:font-size="9pt" style:font-size-asian="9pt" style:font-size-complex="9pt"/>
    </style:style>
    <style:style style:name="ce82" style:family="table-cell" style:parent-style-name="Default" style:data-style-name="N108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83" style:family="table-cell" style:parent-style-name="Default" style:data-style-name="N108">
      <style:text-properties fo:font-size="9pt" style:font-size-asian="9pt" style:font-size-complex="9pt"/>
    </style:style>
    <style:style style:name="ce84" style:family="table-cell" style:parent-style-name="Default" style:data-style-name="N108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5" style:family="table-cell" style:parent-style-name="Default" style:data-style-name="N108">
      <style:table-cell-properties fo:background-color="#ffffcc"/>
      <style:text-properties fo:font-size="9pt" style:font-size-asian="9pt" style:font-size-complex="9pt"/>
    </style:style>
    <style:style style:name="ce86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7" style:family="table-cell" style:parent-style-name="Default" style:data-style-name="N0">
      <style:table-cell-properties fo:border-bottom="none" fo:background-color="#ffffcc" fo:border-left="none" fo:border-right="none" fo:border-top="0.071cm solid #000000"/>
      <style:text-properties fo:font-size="9pt" style:font-size-asian="9pt" style:font-size-complex="9pt"/>
    </style:style>
    <style:style style:name="ce8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9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90" style:family="table-cell" style:parent-style-name="Default" style:data-style-name="N0">
      <style:table-cell-properties fo:border-bottom="0.071cm solid #000000" fo:background-color="#ffffcc" fo:border-left="none" fo:border-right="none" fo:border-top="none"/>
      <style:text-properties fo:font-size="9pt" style:font-size-asian="9pt" style:font-size-complex="9pt"/>
    </style:style>
    <style:style style:name="ce91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0.071cm solid #000000" style:vertical-align="automatic"/>
      <style:paragraph-properties fo:text-align="center"/>
      <style:text-properties fo:font-size="9pt" style:font-size-asian="9pt" style:font-size-complex="9pt"/>
    </style:style>
    <style:style style:name="ce92" style:family="table-cell" style:parent-style-name="Default" style:data-style-name="N0">
      <style:table-cell-properties fo:background-color="#ccffff" style:text-align-source="fix" style:repeat-content="false" fo:wrap-option="wrap" fo:border="0.002cm solid #000000" style:vertical-align="middl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4" style:family="table-cell" style:parent-style-name="Default" style:data-style-name="N0">
      <style:table-cell-properties fo:border-bottom="0.071cm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fo:font-size="9pt" style:font-size-asian="9pt" style:font-size-complex="9pt"/>
    </style:style>
    <style:style style:name="ce9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0">
      <style:table-cell-properties fo:border-bottom="none" fo:background-color="#ffffcc" fo:border-left="none" fo:border-right="0.071cm solid #000000" fo:border-top="0.071cm solid #000000"/>
      <style:text-properties fo:font-size="9pt" style:font-size-asian="9pt" style:font-size-complex="9pt"/>
    </style:style>
    <style:style style:name="ce97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0.071cm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8" style:family="table-cell" style:parent-style-name="Default" style:data-style-name="N0">
      <style:table-cell-properties fo:border-bottom="none" fo:background-color="#ffffcc" fo:border-left="none" fo:border-right="0.071cm solid #000000" fo:border-top="none"/>
      <style:text-properties fo:font-size="9pt" style:font-size-asian="9pt" style:font-size-complex="9pt"/>
    </style:style>
    <style:style style:name="ce99" style:family="table-cell" style:parent-style-name="Default" style:data-style-name="N0">
      <style:table-cell-properties fo:border-bottom="0.071cm solid #000000" fo:background-color="#ffffcc" fo:border-left="none" fo:border-right="0.071cm solid #000000" fo:border-top="none"/>
      <style:text-properties fo:font-size="9pt" style:font-size-asian="9pt" style:font-size-complex="9pt"/>
    </style:style>
    <style:style style:name="ce100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1" style:family="table-cell" style:parent-style-name="Default" style:data-style-name="N1">
      <style:table-cell-properties fo:border-bottom="0.002cm solid #000000" fo:background-color="#ffffcc" style:text-align-source="fix" style:repeat-content="false" fo:wrap-option="wrap" fo:border-left="0.002cm solid #000000" fo:border-right="0.002cm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106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06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4" style:family="table-cell" style:parent-style-name="Default" style:data-style-name="N106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108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108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08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8" style:family="table-cell" style:parent-style-name="Default" style:data-style-name="N1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9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0" style:family="table-cell" style:parent-style-name="Default" style:data-style-name="N1">
      <style:table-cell-properties fo:border-bottom="0.071cm solid #000000" fo:border-left="none" fo:border-right="none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2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3">
      <style:table-cell-properties fo:background-color="#ffffcc" style:text-align-source="fix" style:repeat-content="false" fo:wrap-option="wrap" fo:border="0.002cm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3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6" style:family="table-cell" style:parent-style-name="Default" style:data-style-name="N108">
      <style:table-cell-properties fo:background-color="#ffffcc" style:text-align-source="fix" style:repeat-content="false" fo:border="0.002cm solid #000000" style:vertical-align="automatic"/>
      <style:paragraph-properties fo:text-align="center"/>
      <style:text-properties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7" style:family="table-cell" style:parent-style-name="Default" style:data-style-name="N108">
      <style:table-cell-properties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18" style:family="table-cell" style:parent-style-name="Default" style:data-style-name="N108">
      <style:table-cell-properties fo:border-bottom="0.071cm solid #000000" fo:border-left="none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19" style:family="table-cell" style:parent-style-name="Default" style:data-style-name="N108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0" style:family="table-cell" style:parent-style-name="Default" style:data-style-name="N108">
      <style:table-cell-properties fo:background-color="#ccffff" style:text-align-source="fix" style:repeat-content="false" fo:border="0.002cm solid #000000" style:vertical-align="automatic"/>
      <style:paragraph-properties fo:text-align="center"/>
      <style:text-properties style:font-name="Times New Roman" fo:font-size="8pt" style:font-name-asian="Times New Roman" style:font-size-asian="8pt" style:font-name-complex="Times New Roman" style:font-size-complex="8pt"/>
    </style:style>
    <style:style style:name="ce121" style:family="table-cell" style:parent-style-name="Default" style:data-style-name="N108">
      <style:table-cell-properties fo:background-color="transparent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2" style:family="table-cell" style:parent-style-name="Default" style:data-style-name="N108">
      <style:table-cell-properties fo:border-bottom="0.071cm solid #000000" fo:background-color="transparent" fo:border-left="none" fo:border-right="none" fo:border-top="none" style:vertical-align="automati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123" style:family="table-cell" style:parent-style-name="Default" style:data-style-name="N108">
      <style:table-cell-properties fo:background-color="transparent"/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ce124" style:family="table-cell" style:parent-style-name="Default" style:data-style-name="N108">
      <style:table-cell-properties style:text-align-source="fix" style:repeat-content="false" fo:background-color="transparent" fo:wrap-option="wrap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25" style:family="table-cell" style:parent-style-name="Default" style:data-style-name="N108">
      <style:text-properties style:font-name="Times New Roman" style:font-name-asian="Times New Roman" style:font-name-complex="Times New Roman"/>
    </style:style>
    <style:style style:name="ce126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7" style:family="table-cell" style:parent-style-name="Default" style:data-style-name="N1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28" style:family="table-cell" style:parent-style-name="Default" style:data-style-name="N106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106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1" style:font-name-asian="Times New Roman" style:font-name-complex="Times New Roman"/>
    </style:style>
    <style:style style:name="ce130" style:family="table-cell" style:parent-style-name="Default" style:data-style-name="N0">
      <style:text-properties style:font-name="Times New Roman" style:font-name-asian="Times New Roman" style:font-name-complex="Times New Roman"/>
    </style:style>
    <style:style style:name="ce1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2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3"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36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37" style:family="table-cell" style:parent-style-name="Default" style:data-style-name="N3">
      <style:table-cell-properties style:vertical-align="automatic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3">
      <style:table-cell-properties fo:border-bottom="0.071cm solid #000000" fo:border-left="none" fo:border-right="none" fo:border-top="none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2">
      <style:table-cell-properties style:text-align-source="fix" style:repeat-content="fals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order-bottom="0.071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2" style:family="table-cell" style:parent-style-name="Default" style:data-style-name="N0">
      <style:table-cell-properties fo:background-color="#ffffcc" style:text-align-source="fix" style:repeat-content="false" fo:wrap-option="wrap" fo:border="0.002cm solid #000000" style:vertical-align="automatic"/>
      <style:paragraph-properties fo:text-align="center"/>
    </style:style>
    <style:style style:name="ce143" style:family="table-cell" style:parent-style-name="Default" style:data-style-name="N0">
      <style:table-cell-properties fo:border-bottom="0.071cm solid #000000" fo:border-left="none" fo:border-right="none" fo:border-top="none" style:vertical-align="automatic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108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108">
      <style:table-cell-properties fo:border-bottom="0.071cm solid #000000" style:text-align-source="fix" style:repeat-content="false" fo:border-left="none" fo:padding-bottom="0.035cm" fo:padding-left="0.035cm" fo:padding-right="0cm" fo:padding-top="0.035cm" fo:border-right="none" fo:border-top="none" style:vertical-align="automatic"/>
      <style:paragraph-properties fo:text-align="end"/>
      <style:text-properties style:font-name="Times New Roman" style:font-name-asian="Times New Roman" style:font-name-complex="Times New Roman"/>
    </style:style>
    <style:style style:name="ce147" style:family="table-cell" style:parent-style-name="Default" style:data-style-name="N113">
      <style:table-cell-properties fo:background-color="#ccffcc" style:text-align-source="fix" style:repeat-content="false" fo:border="0.002cm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49" style:family="table-cell" style:parent-style-name="Default" style:data-style-name="N0">
      <style:table-cell-properties style:vertical-align="middle"/>
      <style:text-properties style:font-name="Times New Roman1" fo:font-size="9pt" style:font-name-asian="Times New Roman" style:font-size-asian="9pt" style:font-name-complex="Times New Roman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[.$K$2:.$K$15])" table:allow-empty-cell="true" table:display-list="unsorted" table:base-cell-address="VATQtr1.G5">
          <table:help-message table:display="true"/>
          <table:error-message table:message-type="stop" table:display="true"/>
        </table:content-validation>
        <table:content-validation table:name="val2" table:condition="of:cell-content-is-in-list([.$K$2:.$K$15])" table:allow-empty-cell="true" table:display-list="unsorted" table:base-cell-address="VATQtr2.G5">
          <table:help-message table:display="true"/>
          <table:error-message table:message-type="stop" table:display="true"/>
        </table:content-validation>
        <table:content-validation table:name="val3" table:condition="of:cell-content-is-in-list([.$K$2:.$K$15])" table:allow-empty-cell="true" table:display-list="unsorted" table:base-cell-address="VATQtr3.G5">
          <table:help-message table:display="true"/>
          <table:error-message table:message-type="stop" table:display="true"/>
        </table:content-validation>
        <table:content-validation table:name="val4" table:condition="of:cell-content-is-in-list([.$K$2:.$K$15])" table:allow-empty-cell="true" table:display-list="unsorted" table:base-cell-address="VATQtr4.G5">
          <table:help-message table:display="true"/>
          <table:error-message table:message-type="stop" table:display="true"/>
        </table:content-validation>
        <table:content-validation table:name="val5" table:condition="of:cell-content-is-in-list([.$K$2:.$K$15])" table:allow-empty-cell="true" table:display-list="unsorted" table:base-cell-address="VATQtr5.G5">
          <table:help-message table:display="true"/>
          <table:error-message table:message-type="stop" table:display="true"/>
        </table:content-validation>
      </table:content-validations>
      <table:table table:name="VATQtr1" table:style-name="ta1"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37"/>
        <table:table-column table:style-name="co7" table:default-cell-style-name="ce55"/>
        <table:table-column table:style-name="co8" table:default-cell-style-name="ce14"/>
        <table:table-column table:style-name="co9" table:default-cell-style-name="ce14"/>
        <table:table-column table:style-name="co10" table:default-cell-style-name="ce60"/>
        <table:table-column table:style-name="co11" table:visibility="collapse" table:default-cell-style-name="ce61"/>
        <table:table-column table:style-name="co10" table:default-cell-style-name="ce61"/>
        <table:table-column table:style-name="co10" table:number-columns-repeated="1012" table:default-cell-style-name="ce14"/>
        <table:table-row table:style-name="ro1">
          <table:table-cell table:style-name="ce3"/>
          <table:table-cell table:style-name="ce15" table:number-columns-repeated="4"/>
          <table:table-cell table:style-name="ce36"/>
          <table:table-cell table:style-name="ce45"/>
          <table:table-cell table:style-name="ce15"/>
          <table:table-cell table:style-name="ce57"/>
          <table:table-cell table:number-columns-repeated="1015"/>
        </table:table-row>
        <table:table-row table:style-name="ro2">
          <table:table-cell table:style-name="ce4"/>
          <table:table-cell table:style-name="ce16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6"/>
          <table:table-cell table:style-name="ce19"/>
          <table:table-cell table:style-name="ce58"/>
          <table:table-cell/>
          <table:table-cell table:style-name="ce62" table:formula="of:=[Vatinterface.B6]" office:value-type="date" office:date-value="2013-05-31">
            <text:p>Friday, May 31, 201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30" office:value-type="string">
            <text:p>Copy values in boxes to your Vat return</text:p>
          </table:table-cell>
          <table:table-cell table:style-name="ce19"/>
          <table:table-cell table:style-name="ce47"/>
          <table:table-cell table:style-name="ce56"/>
          <table:table-cell table:style-name="ce58"/>
          <table:table-cell/>
          <table:table-cell table:style-name="ce62" table:formula="of:=[Vatinterface.B7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8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6" table:number-columns-repeated="2"/>
          <table:table-cell table:style-name="ce38"/>
          <table:table-cell table:style-name="ce46"/>
          <table:table-cell table:style-name="ce19"/>
          <table:table-cell table:style-name="ce58"/>
          <table:table-cell/>
          <table:table-cell table:style-name="ce62" table:formula="of:=[Vatinterface.B8]" office:value-type="date" office:date-value="2013-07-31">
            <text:p>Wednesday, July 31, 2013</text:p>
          </table:table-cell>
          <table:table-cell table:number-columns-repeated="1013"/>
        </table:table-row>
        <table:table-row table:style-name="ro3">
          <table:table-cell table:style-name="ce5"/>
          <table:covered-table-cell table:number-columns-repeated="2"/>
          <table:table-cell table:style-name="ce19"/>
          <table:table-cell table:style-name="ce31" office:value-type="string" table:number-columns-spanned="2" table:number-rows-spanned="1">
            <text:p>VAT Period ends</text:p>
          </table:table-cell>
          <table:covered-table-cell/>
          <table:table-cell table:style-name="ce48" table:content-validation-name="val1" office:value-type="date" office:date-value="2013-07-31">
            <text:p>Wednesday, July 31, 2013</text:p>
          </table:table-cell>
          <table:table-cell table:style-name="ce19"/>
          <table:table-cell table:style-name="ce58"/>
          <table:table-cell/>
          <table:table-cell table:style-name="ce62" table:formula="of:=[Vatinterface.B9]" office:value-type="date" office:date-value="2013-08-31">
            <text:p>Saturday, August 31, 2013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2"/>
          <table:table-cell table:style-name="ce39"/>
          <table:table-cell table:style-name="ce49"/>
          <table:table-cell table:style-name="ce19"/>
          <table:table-cell table:style-name="ce58"/>
          <table:table-cell/>
          <table:table-cell table:style-name="ce62" table:formula="of:=[Vatinterface.B10]" office:value-type="date" office:date-value="2013-09-30">
            <text:p>Monday, September 30, 2013</text:p>
          </table:table-cell>
          <table:table-cell/>
          <table:table-cell table:style-name="ce60"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3" office:value-type="string" table:number-columns-spanned="2" table:number-rows-spanned="1">
            <text:p>Due date:</text:p>
          </table:table-cell>
          <table:covered-table-cell/>
          <table:table-cell table:style-name="ce50" table:formula="of:=LOOKUP([.G$5];[Vatinterface.B1:.B20];[Vatinterface.C1:.C20])" office:value-type="float" office:value="41517">
            <text:p>31 August 2013</text:p>
          </table:table-cell>
          <table:table-cell table:style-name="ce19"/>
          <table:table-cell table:style-name="ce58"/>
          <table:table-cell/>
          <table:table-cell table:style-name="ce62" table:formula="of:=[Vatinterface.B11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 table:number-columns-repeated="4"/>
          <table:table-cell table:style-name="ce40"/>
          <table:table-cell table:style-name="ce46"/>
          <table:table-cell table:style-name="ce19"/>
          <table:table-cell table:style-name="ce58"/>
          <table:table-cell/>
          <table:table-cell table:style-name="ce62" table:formula="of:=[Vatinterface.B12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1">
            <text:p>1</text:p>
          </table:table-cell>
          <table:table-cell table:style-name="ce51" table:formula="of:=LOOKUP([.G$5];[Vatinterface.B1:.B20];[Vatinterface.G1:.G20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3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Vatinterface.B14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1" office:value-type="float" office:value="2">
            <text:p>2</text:p>
          </table:table-cell>
          <table:table-cell table:style-name="ce51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5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Vatinterface.B16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3">
            <text:p>3</text:p>
          </table:table-cell>
          <table:table-cell table:style-name="ce51" table:formula="of:=[.G9]+[.G11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7]" office:value-type="date" office:date-value="2014-04-30">
            <text:p>Wednesday, April 30, 2014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2" table:formula="of:=[Vatinterface.B18]" office:value-type="date" office:date-value="2014-05-31">
            <text:p>Saturday, May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1" office:value-type="float" office:value="4">
            <text:p>4</text:p>
          </table:table-cell>
          <table:table-cell table:style-name="ce51" table:formula="of:=LOOKUP([.G$5];[Vatinterface.B1:.B20];[Vatinterface.K1:.K20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9]" office:value-type="date" office:date-value="2014-06-30">
            <text:p>Monday, June 30, 2014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2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1" office:value-type="float" office:value="5">
            <text:p>5</text:p>
          </table:table-cell>
          <table:table-cell table:style-name="ce51" table:formula="of:=[.G13]-[.G15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3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9"/>
          <table:table-cell table:style-name="ce24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4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25" table:number-columns-repeated="3"/>
          <table:table-cell table:style-name="ce35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8"/>
          <table:table-cell table:style-name="ce20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1" office:value-type="float" office:value="6">
            <text:p>6</text:p>
          </table:table-cell>
          <table:table-cell table:style-name="ce53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1" office:value-type="float" office:value="7">
            <text:p>7</text:p>
          </table:table-cell>
          <table:table-cell table:style-name="ce53" table:formula="of:=LOOKUP([.G$5];[Vatinterface.B1:.B20];[Vatinterface.I1:.I20]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6" office:value-type="string">
            <text:p>Box 2 is set to zero, any amounts due should be calculated and inserted manually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1"/>
          <table:table-cell table:style-name="ce26" office:value-type="string">
            <text:p>If goods are bought or sold to other EU states boxes 8 &amp; 9 on the return will require completion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Make cheques payable to "HM Revenue &amp; Customs" and write your VAT registration number on the bac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Quote your VAT registration number as a reference if paying direct by ban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Account Name: HMRC VAT: Account No: 11963155 Sort Code: 08 32 00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8">
          <table:table-cell table:style-name="ce13"/>
          <table:table-cell table:style-name="ce27" table:number-columns-repeated="4"/>
          <table:table-cell table:style-name="ce44"/>
          <table:table-cell table:style-name="ce54"/>
          <table:table-cell table:style-name="ce27"/>
          <table:table-cell table:style-name="ce59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2" table:style-name="ta2">
        <table:table-column table:style-name="co1" table:default-cell-style-name="ce14"/>
        <table:table-column table:style-name="co2" table:default-cell-style-name="ce14"/>
        <table:table-column table:style-name="co12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37"/>
        <table:table-column table:style-name="co13" table:default-cell-style-name="ce55"/>
        <table:table-column table:style-name="co8" table:default-cell-style-name="ce14"/>
        <table:table-column table:style-name="co9" table:default-cell-style-name="ce14"/>
        <table:table-column table:style-name="co10" table:default-cell-style-name="ce60"/>
        <table:table-column table:style-name="co11" table:visibility="collapse" table:default-cell-style-name="ce61"/>
        <table:table-column table:style-name="co10" table:default-cell-style-name="ce61"/>
        <table:table-column table:style-name="co10" table:number-columns-repeated="1012" table:default-cell-style-name="ce14"/>
        <table:table-row table:style-name="ro1">
          <table:table-cell table:style-name="ce3"/>
          <table:table-cell table:style-name="ce15" table:number-columns-repeated="4"/>
          <table:table-cell table:style-name="ce36"/>
          <table:table-cell table:style-name="ce45"/>
          <table:table-cell table:style-name="ce15"/>
          <table:table-cell table:style-name="ce57"/>
          <table:table-cell table:number-columns-repeated="1015"/>
        </table:table-row>
        <table:table-row table:style-name="ro2">
          <table:table-cell table:style-name="ce4"/>
          <table:table-cell table:style-name="ce16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6"/>
          <table:table-cell table:style-name="ce19"/>
          <table:table-cell table:style-name="ce58"/>
          <table:table-cell/>
          <table:table-cell table:style-name="ce62" table:formula="of:=[Vatinterface.B6]" office:value-type="date" office:date-value="2013-05-31">
            <text:p>Friday, May 31, 201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30" office:value-type="string">
            <text:p>Copy values in boxes to your Vat return</text:p>
          </table:table-cell>
          <table:table-cell table:style-name="ce19"/>
          <table:table-cell table:style-name="ce47"/>
          <table:table-cell table:style-name="ce56"/>
          <table:table-cell table:style-name="ce58"/>
          <table:table-cell/>
          <table:table-cell table:style-name="ce62" table:formula="of:=[Vatinterface.B7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8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6" table:number-columns-repeated="2"/>
          <table:table-cell table:style-name="ce38"/>
          <table:table-cell table:style-name="ce46"/>
          <table:table-cell table:style-name="ce19"/>
          <table:table-cell table:style-name="ce58"/>
          <table:table-cell/>
          <table:table-cell table:style-name="ce62" table:formula="of:=[Vatinterface.B8]" office:value-type="date" office:date-value="2013-07-31">
            <text:p>Wednesday, July 31, 2013</text:p>
          </table:table-cell>
          <table:table-cell table:number-columns-repeated="1013"/>
        </table:table-row>
        <table:table-row table:style-name="ro3">
          <table:table-cell table:style-name="ce5"/>
          <table:covered-table-cell table:number-columns-repeated="2"/>
          <table:table-cell table:style-name="ce19"/>
          <table:table-cell table:style-name="ce31" office:value-type="string" table:number-columns-spanned="2" table:number-rows-spanned="1">
            <text:p>VAT Period ends</text:p>
          </table:table-cell>
          <table:covered-table-cell/>
          <table:table-cell table:style-name="ce48" table:content-validation-name="val2" office:value-type="date" office:date-value="2013-10-31">
            <text:p>Thursday, October 31, 2013</text:p>
          </table:table-cell>
          <table:table-cell table:style-name="ce19"/>
          <table:table-cell table:style-name="ce58"/>
          <table:table-cell/>
          <table:table-cell table:style-name="ce62" table:formula="of:=[Vatinterface.B9]" office:value-type="date" office:date-value="2013-08-31">
            <text:p>Saturday, August 31, 2013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2"/>
          <table:table-cell table:style-name="ce39"/>
          <table:table-cell table:style-name="ce49"/>
          <table:table-cell table:style-name="ce19"/>
          <table:table-cell table:style-name="ce58"/>
          <table:table-cell/>
          <table:table-cell table:style-name="ce62" table:formula="of:=[Vatinterface.B10]" office:value-type="date" office:date-value="2013-09-30">
            <text:p>Monday, September 30, 2013</text:p>
          </table:table-cell>
          <table:table-cell/>
          <table:table-cell table:style-name="ce60"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3" office:value-type="string" table:number-columns-spanned="2" table:number-rows-spanned="1">
            <text:p>Due date:</text:p>
          </table:table-cell>
          <table:covered-table-cell/>
          <table:table-cell table:style-name="ce50" table:formula="of:=LOOKUP([.G$5];[Vatinterface.B1:.B20];[Vatinterface.C1:.C20])" office:value-type="float" office:value="41608">
            <text:p>30 November 2013</text:p>
          </table:table-cell>
          <table:table-cell table:style-name="ce19"/>
          <table:table-cell table:style-name="ce58"/>
          <table:table-cell/>
          <table:table-cell table:style-name="ce62" table:formula="of:=[Vatinterface.B11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 table:number-columns-repeated="4"/>
          <table:table-cell table:style-name="ce40"/>
          <table:table-cell table:style-name="ce46"/>
          <table:table-cell table:style-name="ce19"/>
          <table:table-cell table:style-name="ce58"/>
          <table:table-cell/>
          <table:table-cell table:style-name="ce62" table:formula="of:=[Vatinterface.B12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1">
            <text:p>1</text:p>
          </table:table-cell>
          <table:table-cell table:style-name="ce51" table:formula="of:=LOOKUP([.G$5];[Vatinterface.B1:.B20];[Vatinterface.G1:.G20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3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Vatinterface.B14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1" office:value-type="float" office:value="2">
            <text:p>2</text:p>
          </table:table-cell>
          <table:table-cell table:style-name="ce51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5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Vatinterface.B16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3">
            <text:p>3</text:p>
          </table:table-cell>
          <table:table-cell table:style-name="ce51" table:formula="of:=[.G9]+[.G11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7]" office:value-type="date" office:date-value="2014-04-30">
            <text:p>Wednesday, April 30, 2014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2" table:formula="of:=[Vatinterface.B18]" office:value-type="date" office:date-value="2014-05-31">
            <text:p>Saturday, May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1" office:value-type="float" office:value="4">
            <text:p>4</text:p>
          </table:table-cell>
          <table:table-cell table:style-name="ce51" table:formula="of:=LOOKUP([.G$5];[Vatinterface.B1:.B20];[Vatinterface.K1:.K20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9]" office:value-type="date" office:date-value="2014-06-30">
            <text:p>Monday, June 30, 2014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2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1" office:value-type="float" office:value="5">
            <text:p>5</text:p>
          </table:table-cell>
          <table:table-cell table:style-name="ce51" table:formula="of:=[.G13]-[.G15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3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9"/>
          <table:table-cell table:style-name="ce24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4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25" table:number-columns-repeated="3"/>
          <table:table-cell table:style-name="ce35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8"/>
          <table:table-cell table:style-name="ce20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1" office:value-type="float" office:value="6">
            <text:p>6</text:p>
          </table:table-cell>
          <table:table-cell table:style-name="ce53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1" office:value-type="float" office:value="7">
            <text:p>7</text:p>
          </table:table-cell>
          <table:table-cell table:style-name="ce53" table:formula="of:=LOOKUP([.G$5];[Vatinterface.B1:.B20];[Vatinterface.I1:.I20]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6" office:value-type="string">
            <text:p>Box 2 is set to zero, any amounts due should be calculated and inserted manually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1"/>
          <table:table-cell table:style-name="ce26" office:value-type="string">
            <text:p>If goods are bought or sold to other EU states boxes 8 &amp; 9 on the return will require completion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Make cheques payable to "HM Revenue &amp; Customs" and write your VAT registration number on the bac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Quote your VAT registration number as a reference if paying direct by ban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Account Name: HMRC VAT: Account No: 11963155 Sort Code: 08 32 00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8">
          <table:table-cell table:style-name="ce13"/>
          <table:table-cell table:style-name="ce27" table:number-columns-repeated="4"/>
          <table:table-cell table:style-name="ce44"/>
          <table:table-cell table:style-name="ce54"/>
          <table:table-cell table:style-name="ce27"/>
          <table:table-cell table:style-name="ce59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3" table:style-name="ta3">
        <table:table-column table:style-name="co1" table:default-cell-style-name="ce14"/>
        <table:table-column table:style-name="co2" table:default-cell-style-name="ce14"/>
        <table:table-column table:style-name="co14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37"/>
        <table:table-column table:style-name="co15" table:default-cell-style-name="ce55"/>
        <table:table-column table:style-name="co8" table:default-cell-style-name="ce14"/>
        <table:table-column table:style-name="co9" table:default-cell-style-name="ce14"/>
        <table:table-column table:style-name="co10" table:default-cell-style-name="ce60"/>
        <table:table-column table:style-name="co11" table:visibility="collapse" table:default-cell-style-name="ce61"/>
        <table:table-column table:style-name="co10" table:default-cell-style-name="ce61"/>
        <table:table-column table:style-name="co10" table:number-columns-repeated="1012" table:default-cell-style-name="ce14"/>
        <table:table-row table:style-name="ro1">
          <table:table-cell table:style-name="ce3"/>
          <table:table-cell table:style-name="ce15" table:number-columns-repeated="4"/>
          <table:table-cell table:style-name="ce36"/>
          <table:table-cell table:style-name="ce45"/>
          <table:table-cell table:style-name="ce15"/>
          <table:table-cell table:style-name="ce57"/>
          <table:table-cell table:number-columns-repeated="1015"/>
        </table:table-row>
        <table:table-row table:style-name="ro2">
          <table:table-cell table:style-name="ce4"/>
          <table:table-cell table:style-name="ce16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6"/>
          <table:table-cell table:style-name="ce19"/>
          <table:table-cell table:style-name="ce58"/>
          <table:table-cell/>
          <table:table-cell table:style-name="ce62" table:formula="of:=[Vatinterface.B6]" office:value-type="date" office:date-value="2013-05-31">
            <text:p>Friday, May 31, 201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30" office:value-type="string">
            <text:p>Copy values in boxes to your Vat return</text:p>
          </table:table-cell>
          <table:table-cell table:style-name="ce19"/>
          <table:table-cell table:style-name="ce47"/>
          <table:table-cell table:style-name="ce56"/>
          <table:table-cell table:style-name="ce58"/>
          <table:table-cell/>
          <table:table-cell table:style-name="ce62" table:formula="of:=[Vatinterface.B7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8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6" table:number-columns-repeated="2"/>
          <table:table-cell table:style-name="ce38"/>
          <table:table-cell table:style-name="ce46"/>
          <table:table-cell table:style-name="ce19"/>
          <table:table-cell table:style-name="ce58"/>
          <table:table-cell/>
          <table:table-cell table:style-name="ce62" table:formula="of:=[Vatinterface.B8]" office:value-type="date" office:date-value="2013-07-31">
            <text:p>Wednesday, July 31, 2013</text:p>
          </table:table-cell>
          <table:table-cell table:number-columns-repeated="1013"/>
        </table:table-row>
        <table:table-row table:style-name="ro3">
          <table:table-cell table:style-name="ce5"/>
          <table:covered-table-cell table:number-columns-repeated="2"/>
          <table:table-cell table:style-name="ce19"/>
          <table:table-cell table:style-name="ce31" office:value-type="string" table:number-columns-spanned="2" table:number-rows-spanned="1">
            <text:p>VAT Period ends</text:p>
          </table:table-cell>
          <table:covered-table-cell/>
          <table:table-cell table:style-name="ce48" table:content-validation-name="val3" office:value-type="date" office:date-value="2014-01-31">
            <text:p>Friday, January 31, 2014</text:p>
          </table:table-cell>
          <table:table-cell table:style-name="ce19"/>
          <table:table-cell table:style-name="ce58"/>
          <table:table-cell/>
          <table:table-cell table:style-name="ce62" table:formula="of:=[Vatinterface.B9]" office:value-type="date" office:date-value="2013-08-31">
            <text:p>Saturday, August 31, 2013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2"/>
          <table:table-cell table:style-name="ce39"/>
          <table:table-cell table:style-name="ce49"/>
          <table:table-cell table:style-name="ce19"/>
          <table:table-cell table:style-name="ce58"/>
          <table:table-cell/>
          <table:table-cell table:style-name="ce62" table:formula="of:=[Vatinterface.B10]" office:value-type="date" office:date-value="2013-09-30">
            <text:p>Monday, September 30, 2013</text:p>
          </table:table-cell>
          <table:table-cell/>
          <table:table-cell table:style-name="ce60"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3" office:value-type="string" table:number-columns-spanned="2" table:number-rows-spanned="1">
            <text:p>Due date:</text:p>
          </table:table-cell>
          <table:covered-table-cell/>
          <table:table-cell table:style-name="ce50" table:formula="of:=LOOKUP([.G$5];[Vatinterface.B1:.B20];[Vatinterface.C1:.C20])" office:value-type="float" office:value="41698">
            <text:p>28 February 2014</text:p>
          </table:table-cell>
          <table:table-cell table:style-name="ce19"/>
          <table:table-cell table:style-name="ce58"/>
          <table:table-cell/>
          <table:table-cell table:style-name="ce62" table:formula="of:=[Vatinterface.B11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 table:number-columns-repeated="4"/>
          <table:table-cell table:style-name="ce40"/>
          <table:table-cell table:style-name="ce46"/>
          <table:table-cell table:style-name="ce19"/>
          <table:table-cell table:style-name="ce58"/>
          <table:table-cell/>
          <table:table-cell table:style-name="ce62" table:formula="of:=[Vatinterface.B12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1">
            <text:p>1</text:p>
          </table:table-cell>
          <table:table-cell table:style-name="ce51" table:formula="of:=LOOKUP([.G$5];[Vatinterface.B1:.B20];[Vatinterface.G1:.G20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3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Vatinterface.B14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1" office:value-type="float" office:value="2">
            <text:p>2</text:p>
          </table:table-cell>
          <table:table-cell table:style-name="ce51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5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Vatinterface.B16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3">
            <text:p>3</text:p>
          </table:table-cell>
          <table:table-cell table:style-name="ce51" table:formula="of:=[.G9]+[.G11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7]" office:value-type="date" office:date-value="2014-04-30">
            <text:p>Wednesday, April 30, 2014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2" table:formula="of:=[Vatinterface.B18]" office:value-type="date" office:date-value="2014-05-31">
            <text:p>Saturday, May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1" office:value-type="float" office:value="4">
            <text:p>4</text:p>
          </table:table-cell>
          <table:table-cell table:style-name="ce51" table:formula="of:=LOOKUP([.G$5];[Vatinterface.B1:.B20];[Vatinterface.K1:.K20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9]" office:value-type="date" office:date-value="2014-06-30">
            <text:p>Monday, June 30, 2014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2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1" office:value-type="float" office:value="5">
            <text:p>5</text:p>
          </table:table-cell>
          <table:table-cell table:style-name="ce51" table:formula="of:=[.G13]-[.G15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3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9"/>
          <table:table-cell table:style-name="ce24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4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25" table:number-columns-repeated="3"/>
          <table:table-cell table:style-name="ce35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8"/>
          <table:table-cell table:style-name="ce20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1" office:value-type="float" office:value="6">
            <text:p>6</text:p>
          </table:table-cell>
          <table:table-cell table:style-name="ce53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1" office:value-type="float" office:value="7">
            <text:p>7</text:p>
          </table:table-cell>
          <table:table-cell table:style-name="ce53" table:formula="of:=LOOKUP([.G$5];[Vatinterface.B1:.B20];[Vatinterface.I1:.I20]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6" office:value-type="string">
            <text:p>Box 2 is set to zero, any amounts due should be calculated and inserted manually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1"/>
          <table:table-cell table:style-name="ce26" office:value-type="string">
            <text:p>If goods are bought or sold to other EU states boxes 8 &amp; 9 on the return will require completion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Make cheques payable to "HM Revenue &amp; Customs" and write your VAT registration number on the bac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Quote your VAT registration number as a reference if paying direct by ban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Account Name: HMRC VAT: Account No: 11963155 Sort Code: 08 32 00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8">
          <table:table-cell table:style-name="ce13"/>
          <table:table-cell table:style-name="ce27" table:number-columns-repeated="4"/>
          <table:table-cell table:style-name="ce44"/>
          <table:table-cell table:style-name="ce54"/>
          <table:table-cell table:style-name="ce27"/>
          <table:table-cell table:style-name="ce59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4" table:style-name="ta4">
        <table:table-column table:style-name="co1" table:default-cell-style-name="ce14"/>
        <table:table-column table:style-name="co2" table:default-cell-style-name="ce14"/>
        <table:table-column table:style-name="co14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37"/>
        <table:table-column table:style-name="co16" table:default-cell-style-name="ce55"/>
        <table:table-column table:style-name="co8" table:default-cell-style-name="ce14"/>
        <table:table-column table:style-name="co9" table:default-cell-style-name="ce14"/>
        <table:table-column table:style-name="co10" table:default-cell-style-name="ce60"/>
        <table:table-column table:style-name="co11" table:visibility="collapse" table:default-cell-style-name="ce61"/>
        <table:table-column table:style-name="co10" table:default-cell-style-name="ce61"/>
        <table:table-column table:style-name="co10" table:number-columns-repeated="1012" table:default-cell-style-name="ce14"/>
        <table:table-row table:style-name="ro1">
          <table:table-cell table:style-name="ce3"/>
          <table:table-cell table:style-name="ce15" table:number-columns-repeated="4"/>
          <table:table-cell table:style-name="ce36"/>
          <table:table-cell table:style-name="ce45"/>
          <table:table-cell table:style-name="ce15"/>
          <table:table-cell table:style-name="ce57"/>
          <table:table-cell table:number-columns-repeated="1015"/>
        </table:table-row>
        <table:table-row table:style-name="ro2">
          <table:table-cell table:style-name="ce4"/>
          <table:table-cell table:style-name="ce16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6"/>
          <table:table-cell table:style-name="ce19"/>
          <table:table-cell table:style-name="ce58"/>
          <table:table-cell/>
          <table:table-cell table:style-name="ce62" table:formula="of:=[Vatinterface.B6]" office:value-type="date" office:date-value="2013-05-31">
            <text:p>Friday, May 31, 201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30" office:value-type="string">
            <text:p>Copy values in boxes to your Vat return</text:p>
          </table:table-cell>
          <table:table-cell table:style-name="ce19"/>
          <table:table-cell table:style-name="ce47"/>
          <table:table-cell table:style-name="ce56"/>
          <table:table-cell table:style-name="ce58"/>
          <table:table-cell/>
          <table:table-cell table:style-name="ce62" table:formula="of:=[Vatinterface.B7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8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6" table:number-columns-repeated="2"/>
          <table:table-cell table:style-name="ce38"/>
          <table:table-cell table:style-name="ce46"/>
          <table:table-cell table:style-name="ce19"/>
          <table:table-cell table:style-name="ce58"/>
          <table:table-cell/>
          <table:table-cell table:style-name="ce62" table:formula="of:=[Vatinterface.B8]" office:value-type="date" office:date-value="2013-07-31">
            <text:p>Wednesday, July 31, 2013</text:p>
          </table:table-cell>
          <table:table-cell table:number-columns-repeated="1013"/>
        </table:table-row>
        <table:table-row table:style-name="ro3">
          <table:table-cell table:style-name="ce5"/>
          <table:covered-table-cell table:number-columns-repeated="2"/>
          <table:table-cell table:style-name="ce19"/>
          <table:table-cell table:style-name="ce31" office:value-type="string" table:number-columns-spanned="2" table:number-rows-spanned="1">
            <text:p>VAT Period ends</text:p>
          </table:table-cell>
          <table:covered-table-cell/>
          <table:table-cell table:style-name="ce48" table:content-validation-name="val4" office:value-type="date" office:date-value="2014-04-30">
            <text:p>Wednesday, April 30, 2014</text:p>
          </table:table-cell>
          <table:table-cell table:style-name="ce19"/>
          <table:table-cell table:style-name="ce58"/>
          <table:table-cell/>
          <table:table-cell table:style-name="ce62" table:formula="of:=[Vatinterface.B9]" office:value-type="date" office:date-value="2013-08-31">
            <text:p>Saturday, August 31, 2013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2"/>
          <table:table-cell table:style-name="ce39"/>
          <table:table-cell table:style-name="ce49"/>
          <table:table-cell table:style-name="ce19"/>
          <table:table-cell table:style-name="ce58"/>
          <table:table-cell/>
          <table:table-cell table:style-name="ce62" table:formula="of:=[Vatinterface.B10]" office:value-type="date" office:date-value="2013-09-30">
            <text:p>Monday, September 30, 2013</text:p>
          </table:table-cell>
          <table:table-cell/>
          <table:table-cell table:style-name="ce60"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3" office:value-type="string" table:number-columns-spanned="2" table:number-rows-spanned="1">
            <text:p>Due date:</text:p>
          </table:table-cell>
          <table:covered-table-cell/>
          <table:table-cell table:style-name="ce50" table:formula="of:=LOOKUP([.G$5];[Vatinterface.B1:.B20];[Vatinterface.C1:.C20])" office:value-type="float" office:value="41790">
            <text:p>31 May 2014</text:p>
          </table:table-cell>
          <table:table-cell table:style-name="ce19"/>
          <table:table-cell table:style-name="ce58"/>
          <table:table-cell/>
          <table:table-cell table:style-name="ce62" table:formula="of:=[Vatinterface.B11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 table:number-columns-repeated="4"/>
          <table:table-cell table:style-name="ce40"/>
          <table:table-cell table:style-name="ce46"/>
          <table:table-cell table:style-name="ce19"/>
          <table:table-cell table:style-name="ce58"/>
          <table:table-cell/>
          <table:table-cell table:style-name="ce62" table:formula="of:=[Vatinterface.B12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1">
            <text:p>1</text:p>
          </table:table-cell>
          <table:table-cell table:style-name="ce51" table:formula="of:=LOOKUP([.G$5];[Vatinterface.B1:.B20];[Vatinterface.G1:.G20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3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Vatinterface.B14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1" office:value-type="float" office:value="2">
            <text:p>2</text:p>
          </table:table-cell>
          <table:table-cell table:style-name="ce51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5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Vatinterface.B16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3">
            <text:p>3</text:p>
          </table:table-cell>
          <table:table-cell table:style-name="ce51" table:formula="of:=[.G9]+[.G11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7]" office:value-type="date" office:date-value="2014-04-30">
            <text:p>Wednesday, April 30, 2014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2" table:formula="of:=[Vatinterface.B18]" office:value-type="date" office:date-value="2014-05-31">
            <text:p>Saturday, May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1" office:value-type="float" office:value="4">
            <text:p>4</text:p>
          </table:table-cell>
          <table:table-cell table:style-name="ce51" table:formula="of:=LOOKUP([.G$5];[Vatinterface.B1:.B20];[Vatinterface.K1:.K20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9]" office:value-type="date" office:date-value="2014-06-30">
            <text:p>Monday, June 30, 2014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2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1" office:value-type="float" office:value="5">
            <text:p>5</text:p>
          </table:table-cell>
          <table:table-cell table:style-name="ce51" table:formula="of:=[.G13]-[.G15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3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9"/>
          <table:table-cell table:style-name="ce24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4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25" table:number-columns-repeated="3"/>
          <table:table-cell table:style-name="ce35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8"/>
          <table:table-cell table:style-name="ce20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1" office:value-type="float" office:value="6">
            <text:p>6</text:p>
          </table:table-cell>
          <table:table-cell table:style-name="ce53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1" office:value-type="float" office:value="7">
            <text:p>7</text:p>
          </table:table-cell>
          <table:table-cell table:style-name="ce53" table:formula="of:=LOOKUP([.G$5];[Vatinterface.B1:.B20];[Vatinterface.I1:.I20]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6" office:value-type="string">
            <text:p>Box 2 is set to zero, any amounts due should be calculated and inserted manually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1"/>
          <table:table-cell table:style-name="ce26" office:value-type="string">
            <text:p>If goods are bought or sold to other EU states boxes 8 &amp; 9 on the return will require completion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Make cheques payable to "HM Revenue &amp; Customs" and write your VAT registration number on the bac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Quote your VAT registration number as a reference if paying direct by ban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Account Name: HMRC VAT: Account No: 11963155 Sort Code: 08 32 00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8">
          <table:table-cell table:style-name="ce13"/>
          <table:table-cell table:style-name="ce27" table:number-columns-repeated="4"/>
          <table:table-cell table:style-name="ce44"/>
          <table:table-cell table:style-name="ce54"/>
          <table:table-cell table:style-name="ce27"/>
          <table:table-cell table:style-name="ce59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Qtr5" table:style-name="ta5">
        <table:table-column table:style-name="co1" table:default-cell-style-name="ce14"/>
        <table:table-column table:style-name="co2" table:default-cell-style-name="ce14"/>
        <table:table-column table:style-name="co17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37"/>
        <table:table-column table:style-name="co7" table:default-cell-style-name="ce55"/>
        <table:table-column table:style-name="co8" table:default-cell-style-name="ce14"/>
        <table:table-column table:style-name="co9" table:default-cell-style-name="ce14"/>
        <table:table-column table:style-name="co10" table:default-cell-style-name="ce60"/>
        <table:table-column table:style-name="co11" table:visibility="collapse" table:default-cell-style-name="ce61"/>
        <table:table-column table:style-name="co10" table:default-cell-style-name="ce61"/>
        <table:table-column table:style-name="co10" table:number-columns-repeated="1012" table:default-cell-style-name="ce14"/>
        <table:table-row table:style-name="ro1">
          <table:table-cell table:style-name="ce3"/>
          <table:table-cell table:style-name="ce15" table:number-columns-repeated="4"/>
          <table:table-cell table:style-name="ce36"/>
          <table:table-cell table:style-name="ce45"/>
          <table:table-cell table:style-name="ce15"/>
          <table:table-cell table:style-name="ce57"/>
          <table:table-cell table:number-columns-repeated="1015"/>
        </table:table-row>
        <table:table-row table:style-name="ro2">
          <table:table-cell table:style-name="ce4"/>
          <table:table-cell table:style-name="ce16" office:value-type="string" table:number-columns-spanned="5" table:number-rows-spanned="1">
            <text:p>Value <text:s/>Added <text:s/>Tax <text:s/>Return</text:p>
          </table:table-cell>
          <table:covered-table-cell table:number-columns-repeated="4"/>
          <table:table-cell table:style-name="ce46"/>
          <table:table-cell table:style-name="ce19"/>
          <table:table-cell table:style-name="ce58"/>
          <table:table-cell/>
          <table:table-cell table:style-name="ce62" table:formula="of:=[Vatinterface.B6]" office:value-type="date" office:date-value="2013-05-31">
            <text:p>Friday, May 31, 201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9"/>
          <table:table-cell table:style-name="ce30" office:value-type="string">
            <text:p>Copy values in boxes to your Vat return</text:p>
          </table:table-cell>
          <table:table-cell table:style-name="ce19"/>
          <table:table-cell table:style-name="ce47"/>
          <table:table-cell table:style-name="ce56"/>
          <table:table-cell table:style-name="ce58"/>
          <table:table-cell/>
          <table:table-cell table:style-name="ce62" table:formula="of:=[Vatinterface.B7]" office:value-type="date" office:date-value="2013-06-30">
            <text:p>Sunday, June 30, 2013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8" office:value-type="string" table:number-columns-spanned="2" table:number-rows-spanned="4">
            <text:p>To calculate vat payable <text:s text:c="22"/>1.Click Cell G5 Vat Period <text:s text:c="22"/>2.Click down arrow <text:s text:c="29"/>3.Select Vat quarter end date</text:p>
          </table:table-cell>
          <table:covered-table-cell/>
          <table:table-cell table:style-name="ce16" table:number-columns-repeated="2"/>
          <table:table-cell table:style-name="ce38"/>
          <table:table-cell table:style-name="ce46"/>
          <table:table-cell table:style-name="ce19"/>
          <table:table-cell table:style-name="ce58"/>
          <table:table-cell/>
          <table:table-cell table:style-name="ce62" table:formula="of:=[Vatinterface.B8]" office:value-type="date" office:date-value="2013-07-31">
            <text:p>Wednesday, July 31, 2013</text:p>
          </table:table-cell>
          <table:table-cell table:number-columns-repeated="1013"/>
        </table:table-row>
        <table:table-row table:style-name="ro3">
          <table:table-cell table:style-name="ce5"/>
          <table:covered-table-cell table:number-columns-repeated="2"/>
          <table:table-cell table:style-name="ce19"/>
          <table:table-cell table:style-name="ce31" office:value-type="string" table:number-columns-spanned="2" table:number-rows-spanned="1">
            <text:p>VAT Period ends</text:p>
          </table:table-cell>
          <table:covered-table-cell/>
          <table:table-cell table:style-name="ce48" table:content-validation-name="val5" office:value-type="date" office:date-value="2014-06-30">
            <text:p>Monday, June 30, 2014</text:p>
          </table:table-cell>
          <table:table-cell table:style-name="ce19"/>
          <table:table-cell table:style-name="ce58"/>
          <table:table-cell/>
          <table:table-cell table:style-name="ce62" table:formula="of:=[Vatinterface.B9]" office:value-type="date" office:date-value="2013-08-31">
            <text:p>Saturday, August 31, 2013</text:p>
          </table:table-cell>
          <table:table-cell table:style-name="ce64"/>
          <table:table-cell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2"/>
          <table:table-cell table:style-name="ce39"/>
          <table:table-cell table:style-name="ce49"/>
          <table:table-cell table:style-name="ce19"/>
          <table:table-cell table:style-name="ce58"/>
          <table:table-cell/>
          <table:table-cell table:style-name="ce62" table:formula="of:=[Vatinterface.B10]" office:value-type="date" office:date-value="2013-09-30">
            <text:p>Monday, September 30, 2013</text:p>
          </table:table-cell>
          <table:table-cell/>
          <table:table-cell table:style-name="ce60" table:number-columns-repeated="1012"/>
        </table:table-row>
        <table:table-row table:style-name="ro5">
          <table:table-cell table:style-name="ce5"/>
          <table:covered-table-cell table:number-columns-repeated="2"/>
          <table:table-cell table:style-name="ce19"/>
          <table:table-cell table:style-name="ce33" office:value-type="string" table:number-columns-spanned="2" table:number-rows-spanned="1">
            <text:p>Due date:</text:p>
          </table:table-cell>
          <table:covered-table-cell/>
          <table:table-cell table:style-name="ce50" table:formula="of:=LOOKUP([.G$5];[Vatinterface.B1:.B20];[Vatinterface.C1:.C20])" office:value-type="float" office:value="41851">
            <text:p>31 July 2014</text:p>
          </table:table-cell>
          <table:table-cell table:style-name="ce19"/>
          <table:table-cell table:style-name="ce58"/>
          <table:table-cell/>
          <table:table-cell table:style-name="ce62" table:formula="of:=[Vatinterface.B11]" office:value-type="date" office:date-value="2013-10-31">
            <text:p>Thursday, October 31, 201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9" table:number-columns-repeated="4"/>
          <table:table-cell table:style-name="ce40"/>
          <table:table-cell table:style-name="ce46"/>
          <table:table-cell table:style-name="ce19"/>
          <table:table-cell table:style-name="ce58"/>
          <table:table-cell/>
          <table:table-cell table:style-name="ce62" table:formula="of:=[Vatinterface.B12]" office:value-type="date" office:date-value="2013-11-30">
            <text:p>Saturday, November 30, 2013</text:p>
          </table:table-cell>
          <table:table-cell table:number-columns-repeated="1013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1">
            <text:p>1</text:p>
          </table:table-cell>
          <table:table-cell table:style-name="ce51" table:formula="of:=LOOKUP([.G$5];[Vatinterface.B1:.B20];[Vatinterface.G1:.G20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3]" office:value-type="date" office:date-value="2013-12-31">
            <text:p>Tuesday, December 31, 2013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Vatinterface.B14]" office:value-type="date" office:date-value="2014-01-31">
            <text:p>Friday, January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purchases </text:span>from <text:span text:style-name="T1">other EU states</text:span></text:p>
          </table:table-cell>
          <table:covered-table-cell table:number-columns-repeated="3"/>
          <table:table-cell table:style-name="ce41" office:value-type="float" office:value="2">
            <text:p>2</text:p>
          </table:table-cell>
          <table:table-cell table:style-name="ce51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5]" office:value-type="date" office:date-value="2014-02-28">
            <text:p>Friday, February 28, 2014</text:p>
          </table:table-cell>
          <table:table-cell table:number-columns-repeated="1013"/>
        </table:table-row>
        <table:table-row table:style-name="ro6">
          <table:table-cell table:style-name="ce7"/>
          <table:table-cell table:style-name="ce21" table:number-columns-repeated="4"/>
          <table:table-cell table:style-name="ce42"/>
          <table:table-cell table:style-name="ce52"/>
          <table:table-cell table:style-name="ce19"/>
          <table:table-cell table:style-name="ce58"/>
          <table:table-cell/>
          <table:table-cell table:style-name="ce62" table:formula="of:=[Vatinterface.B16]" office:value-type="date" office:date-value="2014-03-31">
            <text:p>Monday, March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due on <text:span text:style-name="T1">sales</text:span></text:p>
          </table:table-cell>
          <table:covered-table-cell table:number-columns-repeated="3"/>
          <table:table-cell table:style-name="ce41" office:value-type="float" office:value="3">
            <text:p>3</text:p>
          </table:table-cell>
          <table:table-cell table:style-name="ce51" table:formula="of:=[.G9]+[.G11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7]" office:value-type="date" office:date-value="2014-04-30">
            <text:p>Wednesday, April 30, 2014</text:p>
          </table:table-cell>
          <table:table-cell table:number-columns-repeated="1013"/>
        </table:table-row>
        <table:table-row table:style-name="ro7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2" table:formula="of:=[Vatinterface.B18]" office:value-type="date" office:date-value="2014-05-31">
            <text:p>Saturday, May 31, 2014</text:p>
          </table:table-cell>
          <table:table-cell table:number-columns-repeated="1013"/>
        </table:table-row>
        <table:table-row table:style-name="ro6">
          <table:table-cell table:style-name="ce8"/>
          <table:table-cell table:style-name="ce20" office:value-type="string" table:number-columns-spanned="4" table:number-rows-spanned="1">
            <text:p>VAT reclaimed on <text:span text:style-name="T1">purchases</text:span></text:p>
          </table:table-cell>
          <table:covered-table-cell table:number-columns-repeated="3"/>
          <table:table-cell table:style-name="ce41" office:value-type="float" office:value="4">
            <text:p>4</text:p>
          </table:table-cell>
          <table:table-cell table:style-name="ce51" table:formula="of:=LOOKUP([.G$5];[Vatinterface.B1:.B20];[Vatinterface.K1:.K20])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2" table:formula="of:=[Vatinterface.B19]" office:value-type="date" office:date-value="2014-06-30">
            <text:p>Monday, June 30, 2014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8"/>
          <table:table-cell table:style-name="ce22" table:formula="of:=IF([.G17]&gt;0;&quot;Net VAT to be PAID to Customs&quot;;&quot;Net VAT to be RECLIAMED from Customs&quot;)" office:value-type="string" office:string-value="Net VAT to be RECLIAMED from Customs" table:number-columns-spanned="4" table:number-rows-spanned="1">
            <text:p>Net VAT to be RECLIAMED from Customs</text:p>
          </table:table-cell>
          <table:covered-table-cell table:number-columns-repeated="3"/>
          <table:table-cell table:style-name="ce41" office:value-type="float" office:value="5">
            <text:p>5</text:p>
          </table:table-cell>
          <table:table-cell table:style-name="ce51" table:formula="of:=[.G13]-[.G15]" office:value-type="float" office:value="0">
            <text:p>0.00 </text:p>
          </table:table-cell>
          <table:table-cell table:style-name="ce19"/>
          <table:table-cell table:style-name="ce58"/>
          <table:table-cell/>
          <table:table-cell table:style-name="ce63"/>
          <table:table-cell table:number-columns-repeated="1013"/>
        </table:table-row>
        <table:table-row table:style-name="ro6">
          <table:table-cell table:style-name="ce7"/>
          <table:table-cell table:style-name="ce23" table:number-columns-repeated="4"/>
          <table:table-cell table:style-name="ce43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9"/>
          <table:table-cell table:style-name="ce24" table:formula="of:=IF(LOOKUP([.G$5];[Vatinterface.B1:.B20];[Vatinterface.M1:.M20])&gt;0;&quot;FLAT RATE SCHEME APPLIED&quot;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4" table:formula="of:=IF(LOOKUP([.G$5];[Vatinterface.B1:.B20];[Vatinterface.M1:.M20])&gt;0;LOOKUP([.G$5];[Vatinterface.B1:.B20];[Vatinterface.M1:.M20]);&quot; &quot;)" office:value-type="string" office:string-value=" ">
            <text:p><text:s/></text:p>
          </table:table-cell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25" table:number-columns-repeated="3"/>
          <table:table-cell table:style-name="ce35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8"/>
          <table:table-cell table:style-name="ce20" table:formula="of:=IF(LOOKUP([.G$5];[Vatinterface.B1:.B20];[Vatinterface.M1:.M20])&gt;0;&quot;Total value of sales including VAT&quot;;&quot;Total value of sales excluding VAT&quot;)" office:value-type="string" office:string-value="Total value of sales excluding VAT" table:number-columns-spanned="4" table:number-rows-spanned="1">
            <text:p>Total value of sales excluding VAT</text:p>
          </table:table-cell>
          <table:covered-table-cell table:number-columns-repeated="3"/>
          <table:table-cell table:style-name="ce41" office:value-type="float" office:value="6">
            <text:p>6</text:p>
          </table:table-cell>
          <table:table-cell table:style-name="ce53" table:formula="of:=IF(LOOKUP([.G$5];[Vatinterface.B1:.B20];[Vatinterface.M1:.M20])&gt;0;(LOOKUP([.G$5];[Vatinterface.B1:.B20];[Vatinterface.E1:.E20])+LOOKUP([.G$5];[Vatinterface.B1:.B20];[Vatinterface.G1:.G20]));LOOKUP([.G$5];[Vatinterface.B1:.B20];[Vatinterface.E1:.E20])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7"/>
          <table:table-cell table:style-name="ce19" table:number-columns-repeated="4"/>
          <table:table-cell table:style-name="ce38"/>
          <table:table-cell table:style-name="ce52"/>
          <table:table-cell table:style-name="ce19"/>
          <table:table-cell table:style-name="ce58"/>
          <table:table-cell table:number-columns-repeated="1015"/>
        </table:table-row>
        <table:table-row table:style-name="ro6">
          <table:table-cell table:style-name="ce6"/>
          <table:table-cell table:style-name="ce20" office:value-type="string" table:number-columns-spanned="4" table:number-rows-spanned="1">
            <text:p>Total value of <text:span text:style-name="T1">purchases</text:span> excluding VAT</text:p>
          </table:table-cell>
          <table:covered-table-cell table:number-columns-repeated="3"/>
          <table:table-cell table:style-name="ce41" office:value-type="float" office:value="7">
            <text:p>7</text:p>
          </table:table-cell>
          <table:table-cell table:style-name="ce53" table:formula="of:=LOOKUP([.G$5];[Vatinterface.B1:.B20];[Vatinterface.I1:.I20])" office:value-type="float" office:value="0">
            <text:p>0 </text:p>
          </table:table-cell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0" office:value-type="string">
            <text:p>Note: </text:p>
          </table:table-cell>
          <table:table-cell table:style-name="ce26" office:value-type="string">
            <text:p>Box 2 is set to zero, any amounts due should be calculated and inserted manually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1"/>
          <table:table-cell table:style-name="ce26" office:value-type="string">
            <text:p>If goods are bought or sold to other EU states boxes 8 &amp; 9 on the return will require completion</text:p>
          </table:table-cell>
          <table:table-cell table:style-name="ce19" table:number-columns-repeated="3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5"/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Vat returns must be received by HM Revenue &amp; Customs on or before the due date to avoid surcharges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Make cheques payable to "HM Revenue &amp; Customs" and write your VAT registration number on the bac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Quote your VAT registration number as a reference if paying direct by bank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3">
          <table:table-cell table:style-name="ce12" office:value-type="string">
            <text:p>Account Name: HMRC VAT: Account No: 11963155 Sort Code: 08 32 00</text:p>
          </table:table-cell>
          <table:table-cell table:style-name="ce19" table:number-columns-repeated="4"/>
          <table:table-cell table:style-name="ce38"/>
          <table:table-cell table:style-name="ce46"/>
          <table:table-cell table:style-name="ce19"/>
          <table:table-cell table:style-name="ce58"/>
          <table:table-cell table:number-columns-repeated="1015"/>
        </table:table-row>
        <table:table-row table:style-name="ro8">
          <table:table-cell table:style-name="ce13"/>
          <table:table-cell table:style-name="ce27" table:number-columns-repeated="4"/>
          <table:table-cell table:style-name="ce44"/>
          <table:table-cell table:style-name="ce54"/>
          <table:table-cell table:style-name="ce27"/>
          <table:table-cell table:style-name="ce59"/>
          <table:table-cell table:number-columns-repeated="1015"/>
        </table:table-row>
        <table:table-row table:style-name="ro8" table:number-rows-repeated="104854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tinterface" table:style-name="ta6">
        <table:table-column table:style-name="co18" table:default-cell-style-name="ce69"/>
        <table:table-column table:style-name="co19" table:default-cell-style-name="ce75"/>
        <table:table-column table:style-name="co20" table:default-cell-style-name="ce75"/>
        <table:table-column table:style-name="co21" table:number-columns-repeated="8" table:default-cell-style-name="ce83"/>
        <table:table-column table:style-name="co22" table:default-cell-style-name="ce69"/>
        <table:table-column table:style-name="co10" table:default-cell-style-name="ce95"/>
        <table:table-column table:style-name="co22" table:default-cell-style-name="ce69"/>
        <table:table-column table:style-name="co10" table:number-columns-repeated="1010" table:default-cell-style-name="ce69"/>
        <table:table-row table:style-name="ro1">
          <table:table-cell table:style-name="ce65"/>
          <table:table-cell table:style-name="ce70" table:number-columns-repeated="2"/>
          <table:table-cell table:style-name="ce78" table:number-columns-repeated="8"/>
          <table:table-cell table:style-name="ce87"/>
          <table:table-cell table:style-name="ce91"/>
          <table:table-cell table:style-name="ce96"/>
          <table:table-cell table:number-columns-repeated="1010"/>
        </table:table-row>
        <table:table-row table:style-name="ro9">
          <table:table-cell table:style-name="ce66"/>
          <table:table-cell table:style-name="ce71" office:value-type="string">
            <text:p>Vat Period End</text:p>
          </table:table-cell>
          <table:table-cell table:style-name="ce76" office:value-type="string">
            <text:p>Final Date for Vat Payment</text:p>
          </table:table-cell>
          <table:table-cell table:style-name="ce79" office:value-type="string">
            <text:p>Month <text:s text:c="8"/>Sales</text:p>
          </table:table-cell>
          <table:table-cell table:style-name="ce79" office:value-type="string">
            <text:p>Quarter Sales <text:s text:c="9"/>Net of Vat</text:p>
          </table:table-cell>
          <table:table-cell table:style-name="ce79" office:value-type="string">
            <text:p>Month Vat Output</text:p>
          </table:table-cell>
          <table:table-cell table:style-name="ce86" office:value-type="string">
            <text:p>Quarter Vat Due <text:s text:c="6"/>Sales</text:p>
          </table:table-cell>
          <table:table-cell table:style-name="ce79" office:value-type="string">
            <text:p>Month Purchases</text:p>
          </table:table-cell>
          <table:table-cell table:style-name="ce79" office:value-type="string">
            <text:p>Quarter Purchases Net of vat</text:p>
          </table:table-cell>
          <table:table-cell table:style-name="ce79" office:value-type="string">
            <text:p>Month Vat Input</text:p>
          </table:table-cell>
          <table:table-cell table:style-name="ce86" office:value-type="string">
            <text:p>Quarter Vat Reclaimed Purchases</text:p>
          </table:table-cell>
          <table:table-cell table:style-name="ce88"/>
          <table:table-cell table:style-name="ce92" office:value-type="string">
            <text:p>Flat rate Scheme Applied</text:p>
          </table:table-cell>
          <table:table-cell table:style-name="ce97"/>
          <table:table-cell table:style-name="ce100" table:number-columns-repeated="1010"/>
        </table:table-row>
        <table:table-row table:style-name="ro10">
          <table:table-cell table:style-name="ce66"/>
          <table:table-cell table:style-name="ce72" table:number-columns-repeated="2"/>
          <table:table-cell table:style-name="ce80"/>
          <table:table-cell table:style-name="ce84" table:number-columns-repeated="7"/>
          <table:table-cell table:style-name="ce88" table:number-columns-repeated="2"/>
          <table:table-cell table:style-name="ce97"/>
          <table:table-cell table:style-name="ce100"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8]" office:value-type="date" office:date-value="2013-03-31">
            <text:p>Sunday, March 31, 2013</text:p>
          </table:table-cell>
          <table:table-cell table:style-name="ce73" table:formula="of:=[.B5]" office:value-type="date" office:date-value="2013-04-30">
            <text:p>Tuesday, April 30, 2013</text:p>
          </table:table-cell>
          <table:table-cell table:style-name="ce81" table:formula="of:=[S0313.$H$1]" office:value-type="float" office:value="0">
            <text:p>0.00 </text:p>
          </table:table-cell>
          <table:table-cell table:style-name="ce85"/>
          <table:table-cell table:style-name="ce85" table:formula="of:=[S0313.$G$1]" office:value-type="float" office:value="0">
            <text:p>0.00 </text:p>
          </table:table-cell>
          <table:table-cell table:style-name="ce85"/>
          <table:table-cell table:style-name="ce85" table:formula="of:=[P0313.$H$1]" office:value-type="float" office:value="0">
            <text:p>0.00 </text:p>
          </table:table-cell>
          <table:table-cell table:style-name="ce85"/>
          <table:table-cell table:style-name="ce85" table:formula="of:=[P0313.$G$1]" office:value-type="float" office:value="0">
            <text:p>0.00 </text:p>
          </table:table-cell>
          <table:table-cell table:style-name="ce85"/>
          <table:table-cell table:style-name="ce89"/>
          <table:table-cell table:style-name="ce93" table:formula="of:=IF(['file:///C:/Users/antony/diy/GB%20Accounts/GB%20Accounts%202013-14/GB%20Accounts%20Company%202014-04-30%20(Apr14)%20OpenOffice/Sales.ods'#$May13.$G$4]&gt;0;['file:///C:/Users/antony/diy/GB%20Accounts/GB%20Accounts%202013-14/GB%20Accounts%20Company%202014-04-30%20(Apr14)%20OpenOffice/Sales.ods'#$May13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10]" office:value-type="date" office:date-value="2013-04-30">
            <text:p>Tuesday, April 30, 2013</text:p>
          </table:table-cell>
          <table:table-cell table:style-name="ce73" table:formula="of:=[.B6]" office:value-type="date" office:date-value="2013-05-31">
            <text:p>Friday, May 31, 2013</text:p>
          </table:table-cell>
          <table:table-cell table:style-name="ce81" table:formula="of:=[S0413.$H$1]" office:value-type="float" office:value="0">
            <text:p>0.00 </text:p>
          </table:table-cell>
          <table:table-cell table:style-name="ce85"/>
          <table:table-cell table:style-name="ce85" table:formula="of:=[S0413.$G$1]" office:value-type="float" office:value="0">
            <text:p>0.00 </text:p>
          </table:table-cell>
          <table:table-cell table:style-name="ce85"/>
          <table:table-cell table:style-name="ce85" table:formula="of:=[P0413.$H$1]" office:value-type="float" office:value="0">
            <text:p>0.00 </text:p>
          </table:table-cell>
          <table:table-cell table:style-name="ce85"/>
          <table:table-cell table:style-name="ce85" table:formula="of:=[P0413.$G$1]" office:value-type="float" office:value="0">
            <text:p>0.00 </text:p>
          </table:table-cell>
          <table:table-cell table:style-name="ce85"/>
          <table:table-cell table:style-name="ce89"/>
          <table:table-cell table:style-name="ce93" table:formula="of:=IF(['file:///C:/Users/antony/diy/GB%20Accounts/GB%20Accounts%202013-14/GB%20Accounts%20Company%202014-04-30%20(Apr14)%20OpenOffice/Sales.ods'#$May13.$G$4]&gt;0;['file:///C:/Users/antony/diy/GB%20Accounts/GB%20Accounts%202013-14/GB%20Accounts%20Company%202014-04-30%20(Apr14)%20OpenOffice/Sales.ods'#$May13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12]" office:value-type="date" office:date-value="2013-05-31">
            <text:p>Friday, May 31, 2013</text:p>
          </table:table-cell>
          <table:table-cell table:style-name="ce73" table:formula="of:=[.B7]" office:value-type="date" office:date-value="2013-06-30">
            <text:p>Sunday, June 30, 2013</text:p>
          </table:table-cell>
          <table:table-cell table:style-name="ce81" table:formula="of:=['file:///C:/Users/antony/diy/GB%20Accounts/GB%20Accounts%202013-14/GB%20Accounts%20Company%202014-04-30%20(Apr14)%20OpenOffice/Sales.ods'#$May13.$H$1]" office:value-type="float" office:value="0">
            <text:p>0.00 </text:p>
          </table:table-cell>
          <table:table-cell table:style-name="ce85" table:formula="of:=SUM([.D4:.D6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Sales.ods'#$May13.$G$1]" office:value-type="float" office:value="0">
            <text:p>0.00 </text:p>
          </table:table-cell>
          <table:table-cell table:style-name="ce85" table:formula="of:=SUM([.F4:.F6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May13.$H$1]" office:value-type="float" office:value="0">
            <text:p>0.00 </text:p>
          </table:table-cell>
          <table:table-cell table:style-name="ce85" table:formula="of:=SUM([.H4:.H6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May13.$G$1]" office:value-type="float" office:value="0">
            <text:p>0.00 </text:p>
          </table:table-cell>
          <table:table-cell table:style-name="ce85" table:formula="of:=SUM([.J4:.J6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3-14/GB%20Accounts%20Company%202014-04-30%20(Apr14)%20OpenOffice/Sales.ods'#$May13.$G$4]&gt;0;['file:///C:/Users/antony/diy/GB%20Accounts/GB%20Accounts%202013-14/GB%20Accounts%20Company%202014-04-30%20(Apr14)%20OpenOffice/Sales.ods'#$May13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14]" office:value-type="date" office:date-value="2013-06-30">
            <text:p>Sunday, June 30, 2013</text:p>
          </table:table-cell>
          <table:table-cell table:style-name="ce73" table:formula="of:=[.B8]" office:value-type="date" office:date-value="2013-07-31">
            <text:p>Wednesday, July 31, 2013</text:p>
          </table:table-cell>
          <table:table-cell table:style-name="ce81" table:formula="of:=['file:///C:/Users/antony/diy/GB%20Accounts/GB%20Accounts%202013-14/GB%20Accounts%20Company%202014-04-30%20(Apr14)%20OpenOffice/Sales.ods'#$Jun13.$H$1]" office:value-type="float" office:value="0">
            <text:p>0.00 </text:p>
          </table:table-cell>
          <table:table-cell table:style-name="ce85" table:formula="of:=SUM([.D5:.D7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Sales.ods'#$Jun13.$G$1]" office:value-type="float" office:value="0">
            <text:p>0.00 </text:p>
          </table:table-cell>
          <table:table-cell table:style-name="ce85" table:formula="of:=SUM([.F5:.F7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Jun13.$H$1]" office:value-type="float" office:value="0">
            <text:p>0.00 </text:p>
          </table:table-cell>
          <table:table-cell table:style-name="ce85" table:formula="of:=SUM([.H5:.H7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Jun13.$G$1]" office:value-type="float" office:value="0">
            <text:p>0.00 </text:p>
          </table:table-cell>
          <table:table-cell table:style-name="ce85" table:formula="of:=SUM([.J5:.J7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3-14/GB%20Accounts%20Company%202014-04-30%20(Apr14)%20OpenOffice/Sales.ods'#$Jun13.$G$4]&gt;0;['file:///C:/Users/antony/diy/GB%20Accounts/GB%20Accounts%202013-14/GB%20Accounts%20Company%202014-04-30%20(Apr14)%20OpenOffice/Sales.ods'#$Jun13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16]" office:value-type="date" office:date-value="2013-07-31">
            <text:p>Wednesday, July 31, 2013</text:p>
          </table:table-cell>
          <table:table-cell table:style-name="ce73" table:formula="of:=[.B9]" office:value-type="date" office:date-value="2013-08-31">
            <text:p>Saturday, August 31, 2013</text:p>
          </table:table-cell>
          <table:table-cell table:style-name="ce81" table:formula="of:=['file:///C:/Users/antony/diy/GB%20Accounts/GB%20Accounts%202013-14/GB%20Accounts%20Company%202014-04-30%20(Apr14)%20OpenOffice/Sales.ods'#$Jul13.$H$1]" office:value-type="float" office:value="0">
            <text:p>0.00 </text:p>
          </table:table-cell>
          <table:table-cell table:style-name="ce85" table:formula="of:=SUM([.D6:.D8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Sales.ods'#$Jul13.$G$1]" office:value-type="float" office:value="0">
            <text:p>0.00 </text:p>
          </table:table-cell>
          <table:table-cell table:style-name="ce85" table:formula="of:=SUM([.F6:.F8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Jul13.$H$1]" office:value-type="float" office:value="0">
            <text:p>0.00 </text:p>
          </table:table-cell>
          <table:table-cell table:style-name="ce85" table:formula="of:=SUM([.H6:.H8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Jul13.$G$1]" office:value-type="float" office:value="0">
            <text:p>0.00 </text:p>
          </table:table-cell>
          <table:table-cell table:style-name="ce85" table:formula="of:=SUM([.J6:.J8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3-14/GB%20Accounts%20Company%202014-04-30%20(Apr14)%20OpenOffice/Sales.ods'#$Jul13.$G$4]&gt;0;['file:///C:/Users/antony/diy/GB%20Accounts/GB%20Accounts%202013-14/GB%20Accounts%20Company%202014-04-30%20(Apr14)%20OpenOffice/Sales.ods'#$Jul13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18]" office:value-type="date" office:date-value="2013-08-31">
            <text:p>Saturday, August 31, 2013</text:p>
          </table:table-cell>
          <table:table-cell table:style-name="ce73" table:formula="of:=[.B10]" office:value-type="date" office:date-value="2013-09-30">
            <text:p>Monday, September 30, 2013</text:p>
          </table:table-cell>
          <table:table-cell table:style-name="ce81" table:formula="of:=['file:///C:/Users/antony/diy/GB%20Accounts/GB%20Accounts%202013-14/GB%20Accounts%20Company%202014-04-30%20(Apr14)%20OpenOffice/Sales.ods'#$Aug13.$H$1]" office:value-type="float" office:value="0">
            <text:p>0.00 </text:p>
          </table:table-cell>
          <table:table-cell table:style-name="ce85" table:formula="of:=SUM([.D7:.D9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Sales.ods'#$Aug13.$G$1]" office:value-type="float" office:value="0">
            <text:p>0.00 </text:p>
          </table:table-cell>
          <table:table-cell table:style-name="ce85" table:formula="of:=SUM([.F7:.F9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Aug13.$H$1]" office:value-type="float" office:value="0">
            <text:p>0.00 </text:p>
          </table:table-cell>
          <table:table-cell table:style-name="ce85" table:formula="of:=SUM([.H7:.H9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Aug13.$G$1]" office:value-type="float" office:value="0">
            <text:p>0.00 </text:p>
          </table:table-cell>
          <table:table-cell table:style-name="ce85" table:formula="of:=SUM([.J7:.J9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3-14/GB%20Accounts%20Company%202014-04-30%20(Apr14)%20OpenOffice/Sales.ods'#$Aug13.$G$4]&gt;0;['file:///C:/Users/antony/diy/GB%20Accounts/GB%20Accounts%202013-14/GB%20Accounts%20Company%202014-04-30%20(Apr14)%20OpenOffice/Sales.ods'#$Aug13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20]" office:value-type="date" office:date-value="2013-09-30">
            <text:p>Monday, September 30, 2013</text:p>
          </table:table-cell>
          <table:table-cell table:style-name="ce73" table:formula="of:=[.B11]" office:value-type="date" office:date-value="2013-10-31">
            <text:p>Thursday, October 31, 2013</text:p>
          </table:table-cell>
          <table:table-cell table:style-name="ce81" table:formula="of:=['file:///C:/Users/antony/diy/GB%20Accounts/GB%20Accounts%202013-14/GB%20Accounts%20Company%202014-04-30%20(Apr14)%20OpenOffice/Sales.ods'#$Sep13.$H$1]" office:value-type="float" office:value="0">
            <text:p>0.00 </text:p>
          </table:table-cell>
          <table:table-cell table:style-name="ce85" table:formula="of:=SUM([.D8:.D10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Sales.ods'#$Sep13.$G$1]" office:value-type="float" office:value="0">
            <text:p>0.00 </text:p>
          </table:table-cell>
          <table:table-cell table:style-name="ce85" table:formula="of:=SUM([.F8:.F10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Sep13.$H$1]" office:value-type="float" office:value="0">
            <text:p>0.00 </text:p>
          </table:table-cell>
          <table:table-cell table:style-name="ce85" table:formula="of:=SUM([.H8:.H10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Sep13.$G$1]" office:value-type="float" office:value="0">
            <text:p>0.00 </text:p>
          </table:table-cell>
          <table:table-cell table:style-name="ce85" table:formula="of:=SUM([.J8:.J10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3-14/GB%20Accounts%20Company%202014-04-30%20(Apr14)%20OpenOffice/Sales.ods'#$Sep13.$G$4]&gt;0;['file:///C:/Users/antony/diy/GB%20Accounts/GB%20Accounts%202013-14/GB%20Accounts%20Company%202014-04-30%20(Apr14)%20OpenOffice/Sales.ods'#$Sep13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22]" office:value-type="date" office:date-value="2013-10-31">
            <text:p>Thursday, October 31, 2013</text:p>
          </table:table-cell>
          <table:table-cell table:style-name="ce73" table:formula="of:=[.B12]" office:value-type="date" office:date-value="2013-11-30">
            <text:p>Saturday, November 30, 2013</text:p>
          </table:table-cell>
          <table:table-cell table:style-name="ce81" table:formula="of:=['file:///C:/Users/antony/diy/GB%20Accounts/GB%20Accounts%202013-14/GB%20Accounts%20Company%202014-04-30%20(Apr14)%20OpenOffice/Sales.ods'#$Oct13.$H$1]" office:value-type="float" office:value="0">
            <text:p>0.00 </text:p>
          </table:table-cell>
          <table:table-cell table:style-name="ce85" table:formula="of:=SUM([.D9:.D11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Sales.ods'#$Oct13.$G$1]" office:value-type="float" office:value="0">
            <text:p>0.00 </text:p>
          </table:table-cell>
          <table:table-cell table:style-name="ce85" table:formula="of:=SUM([.F9:.F11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Oct13.$H$1]" office:value-type="float" office:value="0">
            <text:p>0.00 </text:p>
          </table:table-cell>
          <table:table-cell table:style-name="ce85" table:formula="of:=SUM([.H9:.H11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Oct13.$G$1]" office:value-type="float" office:value="0">
            <text:p>0.00 </text:p>
          </table:table-cell>
          <table:table-cell table:style-name="ce85" table:formula="of:=SUM([.J9:.J11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3-14/GB%20Accounts%20Company%202014-04-30%20(Apr14)%20OpenOffice/Sales.ods'#$Oct13.$G$4]&gt;0;['file:///C:/Users/antony/diy/GB%20Accounts/GB%20Accounts%202013-14/GB%20Accounts%20Company%202014-04-30%20(Apr14)%20OpenOffice/Sales.ods'#$Oct13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24]" office:value-type="date" office:date-value="2013-11-30">
            <text:p>Saturday, November 30, 2013</text:p>
          </table:table-cell>
          <table:table-cell table:style-name="ce73" table:formula="of:=[.B13]" office:value-type="date" office:date-value="2013-12-31">
            <text:p>Tuesday, December 31, 2013</text:p>
          </table:table-cell>
          <table:table-cell table:style-name="ce81" table:formula="of:=['file:///C:/Users/antony/diy/GB%20Accounts/GB%20Accounts%202013-14/GB%20Accounts%20Company%202014-04-30%20(Apr14)%20OpenOffice/Sales.ods'#$Nov13.$H$1]" office:value-type="float" office:value="0">
            <text:p>0.00 </text:p>
          </table:table-cell>
          <table:table-cell table:style-name="ce85" table:formula="of:=SUM([.D10:.D12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Sales.ods'#$Nov13.$G$1]" office:value-type="float" office:value="0">
            <text:p>0.00 </text:p>
          </table:table-cell>
          <table:table-cell table:style-name="ce85" table:formula="of:=SUM([.F10:.F12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Nov13.$H$1]" office:value-type="float" office:value="0">
            <text:p>0.00 </text:p>
          </table:table-cell>
          <table:table-cell table:style-name="ce85" table:formula="of:=SUM([.H10:.H12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Nov13.$G$1]" office:value-type="float" office:value="0">
            <text:p>0.00 </text:p>
          </table:table-cell>
          <table:table-cell table:style-name="ce85" table:formula="of:=SUM([.J10:.J12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3-14/GB%20Accounts%20Company%202014-04-30%20(Apr14)%20OpenOffice/Sales.ods'#$Nov13.$G$4]&gt;0;['file:///C:/Users/antony/diy/GB%20Accounts/GB%20Accounts%202013-14/GB%20Accounts%20Company%202014-04-30%20(Apr14)%20OpenOffice/Sales.ods'#$Nov13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26]" office:value-type="date" office:date-value="2013-12-31">
            <text:p>Tuesday, December 31, 2013</text:p>
          </table:table-cell>
          <table:table-cell table:style-name="ce73" table:formula="of:=[.B14]" office:value-type="date" office:date-value="2014-01-31">
            <text:p>Friday, January 31, 2014</text:p>
          </table:table-cell>
          <table:table-cell table:style-name="ce81" table:formula="of:=['file:///C:/Users/antony/diy/GB%20Accounts/GB%20Accounts%202013-14/GB%20Accounts%20Company%202014-04-30%20(Apr14)%20OpenOffice/Sales.ods'#$Dec13.$H$1]" office:value-type="float" office:value="0">
            <text:p>0.00 </text:p>
          </table:table-cell>
          <table:table-cell table:style-name="ce85" table:formula="of:=SUM([.D11:.D13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Sales.ods'#$Dec13.$G$1]" office:value-type="float" office:value="0">
            <text:p>0.00 </text:p>
          </table:table-cell>
          <table:table-cell table:style-name="ce85" table:formula="of:=SUM([.F11:.F13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Dec13.$H$1]" office:value-type="float" office:value="0">
            <text:p>0.00 </text:p>
          </table:table-cell>
          <table:table-cell table:style-name="ce85" table:formula="of:=SUM([.H11:.H13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Dec13.$G$1]" office:value-type="float" office:value="0">
            <text:p>0.00 </text:p>
          </table:table-cell>
          <table:table-cell table:style-name="ce85" table:formula="of:=SUM([.J11:.J13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3-14/GB%20Accounts%20Company%202014-04-30%20(Apr14)%20OpenOffice/Sales.ods'#$Dec13.$G$4]&gt;0;['file:///C:/Users/antony/diy/GB%20Accounts/GB%20Accounts%202013-14/GB%20Accounts%20Company%202014-04-30%20(Apr14)%20OpenOffice/Sales.ods'#$Dec13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28]" office:value-type="date" office:date-value="2014-01-31">
            <text:p>Friday, January 31, 2014</text:p>
          </table:table-cell>
          <table:table-cell table:style-name="ce73" table:formula="of:=[.B15]" office:value-type="date" office:date-value="2014-02-28">
            <text:p>Friday, February 28, 2014</text:p>
          </table:table-cell>
          <table:table-cell table:style-name="ce81" table:formula="of:=['file:///C:/Users/antony/diy/GB%20Accounts/GB%20Accounts%202013-14/GB%20Accounts%20Company%202014-04-30%20(Apr14)%20OpenOffice/Sales.ods'#$Jan14.$H$1]" office:value-type="float" office:value="0">
            <text:p>0.00 </text:p>
          </table:table-cell>
          <table:table-cell table:style-name="ce85" table:formula="of:=SUM([.D12:.D14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Sales.ods'#$Jan14.$G$1]" office:value-type="float" office:value="0">
            <text:p>0.00 </text:p>
          </table:table-cell>
          <table:table-cell table:style-name="ce85" table:formula="of:=SUM([.F12:.F14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Jan14.$H$1]" office:value-type="float" office:value="0">
            <text:p>0.00 </text:p>
          </table:table-cell>
          <table:table-cell table:style-name="ce85" table:formula="of:=SUM([.H12:.H14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Jan14.$G$1]" office:value-type="float" office:value="0">
            <text:p>0.00 </text:p>
          </table:table-cell>
          <table:table-cell table:style-name="ce85" table:formula="of:=SUM([.J12:.J14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3-14/GB%20Accounts%20Company%202014-04-30%20(Apr14)%20OpenOffice/Sales.ods'#$Jan14.$G$4]&gt;0;['file:///C:/Users/antony/diy/GB%20Accounts/GB%20Accounts%202013-14/GB%20Accounts%20Company%202014-04-30%20(Apr14)%20OpenOffice/Sales.ods'#$Jan14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30]" office:value-type="date" office:date-value="2014-02-28">
            <text:p>Friday, February 28, 2014</text:p>
          </table:table-cell>
          <table:table-cell table:style-name="ce73" table:formula="of:=[.B16]" office:value-type="date" office:date-value="2014-03-31">
            <text:p>Monday, March 31, 2014</text:p>
          </table:table-cell>
          <table:table-cell table:style-name="ce81" table:formula="of:=['file:///C:/Users/antony/diy/GB%20Accounts/GB%20Accounts%202013-14/GB%20Accounts%20Company%202014-04-30%20(Apr14)%20OpenOffice/Sales.ods'#$Feb14.$H$1]" office:value-type="float" office:value="0">
            <text:p>0.00 </text:p>
          </table:table-cell>
          <table:table-cell table:style-name="ce85" table:formula="of:=SUM([.D13:.D15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Sales.ods'#$Feb14.$G$1]" office:value-type="float" office:value="0">
            <text:p>0.00 </text:p>
          </table:table-cell>
          <table:table-cell table:style-name="ce85" table:formula="of:=SUM([.F13:.F15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Feb14.$H$1]" office:value-type="float" office:value="0">
            <text:p>0.00 </text:p>
          </table:table-cell>
          <table:table-cell table:style-name="ce85" table:formula="of:=SUM([.H13:.H15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Feb14.$G$1]" office:value-type="float" office:value="0">
            <text:p>0.00 </text:p>
          </table:table-cell>
          <table:table-cell table:style-name="ce85" table:formula="of:=SUM([.J13:.J15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3-14/GB%20Accounts%20Company%202014-04-30%20(Apr14)%20OpenOffice/Sales.ods'#$Feb14.$G$4]&gt;0;['file:///C:/Users/antony/diy/GB%20Accounts/GB%20Accounts%202013-14/GB%20Accounts%20Company%202014-04-30%20(Apr14)%20OpenOffice/Sales.ods'#$Feb14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32]" office:value-type="date" office:date-value="2014-03-31">
            <text:p>Monday, March 31, 2014</text:p>
          </table:table-cell>
          <table:table-cell table:style-name="ce73" table:formula="of:=[.B17]" office:value-type="date" office:date-value="2014-04-30">
            <text:p>Wednesday, April 30, 2014</text:p>
          </table:table-cell>
          <table:table-cell table:style-name="ce81" table:formula="of:=['file:///C:/Users/antony/diy/GB%20Accounts/GB%20Accounts%202013-14/GB%20Accounts%20Company%202014-04-30%20(Apr14)%20OpenOffice/Sales.ods'#$Mar14.$H$1]" office:value-type="float" office:value="0">
            <text:p>0.00 </text:p>
          </table:table-cell>
          <table:table-cell table:style-name="ce85" table:formula="of:=SUM([.D14:.D16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Sales.ods'#$Mar14.$G$1]" office:value-type="float" office:value="0">
            <text:p>0.00 </text:p>
          </table:table-cell>
          <table:table-cell table:style-name="ce85" table:formula="of:=SUM([.F14:.F16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Mar14.$H$1]" office:value-type="float" office:value="0">
            <text:p>0.00 </text:p>
          </table:table-cell>
          <table:table-cell table:style-name="ce85" table:formula="of:=SUM([.H14:.H16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Mar14.$G$1]" office:value-type="float" office:value="0">
            <text:p>0.00 </text:p>
          </table:table-cell>
          <table:table-cell table:style-name="ce85" table:formula="of:=SUM([.J14:.J16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3-14/GB%20Accounts%20Company%202014-04-30%20(Apr14)%20OpenOffice/Sales.ods'#$Mar14.$G$4]&gt;0;['file:///C:/Users/antony/diy/GB%20Accounts/GB%20Accounts%202013-14/GB%20Accounts%20Company%202014-04-30%20(Apr14)%20OpenOffice/Sales.ods'#$Mar14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34]" office:value-type="date" office:date-value="2014-04-30">
            <text:p>Wednesday, April 30, 2014</text:p>
          </table:table-cell>
          <table:table-cell table:style-name="ce73" table:formula="of:=[.B18]" office:value-type="date" office:date-value="2014-05-31">
            <text:p>Saturday, May 31, 2014</text:p>
          </table:table-cell>
          <table:table-cell table:style-name="ce81" table:formula="of:=['file:///C:/Users/antony/diy/GB%20Accounts/GB%20Accounts%202013-14/GB%20Accounts%20Company%202014-04-30%20(Apr14)%20OpenOffice/Sales.ods'#$Apr14.$H$1]" office:value-type="float" office:value="0">
            <text:p>0.00 </text:p>
          </table:table-cell>
          <table:table-cell table:style-name="ce85" table:formula="of:=SUM([.D15:.D17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Sales.ods'#$Apr14.$G$1]" office:value-type="float" office:value="0">
            <text:p>0.00 </text:p>
          </table:table-cell>
          <table:table-cell table:style-name="ce85" table:formula="of:=SUM([.F15:.F17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Apr14.$H$1]" office:value-type="float" office:value="0">
            <text:p>0.00 </text:p>
          </table:table-cell>
          <table:table-cell table:style-name="ce85" table:formula="of:=SUM([.H15:.H17])" office:value-type="float" office:value="0">
            <text:p>0.00 </text:p>
          </table:table-cell>
          <table:table-cell table:style-name="ce85" table:formula="of:=['file:///C:/Users/antony/diy/GB%20Accounts/GB%20Accounts%202013-14/GB%20Accounts%20Company%202014-04-30%20(Apr14)%20OpenOffice/Purchases.ods'#$Apr14.$G$1]" office:value-type="float" office:value="0">
            <text:p>0.00 </text:p>
          </table:table-cell>
          <table:table-cell table:style-name="ce85" table:formula="of:=SUM([.J15:.J17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3-14/GB%20Accounts%20Company%202014-04-30%20(Apr14)%20OpenOffice/Sales.ods'#$Apr14.$G$4]&gt;0;['file:///C:/Users/antony/diy/GB%20Accounts/GB%20Accounts%202013-14/GB%20Accounts%20Company%202014-04-30%20(Apr14)%20OpenOffice/Sales.ods'#$Apr14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36]" office:value-type="date" office:date-value="2014-05-31">
            <text:p>Saturday, May 31, 2014</text:p>
          </table:table-cell>
          <table:table-cell table:style-name="ce73" table:formula="of:=[.B19]" office:value-type="date" office:date-value="2014-06-30">
            <text:p>Monday, June 30, 2014</text:p>
          </table:table-cell>
          <table:table-cell table:style-name="ce81" table:formula="of:=[S0514.$H$1]" office:value-type="float" office:value="0">
            <text:p>0.00 </text:p>
          </table:table-cell>
          <table:table-cell table:style-name="ce85" table:formula="of:=SUM([.D16:.D18])" office:value-type="float" office:value="0">
            <text:p>0.00 </text:p>
          </table:table-cell>
          <table:table-cell table:style-name="ce85" table:formula="of:=[S0514.$G$1]" office:value-type="float" office:value="0">
            <text:p>0.00 </text:p>
          </table:table-cell>
          <table:table-cell table:style-name="ce85" table:formula="of:=SUM([.F16:.F18])" office:value-type="float" office:value="0">
            <text:p>0.00 </text:p>
          </table:table-cell>
          <table:table-cell table:style-name="ce85" table:formula="of:=[P0514.$H$1]" office:value-type="float" office:value="0">
            <text:p>0.00 </text:p>
          </table:table-cell>
          <table:table-cell table:style-name="ce85" table:formula="of:=SUM([.H16:.H18])" office:value-type="float" office:value="0">
            <text:p>0.00 </text:p>
          </table:table-cell>
          <table:table-cell table:style-name="ce85" table:formula="of:=[P0514.$G$1]" office:value-type="float" office:value="0">
            <text:p>0.00 </text:p>
          </table:table-cell>
          <table:table-cell table:style-name="ce85" table:formula="of:=SUM([.J16:.J18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3-14/GB%20Accounts%20Company%202014-04-30%20(Apr14)%20OpenOffice/Sales.ods'#$Apr14.$G$4]&gt;0;['file:///C:/Users/antony/diy/GB%20Accounts/GB%20Accounts%202013-14/GB%20Accounts%20Company%202014-04-30%20(Apr14)%20OpenOffice/Sales.ods'#$Apr14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1">
          <table:table-cell table:style-name="ce67"/>
          <table:table-cell table:style-name="ce73" table:formula="of:=['file:///C:/Users/antony/diy/GB%20Accounts/GB%20Accounts%202013-14/GB%20Accounts%20Company%202014-04-30%20(Apr14)%20OpenOffice/Financialaccounts.ods'#$Admin.$B$38]" office:value-type="date" office:date-value="2014-06-30">
            <text:p>Monday, June 30, 2014</text:p>
          </table:table-cell>
          <table:table-cell table:style-name="ce77" table:formula="of:=['file:///C:/Users/antony/diy/GB%20Accounts/GB%20Accounts%202013-14/GB%20Accounts%20Company%202014-04-30%20(Apr14)%20OpenOffice/Financialaccounts.ods'#$Admin.$B$40]" office:value-type="date" office:date-value="2014-07-31">
            <text:p>Thursday, July 31, 2014</text:p>
          </table:table-cell>
          <table:table-cell table:style-name="ce81" table:formula="of:=[S0614.$H$1]" office:value-type="float" office:value="0">
            <text:p>0.00 </text:p>
          </table:table-cell>
          <table:table-cell table:style-name="ce85" table:formula="of:=SUM([.D17:.D19])" office:value-type="float" office:value="0">
            <text:p>0.00 </text:p>
          </table:table-cell>
          <table:table-cell table:style-name="ce85" table:formula="of:=[S0614.$G$1]" office:value-type="float" office:value="0">
            <text:p>0.00 </text:p>
          </table:table-cell>
          <table:table-cell table:style-name="ce85" table:formula="of:=SUM([.F17:.F19])" office:value-type="float" office:value="0">
            <text:p>0.00 </text:p>
          </table:table-cell>
          <table:table-cell table:style-name="ce85" table:formula="of:=[P0614.$H$1]" office:value-type="float" office:value="0">
            <text:p>0.00 </text:p>
          </table:table-cell>
          <table:table-cell table:style-name="ce85" table:formula="of:=SUM([.H17:.H19])" office:value-type="float" office:value="0">
            <text:p>0.00 </text:p>
          </table:table-cell>
          <table:table-cell table:style-name="ce85" table:formula="of:=[P0614.$G$1]" office:value-type="float" office:value="0">
            <text:p>0.00 </text:p>
          </table:table-cell>
          <table:table-cell table:style-name="ce85" table:formula="of:=SUM([.J17:.J19])" office:value-type="float" office:value="0">
            <text:p>0.00 </text:p>
          </table:table-cell>
          <table:table-cell table:style-name="ce89"/>
          <table:table-cell table:style-name="ce93" table:formula="of:=IF(['file:///C:/Users/antony/diy/GB%20Accounts/GB%20Accounts%202013-14/GB%20Accounts%20Company%202014-04-30%20(Apr14)%20OpenOffice/Sales.ods'#$Apr14.$G$4]&gt;0;['file:///C:/Users/antony/diy/GB%20Accounts/GB%20Accounts%202013-14/GB%20Accounts%20Company%202014-04-30%20(Apr14)%20OpenOffice/Sales.ods'#$Apr14.$G$4];0)" office:value-type="float" office:value="0">
            <text:p>0</text:p>
          </table:table-cell>
          <table:table-cell table:style-name="ce98"/>
          <table:table-cell table:number-columns-repeated="1010"/>
        </table:table-row>
        <table:table-row table:style-name="ro1">
          <table:table-cell table:style-name="ce68"/>
          <table:table-cell table:style-name="ce74" table:number-columns-repeated="2"/>
          <table:table-cell table:style-name="ce82" table:number-columns-repeated="8"/>
          <table:table-cell table:style-name="ce90"/>
          <table:table-cell table:style-name="ce94"/>
          <table:table-cell table:style-name="ce99"/>
          <table:table-cell table:number-columns-repeated="1010"/>
        </table:table-row>
        <table:table-row table:style-name="ro11" table:number-rows-repeated="104855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0313" table:style-name="ta7">
        <table:table-column table:style-name="co10" table:default-cell-style-name="ce103"/>
        <table:table-column table:style-name="co23" table:default-cell-style-name="ce105"/>
        <table:table-column table:style-name="co17" table:default-cell-style-name="ce108"/>
        <table:table-column table:style-name="co24" table:default-cell-style-name="ce108"/>
        <table:table-column table:style-name="co25" table:default-cell-style-name="ce113"/>
        <table:table-column table:style-name="co4" table:default-cell-style-name="ce117"/>
        <table:table-column table:style-name="co26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-14/GB%20Accounts%20Company%202014-04-30%20(Apr14)%20OpenOffice/Sales.ods'#$Open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-14/GB%20Accounts%20Company%202014-04-30%20(Apr14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413" table:style-name="ta7">
        <table:table-column table:style-name="co10" table:default-cell-style-name="ce103"/>
        <table:table-column table:style-name="co23" table:default-cell-style-name="ce105"/>
        <table:table-column table:style-name="co3" table:default-cell-style-name="ce108"/>
        <table:table-column table:style-name="co24" table:default-cell-style-name="ce108"/>
        <table:table-column table:style-name="co25" table:default-cell-style-name="ce113"/>
        <table:table-column table:style-name="co4" table:default-cell-style-name="ce117"/>
        <table:table-column table:style-name="co26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-14/GB%20Accounts%20Company%202014-04-30%20(Apr14)%20OpenOffice/Sales.ods'#$Open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-14/GB%20Accounts%20Company%202014-04-30%20(Apr14)%20OpenOffice/Sales.ods'#$Open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style-name="ce126"/>
          <table:table-cell table:number-columns-repeated="4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514" table:style-name="ta7">
        <table:table-column table:style-name="co10" table:default-cell-style-name="ce103"/>
        <table:table-column table:style-name="co23" table:default-cell-style-name="ce105"/>
        <table:table-column table:style-name="co27" table:default-cell-style-name="ce108"/>
        <table:table-column table:style-name="co24" table:default-cell-style-name="ce108"/>
        <table:table-column table:style-name="co25" table:default-cell-style-name="ce113"/>
        <table:table-column table:style-name="co4" table:default-cell-style-name="ce117"/>
        <table:table-column table:style-name="co26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-14/GB%20Accounts%20Company%202014-04-30%20(Apr14)%20OpenOffice/Sales.ods'#$Clos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-14/GB%20Accounts%20Company%202014-04-30%20(Apr14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0614" table:style-name="ta7">
        <table:table-column table:style-name="co10" table:default-cell-style-name="ce103"/>
        <table:table-column table:style-name="co23" table:default-cell-style-name="ce105"/>
        <table:table-column table:style-name="co28" table:default-cell-style-name="ce108"/>
        <table:table-column table:style-name="co24" table:default-cell-style-name="ce108"/>
        <table:table-column table:style-name="co25" table:default-cell-style-name="ce113"/>
        <table:table-column table:style-name="co4" table:default-cell-style-name="ce117"/>
        <table:table-column table:style-name="co26" table:default-cell-style-name="ce117"/>
        <table:table-column table:style-name="co4" table:default-cell-style-name="ce117"/>
        <table:table-column table:style-name="co10" table:number-columns-repeated="1016" table:default-cell-style-name="ce125"/>
        <table:table-row table:style-name="ro6">
          <table:table-cell table:style-name="ce101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1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500])" office:value-type="float" office:value="0">
            <text:p>0.00 </text:p>
          </table:table-cell>
          <table:table-cell table:style-name="ce116" table:formula="of:=SUM([.G5:.G500])" office:value-type="float" office:value="0">
            <text:p>0.00 </text:p>
          </table:table-cell>
          <table:table-cell table:style-name="ce116" table:formula="of:=SUM([.H5:.H500])" office:value-type="float" office:value="0">
            <text:p>0.00 </text:p>
          </table:table-cell>
          <table:table-cell table:style-name="ce123" table:number-columns-repeated="1016"/>
        </table:table-row>
        <table:table-row table:style-name="ro12">
          <table:table-cell table:style-name="ce102" office:value-type="string" table:number-columns-spanned="1" table:number-rows-spanned="3">
            <text:p>Sales <text:s text:c="5"/>Date</text:p>
          </table:table-cell>
          <table:table-cell table:style-name="ce106" office:value-type="string" table:number-columns-spanned="1" table:number-rows-spanned="3">
            <text:p>Customer Name</text:p>
          </table:table-cell>
          <table:table-cell table:style-name="ce109" office:value-type="string" table:number-columns-spanned="1" table:number-rows-spanned="3">
            <text:p>Sales Invoice Number or reference</text:p>
          </table:table-cell>
          <table:table-cell table:style-name="ce112" office:value-type="string" table:number-columns-spanned="1" table:number-rows-spanned="3">
            <text:p>Sales <text:s text:c="12"/>Description</text:p>
          </table:table-cell>
          <table:table-cell table:style-name="ce114" table:number-columns-spanned="1" table:number-rows-spanned="3"/>
          <table:table-cell table:style-name="ce106" office:value-type="string" table:number-columns-spanned="1" table:number-rows-spanned="3">
            <text:p>Sales Value including <text:s text:c="2"/>Vat</text:p>
          </table:table-cell>
          <table:table-cell table:style-name="ce119" table:formula="of:=['file:///C:/Users/antony/diy/GB%20Accounts/GB%20Accounts%202013-14/GB%20Accounts%20Company%202014-04-30%20(Apr14)%20OpenOffice/Sales.ods'#$ClosingDebtors.$G$2]" office:value-type="float" office:value="20">
            <text:p>20.00 </text:p>
          </table:table-cell>
          <table:table-cell table:style-name="ce106" office:value-type="string" table:number-columns-spanned="1" table:number-rows-spanned="3">
            <text:p>Sales <text:s text:c="8"/>Net of Vat</text:p>
          </table:table-cell>
          <table:table-cell table:style-name="ce123" table:number-columns-repeated="1016"/>
        </table:table-row>
        <table:table-row table:style-name="ro13">
          <table:covered-table-cell table:number-columns-repeated="6"/>
          <table:table-cell table:style-name="ce106" office:value-type="string">
            <text:p>Vat <text:s text:c="6"/>Output</text:p>
          </table:table-cell>
          <table:covered-table-cell/>
          <table:table-cell table:style-name="ce124" table:number-columns-repeated="1016"/>
        </table:table-row>
        <table:table-row table:style-name="ro3">
          <table:covered-table-cell table:number-columns-repeated="6"/>
          <table:table-cell table:style-name="ce120" table:formula="of:=['file:///C:/Users/antony/diy/GB%20Accounts/GB%20Accounts%202013-14/GB%20Accounts%20Company%202014-04-30%20(Apr14)%20OpenOffice/Sales.ods'#$ClosingDebtors.$G$4]" office:value-type="float" office:value="0">
            <text:p>0.00 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]&lt;&gt;0;[.F5]*[.G$4]/100;&quot; &quot;));IF([.F5]&lt;&gt;0;[.F5]*[.G$2]/(100+[.G$2]);&quot; &quot;))" office:value-type="string" office:string-value=" ">
            <text:p><text:s/></text:p>
          </table:table-cell>
          <table:table-cell table:style-name="ce121"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]&lt;&gt;0;[.F6]*[.G$4]/100;&quot; &quot;));IF([.F6]&lt;&gt;0;[.F6]*[.G$2]/(100+[.G$2]);&quot; &quot;))" office:value-type="string" office:string-value=" ">
            <text:p><text:s/></text:p>
          </table:table-cell>
          <table:table-cell table:style-name="ce121"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]&lt;&gt;0;[.F7]*[.G$4]/100;&quot; &quot;));IF([.F7]&lt;&gt;0;[.F7]*[.G$2]/(100+[.G$2]);&quot; &quot;))" office:value-type="string" office:string-value=" ">
            <text:p><text:s/></text:p>
          </table:table-cell>
          <table:table-cell table:style-name="ce121"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]&lt;&gt;0;[.F8]*[.G$4]/100;&quot; &quot;));IF([.F8]&lt;&gt;0;[.F8]*[.G$2]/(100+[.G$2]);&quot; &quot;))" office:value-type="string" office:string-value=" ">
            <text:p><text:s/></text:p>
          </table:table-cell>
          <table:table-cell table:style-name="ce121"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]&lt;&gt;0;[.F9]*[.G$4]/100;&quot; &quot;));IF([.F9]&lt;&gt;0;[.F9]*[.G$2]/(100+[.G$2]);&quot; &quot;))" office:value-type="string" office:string-value=" ">
            <text:p><text:s/></text:p>
          </table:table-cell>
          <table:table-cell table:style-name="ce121"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]&lt;&gt;0;[.F10]*[.G$4]/100;&quot; &quot;));IF([.F10]&lt;&gt;0;[.F10]*[.G$2]/(100+[.G$2]);&quot; &quot;))" office:value-type="string" office:string-value=" ">
            <text:p><text:s/></text:p>
          </table:table-cell>
          <table:table-cell table:style-name="ce121"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]&lt;&gt;0;[.F11]*[.G$4]/100;&quot; &quot;));IF([.F11]&lt;&gt;0;[.F11]*[.G$2]/(100+[.G$2]);&quot; &quot;))" office:value-type="string" office:string-value=" ">
            <text:p><text:s/></text:p>
          </table:table-cell>
          <table:table-cell table:style-name="ce121"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]&lt;&gt;0;[.F12]*[.G$4]/100;&quot; &quot;));IF([.F12]&lt;&gt;0;[.F12]*[.G$2]/(100+[.G$2]);&quot; &quot;))" office:value-type="string" office:string-value=" ">
            <text:p><text:s/></text:p>
          </table:table-cell>
          <table:table-cell table:style-name="ce121"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]&lt;&gt;0;[.F13]*[.G$4]/100;&quot; &quot;));IF([.F13]&lt;&gt;0;[.F13]*[.G$2]/(100+[.G$2]);&quot; &quot;))" office:value-type="string" office:string-value=" ">
            <text:p><text:s/></text:p>
          </table:table-cell>
          <table:table-cell table:style-name="ce121"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]&lt;&gt;0;[.F14]*[.G$4]/100;&quot; &quot;));IF([.F14]&lt;&gt;0;[.F14]*[.G$2]/(100+[.G$2]);&quot; &quot;))" office:value-type="string" office:string-value=" ">
            <text:p><text:s/></text:p>
          </table:table-cell>
          <table:table-cell table:style-name="ce121"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]&lt;&gt;0;[.F15]*[.G$4]/100;&quot; &quot;));IF([.F15]&lt;&gt;0;[.F15]*[.G$2]/(100+[.G$2]);&quot; &quot;))" office:value-type="string" office:string-value=" ">
            <text:p><text:s/></text:p>
          </table:table-cell>
          <table:table-cell table:style-name="ce121"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]&lt;&gt;0;[.F16]*[.G$4]/100;&quot; &quot;));IF([.F16]&lt;&gt;0;[.F16]*[.G$2]/(100+[.G$2]);&quot; &quot;))" office:value-type="string" office:string-value=" ">
            <text:p><text:s/></text:p>
          </table:table-cell>
          <table:table-cell table:style-name="ce121"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]&lt;&gt;0;[.F17]*[.G$4]/100;&quot; &quot;));IF([.F17]&lt;&gt;0;[.F17]*[.G$2]/(100+[.G$2]);&quot; &quot;))" office:value-type="string" office:string-value=" ">
            <text:p><text:s/></text:p>
          </table:table-cell>
          <table:table-cell table:style-name="ce121"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]&lt;&gt;0;[.F18]*[.G$4]/100;&quot; &quot;));IF([.F18]&lt;&gt;0;[.F18]*[.G$2]/(100+[.G$2]);&quot; &quot;))" office:value-type="string" office:string-value=" ">
            <text:p><text:s/></text:p>
          </table:table-cell>
          <table:table-cell table:style-name="ce121"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]&lt;&gt;0;[.F19]*[.G$4]/100;&quot; &quot;));IF([.F19]&lt;&gt;0;[.F19]*[.G$2]/(100+[.G$2]);&quot; &quot;))" office:value-type="string" office:string-value=" ">
            <text:p><text:s/></text:p>
          </table:table-cell>
          <table:table-cell table:style-name="ce121"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0]&lt;&gt;0;[.F20]*[.G$4]/100;&quot; &quot;));IF([.F20]&lt;&gt;0;[.F20]*[.G$2]/(100+[.G$2]);&quot; &quot;))" office:value-type="string" office:string-value=" ">
            <text:p><text:s/></text:p>
          </table:table-cell>
          <table:table-cell table:style-name="ce121"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1]&lt;&gt;0;[.F21]*[.G$4]/100;&quot; &quot;));IF([.F21]&lt;&gt;0;[.F21]*[.G$2]/(100+[.G$2]);&quot; &quot;))" office:value-type="string" office:string-value=" ">
            <text:p><text:s/></text:p>
          </table:table-cell>
          <table:table-cell table:style-name="ce121"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2]&lt;&gt;0;[.F22]*[.G$4]/100;&quot; &quot;));IF([.F22]&lt;&gt;0;[.F22]*[.G$2]/(100+[.G$2]);&quot; &quot;))" office:value-type="string" office:string-value=" ">
            <text:p><text:s/></text:p>
          </table:table-cell>
          <table:table-cell table:style-name="ce121"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3]&lt;&gt;0;[.F23]*[.G$4]/100;&quot; &quot;));IF([.F23]&lt;&gt;0;[.F23]*[.G$2]/(100+[.G$2]);&quot; &quot;))" office:value-type="string" office:string-value=" ">
            <text:p><text:s/></text:p>
          </table:table-cell>
          <table:table-cell table:style-name="ce121"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4]&lt;&gt;0;[.F24]*[.G$4]/100;&quot; &quot;));IF([.F24]&lt;&gt;0;[.F24]*[.G$2]/(100+[.G$2]);&quot; &quot;))" office:value-type="string" office:string-value=" ">
            <text:p><text:s/></text:p>
          </table:table-cell>
          <table:table-cell table:style-name="ce121"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5]&lt;&gt;0;[.F25]*[.G$4]/100;&quot; &quot;));IF([.F25]&lt;&gt;0;[.F25]*[.G$2]/(100+[.G$2]);&quot; &quot;))" office:value-type="string" office:string-value=" ">
            <text:p><text:s/></text:p>
          </table:table-cell>
          <table:table-cell table:style-name="ce121"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6]&lt;&gt;0;[.F26]*[.G$4]/100;&quot; &quot;));IF([.F26]&lt;&gt;0;[.F26]*[.G$2]/(100+[.G$2]);&quot; &quot;))" office:value-type="string" office:string-value=" ">
            <text:p><text:s/></text:p>
          </table:table-cell>
          <table:table-cell table:style-name="ce121"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7]&lt;&gt;0;[.F27]*[.G$4]/100;&quot; &quot;));IF([.F27]&lt;&gt;0;[.F27]*[.G$2]/(100+[.G$2]);&quot; &quot;))" office:value-type="string" office:string-value=" ">
            <text:p><text:s/></text:p>
          </table:table-cell>
          <table:table-cell table:style-name="ce121"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8]&lt;&gt;0;[.F28]*[.G$4]/100;&quot; &quot;));IF([.F28]&lt;&gt;0;[.F28]*[.G$2]/(100+[.G$2]);&quot; &quot;))" office:value-type="string" office:string-value=" ">
            <text:p><text:s/></text:p>
          </table:table-cell>
          <table:table-cell table:style-name="ce121"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29]&lt;&gt;0;[.F29]*[.G$4]/100;&quot; &quot;));IF([.F29]&lt;&gt;0;[.F29]*[.G$2]/(100+[.G$2]);&quot; &quot;))" office:value-type="string" office:string-value=" ">
            <text:p><text:s/></text:p>
          </table:table-cell>
          <table:table-cell table:style-name="ce121"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0]&lt;&gt;0;[.F30]*[.G$4]/100;&quot; &quot;));IF([.F30]&lt;&gt;0;[.F30]*[.G$2]/(100+[.G$2]);&quot; &quot;))" office:value-type="string" office:string-value=" ">
            <text:p><text:s/></text:p>
          </table:table-cell>
          <table:table-cell table:style-name="ce121"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1]&lt;&gt;0;[.F31]*[.G$4]/100;&quot; &quot;));IF([.F31]&lt;&gt;0;[.F31]*[.G$2]/(100+[.G$2]);&quot; &quot;))" office:value-type="string" office:string-value=" ">
            <text:p><text:s/></text:p>
          </table:table-cell>
          <table:table-cell table:style-name="ce121"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2]&lt;&gt;0;[.F32]*[.G$4]/100;&quot; &quot;));IF([.F32]&lt;&gt;0;[.F32]*[.G$2]/(100+[.G$2]);&quot; &quot;))" office:value-type="string" office:string-value=" ">
            <text:p><text:s/></text:p>
          </table:table-cell>
          <table:table-cell table:style-name="ce121"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3]&lt;&gt;0;[.F33]*[.G$4]/100;&quot; &quot;));IF([.F33]&lt;&gt;0;[.F33]*[.G$2]/(100+[.G$2]);&quot; &quot;))" office:value-type="string" office:string-value=" ">
            <text:p><text:s/></text:p>
          </table:table-cell>
          <table:table-cell table:style-name="ce121"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4]&lt;&gt;0;[.F34]*[.G$4]/100;&quot; &quot;));IF([.F34]&lt;&gt;0;[.F34]*[.G$2]/(100+[.G$2]);&quot; &quot;))" office:value-type="string" office:string-value=" ">
            <text:p><text:s/></text:p>
          </table:table-cell>
          <table:table-cell table:style-name="ce121"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5]&lt;&gt;0;[.F35]*[.G$4]/100;&quot; &quot;));IF([.F35]&lt;&gt;0;[.F35]*[.G$2]/(100+[.G$2]);&quot; &quot;))" office:value-type="string" office:string-value=" ">
            <text:p><text:s/></text:p>
          </table:table-cell>
          <table:table-cell table:style-name="ce121"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6]&lt;&gt;0;[.F36]*[.G$4]/100;&quot; &quot;));IF([.F36]&lt;&gt;0;[.F36]*[.G$2]/(100+[.G$2]);&quot; &quot;))" office:value-type="string" office:string-value=" ">
            <text:p><text:s/></text:p>
          </table:table-cell>
          <table:table-cell table:style-name="ce121"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7]&lt;&gt;0;[.F37]*[.G$4]/100;&quot; &quot;));IF([.F37]&lt;&gt;0;[.F37]*[.G$2]/(100+[.G$2]);&quot; &quot;))" office:value-type="string" office:string-value=" ">
            <text:p><text:s/></text:p>
          </table:table-cell>
          <table:table-cell table:style-name="ce121"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8]&lt;&gt;0;[.F38]*[.G$4]/100;&quot; &quot;));IF([.F38]&lt;&gt;0;[.F38]*[.G$2]/(100+[.G$2]);&quot; &quot;))" office:value-type="string" office:string-value=" ">
            <text:p><text:s/></text:p>
          </table:table-cell>
          <table:table-cell table:style-name="ce121"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39]&lt;&gt;0;[.F39]*[.G$4]/100;&quot; &quot;));IF([.F39]&lt;&gt;0;[.F39]*[.G$2]/(100+[.G$2]);&quot; &quot;))" office:value-type="string" office:string-value=" ">
            <text:p><text:s/></text:p>
          </table:table-cell>
          <table:table-cell table:style-name="ce121"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0]&lt;&gt;0;[.F40]*[.G$4]/100;&quot; &quot;));IF([.F40]&lt;&gt;0;[.F40]*[.G$2]/(100+[.G$2]);&quot; &quot;))" office:value-type="string" office:string-value=" ">
            <text:p><text:s/></text:p>
          </table:table-cell>
          <table:table-cell table:style-name="ce121"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1]&lt;&gt;0;[.F41]*[.G$4]/100;&quot; &quot;));IF([.F41]&lt;&gt;0;[.F41]*[.G$2]/(100+[.G$2]);&quot; &quot;))" office:value-type="string" office:string-value=" ">
            <text:p><text:s/></text:p>
          </table:table-cell>
          <table:table-cell table:style-name="ce121"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2]&lt;&gt;0;[.F42]*[.G$4]/100;&quot; &quot;));IF([.F42]&lt;&gt;0;[.F42]*[.G$2]/(100+[.G$2]);&quot; &quot;))" office:value-type="string" office:string-value=" ">
            <text:p><text:s/></text:p>
          </table:table-cell>
          <table:table-cell table:style-name="ce121"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3]&lt;&gt;0;[.F43]*[.G$4]/100;&quot; &quot;));IF([.F43]&lt;&gt;0;[.F43]*[.G$2]/(100+[.G$2]);&quot; &quot;))" office:value-type="string" office:string-value=" ">
            <text:p><text:s/></text:p>
          </table:table-cell>
          <table:table-cell table:style-name="ce121"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4]&lt;&gt;0;[.F44]*[.G$4]/100;&quot; &quot;));IF([.F44]&lt;&gt;0;[.F44]*[.G$2]/(100+[.G$2]);&quot; &quot;))" office:value-type="string" office:string-value=" ">
            <text:p><text:s/></text:p>
          </table:table-cell>
          <table:table-cell table:style-name="ce121"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5]&lt;&gt;0;[.F45]*[.G$4]/100;&quot; &quot;));IF([.F45]&lt;&gt;0;[.F45]*[.G$2]/(100+[.G$2]);&quot; &quot;))" office:value-type="string" office:string-value=" ">
            <text:p><text:s/></text:p>
          </table:table-cell>
          <table:table-cell table:style-name="ce121"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6]&lt;&gt;0;[.F46]*[.G$4]/100;&quot; &quot;));IF([.F46]&lt;&gt;0;[.F46]*[.G$2]/(100+[.G$2]);&quot; &quot;))" office:value-type="string" office:string-value=" ">
            <text:p><text:s/></text:p>
          </table:table-cell>
          <table:table-cell table:style-name="ce121"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7]&lt;&gt;0;[.F47]*[.G$4]/100;&quot; &quot;));IF([.F47]&lt;&gt;0;[.F47]*[.G$2]/(100+[.G$2]);&quot; &quot;))" office:value-type="string" office:string-value=" ">
            <text:p><text:s/></text:p>
          </table:table-cell>
          <table:table-cell table:style-name="ce121"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8]&lt;&gt;0;[.F48]*[.G$4]/100;&quot; &quot;));IF([.F48]&lt;&gt;0;[.F48]*[.G$2]/(100+[.G$2]);&quot; &quot;))" office:value-type="string" office:string-value=" ">
            <text:p><text:s/></text:p>
          </table:table-cell>
          <table:table-cell table:style-name="ce121"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49]&lt;&gt;0;[.F49]*[.G$4]/100;&quot; &quot;));IF([.F49]&lt;&gt;0;[.F49]*[.G$2]/(100+[.G$2]);&quot; &quot;))" office:value-type="string" office:string-value=" ">
            <text:p><text:s/></text:p>
          </table:table-cell>
          <table:table-cell table:style-name="ce121"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0]&lt;&gt;0;[.F50]*[.G$4]/100;&quot; &quot;));IF([.F50]&lt;&gt;0;[.F50]*[.G$2]/(100+[.G$2]);&quot; &quot;))" office:value-type="string" office:string-value=" ">
            <text:p><text:s/></text:p>
          </table:table-cell>
          <table:table-cell table:style-name="ce121"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1]&lt;&gt;0;[.F51]*[.G$4]/100;&quot; &quot;));IF([.F51]&lt;&gt;0;[.F51]*[.G$2]/(100+[.G$2]);&quot; &quot;))" office:value-type="string" office:string-value=" ">
            <text:p><text:s/></text:p>
          </table:table-cell>
          <table:table-cell table:style-name="ce121"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2]&lt;&gt;0;[.F52]*[.G$4]/100;&quot; &quot;));IF([.F52]&lt;&gt;0;[.F52]*[.G$2]/(100+[.G$2]);&quot; &quot;))" office:value-type="string" office:string-value=" ">
            <text:p><text:s/></text:p>
          </table:table-cell>
          <table:table-cell table:style-name="ce121"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3]&lt;&gt;0;[.F53]*[.G$4]/100;&quot; &quot;));IF([.F53]&lt;&gt;0;[.F53]*[.G$2]/(100+[.G$2]);&quot; &quot;))" office:value-type="string" office:string-value=" ">
            <text:p><text:s/></text:p>
          </table:table-cell>
          <table:table-cell table:style-name="ce121"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4]&lt;&gt;0;[.F54]*[.G$4]/100;&quot; &quot;));IF([.F54]&lt;&gt;0;[.F54]*[.G$2]/(100+[.G$2]);&quot; &quot;))" office:value-type="string" office:string-value=" ">
            <text:p><text:s/></text:p>
          </table:table-cell>
          <table:table-cell table:style-name="ce121"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5]&lt;&gt;0;[.F55]*[.G$4]/100;&quot; &quot;));IF([.F55]&lt;&gt;0;[.F55]*[.G$2]/(100+[.G$2]);&quot; &quot;))" office:value-type="string" office:string-value=" ">
            <text:p><text:s/></text:p>
          </table:table-cell>
          <table:table-cell table:style-name="ce121"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6]&lt;&gt;0;[.F56]*[.G$4]/100;&quot; &quot;));IF([.F56]&lt;&gt;0;[.F56]*[.G$2]/(100+[.G$2]);&quot; &quot;))" office:value-type="string" office:string-value=" ">
            <text:p><text:s/></text:p>
          </table:table-cell>
          <table:table-cell table:style-name="ce121"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7]&lt;&gt;0;[.F57]*[.G$4]/100;&quot; &quot;));IF([.F57]&lt;&gt;0;[.F57]*[.G$2]/(100+[.G$2]);&quot; &quot;))" office:value-type="string" office:string-value=" ">
            <text:p><text:s/></text:p>
          </table:table-cell>
          <table:table-cell table:style-name="ce121"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8]&lt;&gt;0;[.F58]*[.G$4]/100;&quot; &quot;));IF([.F58]&lt;&gt;0;[.F58]*[.G$2]/(100+[.G$2]);&quot; &quot;))" office:value-type="string" office:string-value=" ">
            <text:p><text:s/></text:p>
          </table:table-cell>
          <table:table-cell table:style-name="ce121"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59]&lt;&gt;0;[.F59]*[.G$4]/100;&quot; &quot;));IF([.F59]&lt;&gt;0;[.F59]*[.G$2]/(100+[.G$2]);&quot; &quot;))" office:value-type="string" office:string-value=" ">
            <text:p><text:s/></text:p>
          </table:table-cell>
          <table:table-cell table:style-name="ce121"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0]&lt;&gt;0;[.F60]*[.G$4]/100;&quot; &quot;));IF([.F60]&lt;&gt;0;[.F60]*[.G$2]/(100+[.G$2]);&quot; &quot;))" office:value-type="string" office:string-value=" ">
            <text:p><text:s/></text:p>
          </table:table-cell>
          <table:table-cell table:style-name="ce121"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1]&lt;&gt;0;[.F61]*[.G$4]/100;&quot; &quot;));IF([.F61]&lt;&gt;0;[.F61]*[.G$2]/(100+[.G$2]);&quot; &quot;))" office:value-type="string" office:string-value=" ">
            <text:p><text:s/></text:p>
          </table:table-cell>
          <table:table-cell table:style-name="ce121"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2]&lt;&gt;0;[.F62]*[.G$4]/100;&quot; &quot;));IF([.F62]&lt;&gt;0;[.F62]*[.G$2]/(100+[.G$2]);&quot; &quot;))" office:value-type="string" office:string-value=" ">
            <text:p><text:s/></text:p>
          </table:table-cell>
          <table:table-cell table:style-name="ce121"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3]&lt;&gt;0;[.F63]*[.G$4]/100;&quot; &quot;));IF([.F63]&lt;&gt;0;[.F63]*[.G$2]/(100+[.G$2]);&quot; &quot;))" office:value-type="string" office:string-value=" ">
            <text:p><text:s/></text:p>
          </table:table-cell>
          <table:table-cell table:style-name="ce121"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4]&lt;&gt;0;[.F64]*[.G$4]/100;&quot; &quot;));IF([.F64]&lt;&gt;0;[.F64]*[.G$2]/(100+[.G$2]);&quot; &quot;))" office:value-type="string" office:string-value=" ">
            <text:p><text:s/></text:p>
          </table:table-cell>
          <table:table-cell table:style-name="ce121"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5]&lt;&gt;0;[.F65]*[.G$4]/100;&quot; &quot;));IF([.F65]&lt;&gt;0;[.F65]*[.G$2]/(100+[.G$2]);&quot; &quot;))" office:value-type="string" office:string-value=" ">
            <text:p><text:s/></text:p>
          </table:table-cell>
          <table:table-cell table:style-name="ce121"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6]&lt;&gt;0;[.F66]*[.G$4]/100;&quot; &quot;));IF([.F66]&lt;&gt;0;[.F66]*[.G$2]/(100+[.G$2]);&quot; &quot;))" office:value-type="string" office:string-value=" ">
            <text:p><text:s/></text:p>
          </table:table-cell>
          <table:table-cell table:style-name="ce121"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7]&lt;&gt;0;[.F67]*[.G$4]/100;&quot; &quot;));IF([.F67]&lt;&gt;0;[.F67]*[.G$2]/(100+[.G$2]);&quot; &quot;))" office:value-type="string" office:string-value=" ">
            <text:p><text:s/></text:p>
          </table:table-cell>
          <table:table-cell table:style-name="ce121"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8]&lt;&gt;0;[.F68]*[.G$4]/100;&quot; &quot;));IF([.F68]&lt;&gt;0;[.F68]*[.G$2]/(100+[.G$2]);&quot; &quot;))" office:value-type="string" office:string-value=" ">
            <text:p><text:s/></text:p>
          </table:table-cell>
          <table:table-cell table:style-name="ce121"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69]&lt;&gt;0;[.F69]*[.G$4]/100;&quot; &quot;));IF([.F69]&lt;&gt;0;[.F69]*[.G$2]/(100+[.G$2]);&quot; &quot;))" office:value-type="string" office:string-value=" ">
            <text:p><text:s/></text:p>
          </table:table-cell>
          <table:table-cell table:style-name="ce121"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0]&lt;&gt;0;[.F70]*[.G$4]/100;&quot; &quot;));IF([.F70]&lt;&gt;0;[.F70]*[.G$2]/(100+[.G$2]);&quot; &quot;))" office:value-type="string" office:string-value=" ">
            <text:p><text:s/></text:p>
          </table:table-cell>
          <table:table-cell table:style-name="ce121"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1]&lt;&gt;0;[.F71]*[.G$4]/100;&quot; &quot;));IF([.F71]&lt;&gt;0;[.F71]*[.G$2]/(100+[.G$2]);&quot; &quot;))" office:value-type="string" office:string-value=" ">
            <text:p><text:s/></text:p>
          </table:table-cell>
          <table:table-cell table:style-name="ce121"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2]&lt;&gt;0;[.F72]*[.G$4]/100;&quot; &quot;));IF([.F72]&lt;&gt;0;[.F72]*[.G$2]/(100+[.G$2]);&quot; &quot;))" office:value-type="string" office:string-value=" ">
            <text:p><text:s/></text:p>
          </table:table-cell>
          <table:table-cell table:style-name="ce121"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3]&lt;&gt;0;[.F73]*[.G$4]/100;&quot; &quot;));IF([.F73]&lt;&gt;0;[.F73]*[.G$2]/(100+[.G$2]);&quot; &quot;))" office:value-type="string" office:string-value=" ">
            <text:p><text:s/></text:p>
          </table:table-cell>
          <table:table-cell table:style-name="ce121"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4]&lt;&gt;0;[.F74]*[.G$4]/100;&quot; &quot;));IF([.F74]&lt;&gt;0;[.F74]*[.G$2]/(100+[.G$2]);&quot; &quot;))" office:value-type="string" office:string-value=" ">
            <text:p><text:s/></text:p>
          </table:table-cell>
          <table:table-cell table:style-name="ce121"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5]&lt;&gt;0;[.F75]*[.G$4]/100;&quot; &quot;));IF([.F75]&lt;&gt;0;[.F75]*[.G$2]/(100+[.G$2]);&quot; &quot;))" office:value-type="string" office:string-value=" ">
            <text:p><text:s/></text:p>
          </table:table-cell>
          <table:table-cell table:style-name="ce121"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6]&lt;&gt;0;[.F76]*[.G$4]/100;&quot; &quot;));IF([.F76]&lt;&gt;0;[.F76]*[.G$2]/(100+[.G$2]);&quot; &quot;))" office:value-type="string" office:string-value=" ">
            <text:p><text:s/></text:p>
          </table:table-cell>
          <table:table-cell table:style-name="ce121"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7]&lt;&gt;0;[.F77]*[.G$4]/100;&quot; &quot;));IF([.F77]&lt;&gt;0;[.F77]*[.G$2]/(100+[.G$2]);&quot; &quot;))" office:value-type="string" office:string-value=" ">
            <text:p><text:s/></text:p>
          </table:table-cell>
          <table:table-cell table:style-name="ce121"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8]&lt;&gt;0;[.F78]*[.G$4]/100;&quot; &quot;));IF([.F78]&lt;&gt;0;[.F78]*[.G$2]/(100+[.G$2]);&quot; &quot;))" office:value-type="string" office:string-value=" ">
            <text:p><text:s/></text:p>
          </table:table-cell>
          <table:table-cell table:style-name="ce121"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79]&lt;&gt;0;[.F79]*[.G$4]/100;&quot; &quot;));IF([.F79]&lt;&gt;0;[.F79]*[.G$2]/(100+[.G$2]);&quot; &quot;))" office:value-type="string" office:string-value=" ">
            <text:p><text:s/></text:p>
          </table:table-cell>
          <table:table-cell table:style-name="ce121"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0]&lt;&gt;0;[.F80]*[.G$4]/100;&quot; &quot;));IF([.F80]&lt;&gt;0;[.F80]*[.G$2]/(100+[.G$2]);&quot; &quot;))" office:value-type="string" office:string-value=" ">
            <text:p><text:s/></text:p>
          </table:table-cell>
          <table:table-cell table:style-name="ce121"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1]&lt;&gt;0;[.F81]*[.G$4]/100;&quot; &quot;));IF([.F81]&lt;&gt;0;[.F81]*[.G$2]/(100+[.G$2]);&quot; &quot;))" office:value-type="string" office:string-value=" ">
            <text:p><text:s/></text:p>
          </table:table-cell>
          <table:table-cell table:style-name="ce121"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2]&lt;&gt;0;[.F82]*[.G$4]/100;&quot; &quot;));IF([.F82]&lt;&gt;0;[.F82]*[.G$2]/(100+[.G$2]);&quot; &quot;))" office:value-type="string" office:string-value=" ">
            <text:p><text:s/></text:p>
          </table:table-cell>
          <table:table-cell table:style-name="ce121"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3]&lt;&gt;0;[.F83]*[.G$4]/100;&quot; &quot;));IF([.F83]&lt;&gt;0;[.F83]*[.G$2]/(100+[.G$2]);&quot; &quot;))" office:value-type="string" office:string-value=" ">
            <text:p><text:s/></text:p>
          </table:table-cell>
          <table:table-cell table:style-name="ce121"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4]&lt;&gt;0;[.F84]*[.G$4]/100;&quot; &quot;));IF([.F84]&lt;&gt;0;[.F84]*[.G$2]/(100+[.G$2]);&quot; &quot;))" office:value-type="string" office:string-value=" ">
            <text:p><text:s/></text:p>
          </table:table-cell>
          <table:table-cell table:style-name="ce121"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5]&lt;&gt;0;[.F85]*[.G$4]/100;&quot; &quot;));IF([.F85]&lt;&gt;0;[.F85]*[.G$2]/(100+[.G$2]);&quot; &quot;))" office:value-type="string" office:string-value=" ">
            <text:p><text:s/></text:p>
          </table:table-cell>
          <table:table-cell table:style-name="ce121"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6]&lt;&gt;0;[.F86]*[.G$4]/100;&quot; &quot;));IF([.F86]&lt;&gt;0;[.F86]*[.G$2]/(100+[.G$2]);&quot; &quot;))" office:value-type="string" office:string-value=" ">
            <text:p><text:s/></text:p>
          </table:table-cell>
          <table:table-cell table:style-name="ce121"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7]&lt;&gt;0;[.F87]*[.G$4]/100;&quot; &quot;));IF([.F87]&lt;&gt;0;[.F87]*[.G$2]/(100+[.G$2]);&quot; &quot;))" office:value-type="string" office:string-value=" ">
            <text:p><text:s/></text:p>
          </table:table-cell>
          <table:table-cell table:style-name="ce121"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8]&lt;&gt;0;[.F88]*[.G$4]/100;&quot; &quot;));IF([.F88]&lt;&gt;0;[.F88]*[.G$2]/(100+[.G$2]);&quot; &quot;))" office:value-type="string" office:string-value=" ">
            <text:p><text:s/></text:p>
          </table:table-cell>
          <table:table-cell table:style-name="ce121"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89]&lt;&gt;0;[.F89]*[.G$4]/100;&quot; &quot;));IF([.F89]&lt;&gt;0;[.F89]*[.G$2]/(100+[.G$2]);&quot; &quot;))" office:value-type="string" office:string-value=" ">
            <text:p><text:s/></text:p>
          </table:table-cell>
          <table:table-cell table:style-name="ce121"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0]&lt;&gt;0;[.F90]*[.G$4]/100;&quot; &quot;));IF([.F90]&lt;&gt;0;[.F90]*[.G$2]/(100+[.G$2]);&quot; &quot;))" office:value-type="string" office:string-value=" ">
            <text:p><text:s/></text:p>
          </table:table-cell>
          <table:table-cell table:style-name="ce121"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1]&lt;&gt;0;[.F91]*[.G$4]/100;&quot; &quot;));IF([.F91]&lt;&gt;0;[.F91]*[.G$2]/(100+[.G$2]);&quot; &quot;))" office:value-type="string" office:string-value=" ">
            <text:p><text:s/></text:p>
          </table:table-cell>
          <table:table-cell table:style-name="ce121"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2]&lt;&gt;0;[.F92]*[.G$4]/100;&quot; &quot;));IF([.F92]&lt;&gt;0;[.F92]*[.G$2]/(100+[.G$2]);&quot; &quot;))" office:value-type="string" office:string-value=" ">
            <text:p><text:s/></text:p>
          </table:table-cell>
          <table:table-cell table:style-name="ce121"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3]&lt;&gt;0;[.F93]*[.G$4]/100;&quot; &quot;));IF([.F93]&lt;&gt;0;[.F93]*[.G$2]/(100+[.G$2]);&quot; &quot;))" office:value-type="string" office:string-value=" ">
            <text:p><text:s/></text:p>
          </table:table-cell>
          <table:table-cell table:style-name="ce121"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4]&lt;&gt;0;[.F94]*[.G$4]/100;&quot; &quot;));IF([.F94]&lt;&gt;0;[.F94]*[.G$2]/(100+[.G$2]);&quot; &quot;))" office:value-type="string" office:string-value=" ">
            <text:p><text:s/></text:p>
          </table:table-cell>
          <table:table-cell table:style-name="ce121"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5]&lt;&gt;0;[.F95]*[.G$4]/100;&quot; &quot;));IF([.F95]&lt;&gt;0;[.F95]*[.G$2]/(100+[.G$2]);&quot; &quot;))" office:value-type="string" office:string-value=" ">
            <text:p><text:s/></text:p>
          </table:table-cell>
          <table:table-cell table:style-name="ce121"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6]&lt;&gt;0;[.F96]*[.G$4]/100;&quot; &quot;));IF([.F96]&lt;&gt;0;[.F96]*[.G$2]/(100+[.G$2]);&quot; &quot;))" office:value-type="string" office:string-value=" ">
            <text:p><text:s/></text:p>
          </table:table-cell>
          <table:table-cell table:style-name="ce121"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7]&lt;&gt;0;[.F97]*[.G$4]/100;&quot; &quot;));IF([.F97]&lt;&gt;0;[.F97]*[.G$2]/(100+[.G$2]);&quot; &quot;))" office:value-type="string" office:string-value=" ">
            <text:p><text:s/></text:p>
          </table:table-cell>
          <table:table-cell table:style-name="ce121"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8]&lt;&gt;0;[.F98]*[.G$4]/100;&quot; &quot;));IF([.F98]&lt;&gt;0;[.F98]*[.G$2]/(100+[.G$2]);&quot; &quot;))" office:value-type="string" office:string-value=" ">
            <text:p><text:s/></text:p>
          </table:table-cell>
          <table:table-cell table:style-name="ce121"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99]&lt;&gt;0;[.F99]*[.G$4]/100;&quot; &quot;));IF([.F99]&lt;&gt;0;[.F99]*[.G$2]/(100+[.G$2]);&quot; &quot;))" office:value-type="string" office:string-value=" ">
            <text:p><text:s/></text:p>
          </table:table-cell>
          <table:table-cell table:style-name="ce121"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0]&lt;&gt;0;[.F100]*[.G$4]/100;&quot; &quot;));IF([.F100]&lt;&gt;0;[.F100]*[.G$2]/(100+[.G$2]);&quot; &quot;))" office:value-type="string" office:string-value=" ">
            <text:p><text:s/></text:p>
          </table:table-cell>
          <table:table-cell table:style-name="ce121"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1]&lt;&gt;0;[.F101]*[.G$4]/100;&quot; &quot;));IF([.F101]&lt;&gt;0;[.F101]*[.G$2]/(100+[.G$2]);&quot; &quot;))" office:value-type="string" office:string-value=" ">
            <text:p><text:s/></text:p>
          </table:table-cell>
          <table:table-cell table:style-name="ce121"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2]&lt;&gt;0;[.F102]*[.G$4]/100;&quot; &quot;));IF([.F102]&lt;&gt;0;[.F102]*[.G$2]/(100+[.G$2]);&quot; &quot;))" office:value-type="string" office:string-value=" ">
            <text:p><text:s/></text:p>
          </table:table-cell>
          <table:table-cell table:style-name="ce121"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3]&lt;&gt;0;[.F103]*[.G$4]/100;&quot; &quot;));IF([.F103]&lt;&gt;0;[.F103]*[.G$2]/(100+[.G$2]);&quot; &quot;))" office:value-type="string" office:string-value=" ">
            <text:p><text:s/></text:p>
          </table:table-cell>
          <table:table-cell table:style-name="ce121"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4]&lt;&gt;0;[.F104]*[.G$4]/100;&quot; &quot;));IF([.F104]&lt;&gt;0;[.F104]*[.G$2]/(100+[.G$2]);&quot; &quot;))" office:value-type="string" office:string-value=" ">
            <text:p><text:s/></text:p>
          </table:table-cell>
          <table:table-cell table:style-name="ce121"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5]&lt;&gt;0;[.F105]*[.G$4]/100;&quot; &quot;));IF([.F105]&lt;&gt;0;[.F105]*[.G$2]/(100+[.G$2]);&quot; &quot;))" office:value-type="string" office:string-value=" ">
            <text:p><text:s/></text:p>
          </table:table-cell>
          <table:table-cell table:style-name="ce121"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6]&lt;&gt;0;[.F106]*[.G$4]/100;&quot; &quot;));IF([.F106]&lt;&gt;0;[.F106]*[.G$2]/(100+[.G$2]);&quot; &quot;))" office:value-type="string" office:string-value=" ">
            <text:p><text:s/></text:p>
          </table:table-cell>
          <table:table-cell table:style-name="ce121"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7]&lt;&gt;0;[.F107]*[.G$4]/100;&quot; &quot;));IF([.F107]&lt;&gt;0;[.F107]*[.G$2]/(100+[.G$2]);&quot; &quot;))" office:value-type="string" office:string-value=" ">
            <text:p><text:s/></text:p>
          </table:table-cell>
          <table:table-cell table:style-name="ce121"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8]&lt;&gt;0;[.F108]*[.G$4]/100;&quot; &quot;));IF([.F108]&lt;&gt;0;[.F108]*[.G$2]/(100+[.G$2]);&quot; &quot;))" office:value-type="string" office:string-value=" ">
            <text:p><text:s/></text:p>
          </table:table-cell>
          <table:table-cell table:style-name="ce121"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09]&lt;&gt;0;[.F109]*[.G$4]/100;&quot; &quot;));IF([.F109]&lt;&gt;0;[.F109]*[.G$2]/(100+[.G$2]);&quot; &quot;))" office:value-type="string" office:string-value=" ">
            <text:p><text:s/></text:p>
          </table:table-cell>
          <table:table-cell table:style-name="ce121"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0]&lt;&gt;0;[.F110]*[.G$4]/100;&quot; &quot;));IF([.F110]&lt;&gt;0;[.F110]*[.G$2]/(100+[.G$2]);&quot; &quot;))" office:value-type="string" office:string-value=" ">
            <text:p><text:s/></text:p>
          </table:table-cell>
          <table:table-cell table:style-name="ce121"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1]&lt;&gt;0;[.F111]*[.G$4]/100;&quot; &quot;));IF([.F111]&lt;&gt;0;[.F111]*[.G$2]/(100+[.G$2]);&quot; &quot;))" office:value-type="string" office:string-value=" ">
            <text:p><text:s/></text:p>
          </table:table-cell>
          <table:table-cell table:style-name="ce121"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2]&lt;&gt;0;[.F112]*[.G$4]/100;&quot; &quot;));IF([.F112]&lt;&gt;0;[.F112]*[.G$2]/(100+[.G$2]);&quot; &quot;))" office:value-type="string" office:string-value=" ">
            <text:p><text:s/></text:p>
          </table:table-cell>
          <table:table-cell table:style-name="ce121"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3]&lt;&gt;0;[.F113]*[.G$4]/100;&quot; &quot;));IF([.F113]&lt;&gt;0;[.F113]*[.G$2]/(100+[.G$2]);&quot; &quot;))" office:value-type="string" office:string-value=" ">
            <text:p><text:s/></text:p>
          </table:table-cell>
          <table:table-cell table:style-name="ce121"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4]&lt;&gt;0;[.F114]*[.G$4]/100;&quot; &quot;));IF([.F114]&lt;&gt;0;[.F114]*[.G$2]/(100+[.G$2]);&quot; &quot;))" office:value-type="string" office:string-value=" ">
            <text:p><text:s/></text:p>
          </table:table-cell>
          <table:table-cell table:style-name="ce121"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5]&lt;&gt;0;[.F115]*[.G$4]/100;&quot; &quot;));IF([.F115]&lt;&gt;0;[.F115]*[.G$2]/(100+[.G$2]);&quot; &quot;))" office:value-type="string" office:string-value=" ">
            <text:p><text:s/></text:p>
          </table:table-cell>
          <table:table-cell table:style-name="ce121"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6]&lt;&gt;0;[.F116]*[.G$4]/100;&quot; &quot;));IF([.F116]&lt;&gt;0;[.F116]*[.G$2]/(100+[.G$2]);&quot; &quot;))" office:value-type="string" office:string-value=" ">
            <text:p><text:s/></text:p>
          </table:table-cell>
          <table:table-cell table:style-name="ce121"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7]&lt;&gt;0;[.F117]*[.G$4]/100;&quot; &quot;));IF([.F117]&lt;&gt;0;[.F117]*[.G$2]/(100+[.G$2]);&quot; &quot;))" office:value-type="string" office:string-value=" ">
            <text:p><text:s/></text:p>
          </table:table-cell>
          <table:table-cell table:style-name="ce121"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8]&lt;&gt;0;[.F118]*[.G$4]/100;&quot; &quot;));IF([.F118]&lt;&gt;0;[.F118]*[.G$2]/(100+[.G$2]);&quot; &quot;))" office:value-type="string" office:string-value=" ">
            <text:p><text:s/></text:p>
          </table:table-cell>
          <table:table-cell table:style-name="ce121"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19]&lt;&gt;0;[.F119]*[.G$4]/100;&quot; &quot;));IF([.F119]&lt;&gt;0;[.F119]*[.G$2]/(100+[.G$2]);&quot; &quot;))" office:value-type="string" office:string-value=" ">
            <text:p><text:s/></text:p>
          </table:table-cell>
          <table:table-cell table:style-name="ce121"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0]&lt;&gt;0;[.F120]*[.G$4]/100;&quot; &quot;));IF([.F120]&lt;&gt;0;[.F120]*[.G$2]/(100+[.G$2]);&quot; &quot;))" office:value-type="string" office:string-value=" ">
            <text:p><text:s/></text:p>
          </table:table-cell>
          <table:table-cell table:style-name="ce121"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1]&lt;&gt;0;[.F121]*[.G$4]/100;&quot; &quot;));IF([.F121]&lt;&gt;0;[.F121]*[.G$2]/(100+[.G$2]);&quot; &quot;))" office:value-type="string" office:string-value=" ">
            <text:p><text:s/></text:p>
          </table:table-cell>
          <table:table-cell table:style-name="ce121"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2]&lt;&gt;0;[.F122]*[.G$4]/100;&quot; &quot;));IF([.F122]&lt;&gt;0;[.F122]*[.G$2]/(100+[.G$2]);&quot; &quot;))" office:value-type="string" office:string-value=" ">
            <text:p><text:s/></text:p>
          </table:table-cell>
          <table:table-cell table:style-name="ce121"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3]&lt;&gt;0;[.F123]*[.G$4]/100;&quot; &quot;));IF([.F123]&lt;&gt;0;[.F123]*[.G$2]/(100+[.G$2]);&quot; &quot;))" office:value-type="string" office:string-value=" ">
            <text:p><text:s/></text:p>
          </table:table-cell>
          <table:table-cell table:style-name="ce121"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4]&lt;&gt;0;[.F124]*[.G$4]/100;&quot; &quot;));IF([.F124]&lt;&gt;0;[.F124]*[.G$2]/(100+[.G$2]);&quot; &quot;))" office:value-type="string" office:string-value=" ">
            <text:p><text:s/></text:p>
          </table:table-cell>
          <table:table-cell table:style-name="ce121"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5]&lt;&gt;0;[.F125]*[.G$4]/100;&quot; &quot;));IF([.F125]&lt;&gt;0;[.F125]*[.G$2]/(100+[.G$2]);&quot; &quot;))" office:value-type="string" office:string-value=" ">
            <text:p><text:s/></text:p>
          </table:table-cell>
          <table:table-cell table:style-name="ce121"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6]&lt;&gt;0;[.F126]*[.G$4]/100;&quot; &quot;));IF([.F126]&lt;&gt;0;[.F126]*[.G$2]/(100+[.G$2]);&quot; &quot;))" office:value-type="string" office:string-value=" ">
            <text:p><text:s/></text:p>
          </table:table-cell>
          <table:table-cell table:style-name="ce121"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7]&lt;&gt;0;[.F127]*[.G$4]/100;&quot; &quot;));IF([.F127]&lt;&gt;0;[.F127]*[.G$2]/(100+[.G$2]);&quot; &quot;))" office:value-type="string" office:string-value=" ">
            <text:p><text:s/></text:p>
          </table:table-cell>
          <table:table-cell table:style-name="ce121"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8]&lt;&gt;0;[.F128]*[.G$4]/100;&quot; &quot;));IF([.F128]&lt;&gt;0;[.F128]*[.G$2]/(100+[.G$2]);&quot; &quot;))" office:value-type="string" office:string-value=" ">
            <text:p><text:s/></text:p>
          </table:table-cell>
          <table:table-cell table:style-name="ce121"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29]&lt;&gt;0;[.F129]*[.G$4]/100;&quot; &quot;));IF([.F129]&lt;&gt;0;[.F129]*[.G$2]/(100+[.G$2]);&quot; &quot;))" office:value-type="string" office:string-value=" ">
            <text:p><text:s/></text:p>
          </table:table-cell>
          <table:table-cell table:style-name="ce121"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0]&lt;&gt;0;[.F130]*[.G$4]/100;&quot; &quot;));IF([.F130]&lt;&gt;0;[.F130]*[.G$2]/(100+[.G$2]);&quot; &quot;))" office:value-type="string" office:string-value=" ">
            <text:p><text:s/></text:p>
          </table:table-cell>
          <table:table-cell table:style-name="ce121"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1]&lt;&gt;0;[.F131]*[.G$4]/100;&quot; &quot;));IF([.F131]&lt;&gt;0;[.F131]*[.G$2]/(100+[.G$2]);&quot; &quot;))" office:value-type="string" office:string-value=" ">
            <text:p><text:s/></text:p>
          </table:table-cell>
          <table:table-cell table:style-name="ce121"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2]&lt;&gt;0;[.F132]*[.G$4]/100;&quot; &quot;));IF([.F132]&lt;&gt;0;[.F132]*[.G$2]/(100+[.G$2]);&quot; &quot;))" office:value-type="string" office:string-value=" ">
            <text:p><text:s/></text:p>
          </table:table-cell>
          <table:table-cell table:style-name="ce121"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3]&lt;&gt;0;[.F133]*[.G$4]/100;&quot; &quot;));IF([.F133]&lt;&gt;0;[.F133]*[.G$2]/(100+[.G$2]);&quot; &quot;))" office:value-type="string" office:string-value=" ">
            <text:p><text:s/></text:p>
          </table:table-cell>
          <table:table-cell table:style-name="ce121"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4]&lt;&gt;0;[.F134]*[.G$4]/100;&quot; &quot;));IF([.F134]&lt;&gt;0;[.F134]*[.G$2]/(100+[.G$2]);&quot; &quot;))" office:value-type="string" office:string-value=" ">
            <text:p><text:s/></text:p>
          </table:table-cell>
          <table:table-cell table:style-name="ce121"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5]&lt;&gt;0;[.F135]*[.G$4]/100;&quot; &quot;));IF([.F135]&lt;&gt;0;[.F135]*[.G$2]/(100+[.G$2]);&quot; &quot;))" office:value-type="string" office:string-value=" ">
            <text:p><text:s/></text:p>
          </table:table-cell>
          <table:table-cell table:style-name="ce121"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6]&lt;&gt;0;[.F136]*[.G$4]/100;&quot; &quot;));IF([.F136]&lt;&gt;0;[.F136]*[.G$2]/(100+[.G$2]);&quot; &quot;))" office:value-type="string" office:string-value=" ">
            <text:p><text:s/></text:p>
          </table:table-cell>
          <table:table-cell table:style-name="ce121"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7]&lt;&gt;0;[.F137]*[.G$4]/100;&quot; &quot;));IF([.F137]&lt;&gt;0;[.F137]*[.G$2]/(100+[.G$2]);&quot; &quot;))" office:value-type="string" office:string-value=" ">
            <text:p><text:s/></text:p>
          </table:table-cell>
          <table:table-cell table:style-name="ce121"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8]&lt;&gt;0;[.F138]*[.G$4]/100;&quot; &quot;));IF([.F138]&lt;&gt;0;[.F138]*[.G$2]/(100+[.G$2]);&quot; &quot;))" office:value-type="string" office:string-value=" ">
            <text:p><text:s/></text:p>
          </table:table-cell>
          <table:table-cell table:style-name="ce121"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39]&lt;&gt;0;[.F139]*[.G$4]/100;&quot; &quot;));IF([.F139]&lt;&gt;0;[.F139]*[.G$2]/(100+[.G$2]);&quot; &quot;))" office:value-type="string" office:string-value=" ">
            <text:p><text:s/></text:p>
          </table:table-cell>
          <table:table-cell table:style-name="ce121"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0]&lt;&gt;0;[.F140]*[.G$4]/100;&quot; &quot;));IF([.F140]&lt;&gt;0;[.F140]*[.G$2]/(100+[.G$2]);&quot; &quot;))" office:value-type="string" office:string-value=" ">
            <text:p><text:s/></text:p>
          </table:table-cell>
          <table:table-cell table:style-name="ce121"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1]&lt;&gt;0;[.F141]*[.G$4]/100;&quot; &quot;));IF([.F141]&lt;&gt;0;[.F141]*[.G$2]/(100+[.G$2]);&quot; &quot;))" office:value-type="string" office:string-value=" ">
            <text:p><text:s/></text:p>
          </table:table-cell>
          <table:table-cell table:style-name="ce121"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2]&lt;&gt;0;[.F142]*[.G$4]/100;&quot; &quot;));IF([.F142]&lt;&gt;0;[.F142]*[.G$2]/(100+[.G$2]);&quot; &quot;))" office:value-type="string" office:string-value=" ">
            <text:p><text:s/></text:p>
          </table:table-cell>
          <table:table-cell table:style-name="ce121"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3]&lt;&gt;0;[.F143]*[.G$4]/100;&quot; &quot;));IF([.F143]&lt;&gt;0;[.F143]*[.G$2]/(100+[.G$2]);&quot; &quot;))" office:value-type="string" office:string-value=" ">
            <text:p><text:s/></text:p>
          </table:table-cell>
          <table:table-cell table:style-name="ce121"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4]&lt;&gt;0;[.F144]*[.G$4]/100;&quot; &quot;));IF([.F144]&lt;&gt;0;[.F144]*[.G$2]/(100+[.G$2]);&quot; &quot;))" office:value-type="string" office:string-value=" ">
            <text:p><text:s/></text:p>
          </table:table-cell>
          <table:table-cell table:style-name="ce121"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5]&lt;&gt;0;[.F145]*[.G$4]/100;&quot; &quot;));IF([.F145]&lt;&gt;0;[.F145]*[.G$2]/(100+[.G$2]);&quot; &quot;))" office:value-type="string" office:string-value=" ">
            <text:p><text:s/></text:p>
          </table:table-cell>
          <table:table-cell table:style-name="ce121"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6]&lt;&gt;0;[.F146]*[.G$4]/100;&quot; &quot;));IF([.F146]&lt;&gt;0;[.F146]*[.G$2]/(100+[.G$2]);&quot; &quot;))" office:value-type="string" office:string-value=" ">
            <text:p><text:s/></text:p>
          </table:table-cell>
          <table:table-cell table:style-name="ce121"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7]&lt;&gt;0;[.F147]*[.G$4]/100;&quot; &quot;));IF([.F147]&lt;&gt;0;[.F147]*[.G$2]/(100+[.G$2]);&quot; &quot;))" office:value-type="string" office:string-value=" ">
            <text:p><text:s/></text:p>
          </table:table-cell>
          <table:table-cell table:style-name="ce121"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8]&lt;&gt;0;[.F148]*[.G$4]/100;&quot; &quot;));IF([.F148]&lt;&gt;0;[.F148]*[.G$2]/(100+[.G$2]);&quot; &quot;))" office:value-type="string" office:string-value=" ">
            <text:p><text:s/></text:p>
          </table:table-cell>
          <table:table-cell table:style-name="ce121"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49]&lt;&gt;0;[.F149]*[.G$4]/100;&quot; &quot;));IF([.F149]&lt;&gt;0;[.F149]*[.G$2]/(100+[.G$2]);&quot; &quot;))" office:value-type="string" office:string-value=" ">
            <text:p><text:s/></text:p>
          </table:table-cell>
          <table:table-cell table:style-name="ce121"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0]&lt;&gt;0;[.F150]*[.G$4]/100;&quot; &quot;));IF([.F150]&lt;&gt;0;[.F150]*[.G$2]/(100+[.G$2]);&quot; &quot;))" office:value-type="string" office:string-value=" ">
            <text:p><text:s/></text:p>
          </table:table-cell>
          <table:table-cell table:style-name="ce121"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1]&lt;&gt;0;[.F151]*[.G$4]/100;&quot; &quot;));IF([.F151]&lt;&gt;0;[.F151]*[.G$2]/(100+[.G$2]);&quot; &quot;))" office:value-type="string" office:string-value=" ">
            <text:p><text:s/></text:p>
          </table:table-cell>
          <table:table-cell table:style-name="ce121"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2]&lt;&gt;0;[.F152]*[.G$4]/100;&quot; &quot;));IF([.F152]&lt;&gt;0;[.F152]*[.G$2]/(100+[.G$2]);&quot; &quot;))" office:value-type="string" office:string-value=" ">
            <text:p><text:s/></text:p>
          </table:table-cell>
          <table:table-cell table:style-name="ce121"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3]&lt;&gt;0;[.F153]*[.G$4]/100;&quot; &quot;));IF([.F153]&lt;&gt;0;[.F153]*[.G$2]/(100+[.G$2]);&quot; &quot;))" office:value-type="string" office:string-value=" ">
            <text:p><text:s/></text:p>
          </table:table-cell>
          <table:table-cell table:style-name="ce121"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4]&lt;&gt;0;[.F154]*[.G$4]/100;&quot; &quot;));IF([.F154]&lt;&gt;0;[.F154]*[.G$2]/(100+[.G$2]);&quot; &quot;))" office:value-type="string" office:string-value=" ">
            <text:p><text:s/></text:p>
          </table:table-cell>
          <table:table-cell table:style-name="ce121"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5]&lt;&gt;0;[.F155]*[.G$4]/100;&quot; &quot;));IF([.F155]&lt;&gt;0;[.F155]*[.G$2]/(100+[.G$2]);&quot; &quot;))" office:value-type="string" office:string-value=" ">
            <text:p><text:s/></text:p>
          </table:table-cell>
          <table:table-cell table:style-name="ce121"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6]&lt;&gt;0;[.F156]*[.G$4]/100;&quot; &quot;));IF([.F156]&lt;&gt;0;[.F156]*[.G$2]/(100+[.G$2]);&quot; &quot;))" office:value-type="string" office:string-value=" ">
            <text:p><text:s/></text:p>
          </table:table-cell>
          <table:table-cell table:style-name="ce121"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7]&lt;&gt;0;[.F157]*[.G$4]/100;&quot; &quot;));IF([.F157]&lt;&gt;0;[.F157]*[.G$2]/(100+[.G$2]);&quot; &quot;))" office:value-type="string" office:string-value=" ">
            <text:p><text:s/></text:p>
          </table:table-cell>
          <table:table-cell table:style-name="ce121"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8]&lt;&gt;0;[.F158]*[.G$4]/100;&quot; &quot;));IF([.F158]&lt;&gt;0;[.F158]*[.G$2]/(100+[.G$2]);&quot; &quot;))" office:value-type="string" office:string-value=" ">
            <text:p><text:s/></text:p>
          </table:table-cell>
          <table:table-cell table:style-name="ce121"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59]&lt;&gt;0;[.F159]*[.G$4]/100;&quot; &quot;));IF([.F159]&lt;&gt;0;[.F159]*[.G$2]/(100+[.G$2]);&quot; &quot;))" office:value-type="string" office:string-value=" ">
            <text:p><text:s/></text:p>
          </table:table-cell>
          <table:table-cell table:style-name="ce121"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0]&lt;&gt;0;[.F160]*[.G$4]/100;&quot; &quot;));IF([.F160]&lt;&gt;0;[.F160]*[.G$2]/(100+[.G$2]);&quot; &quot;))" office:value-type="string" office:string-value=" ">
            <text:p><text:s/></text:p>
          </table:table-cell>
          <table:table-cell table:style-name="ce121"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1]&lt;&gt;0;[.F161]*[.G$4]/100;&quot; &quot;));IF([.F161]&lt;&gt;0;[.F161]*[.G$2]/(100+[.G$2]);&quot; &quot;))" office:value-type="string" office:string-value=" ">
            <text:p><text:s/></text:p>
          </table:table-cell>
          <table:table-cell table:style-name="ce121"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2]&lt;&gt;0;[.F162]*[.G$4]/100;&quot; &quot;));IF([.F162]&lt;&gt;0;[.F162]*[.G$2]/(100+[.G$2]);&quot; &quot;))" office:value-type="string" office:string-value=" ">
            <text:p><text:s/></text:p>
          </table:table-cell>
          <table:table-cell table:style-name="ce121"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3]&lt;&gt;0;[.F163]*[.G$4]/100;&quot; &quot;));IF([.F163]&lt;&gt;0;[.F163]*[.G$2]/(100+[.G$2]);&quot; &quot;))" office:value-type="string" office:string-value=" ">
            <text:p><text:s/></text:p>
          </table:table-cell>
          <table:table-cell table:style-name="ce121"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4]&lt;&gt;0;[.F164]*[.G$4]/100;&quot; &quot;));IF([.F164]&lt;&gt;0;[.F164]*[.G$2]/(100+[.G$2]);&quot; &quot;))" office:value-type="string" office:string-value=" ">
            <text:p><text:s/></text:p>
          </table:table-cell>
          <table:table-cell table:style-name="ce121"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5]&lt;&gt;0;[.F165]*[.G$4]/100;&quot; &quot;));IF([.F165]&lt;&gt;0;[.F165]*[.G$2]/(100+[.G$2]);&quot; &quot;))" office:value-type="string" office:string-value=" ">
            <text:p><text:s/></text:p>
          </table:table-cell>
          <table:table-cell table:style-name="ce121"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6]&lt;&gt;0;[.F166]*[.G$4]/100;&quot; &quot;));IF([.F166]&lt;&gt;0;[.F166]*[.G$2]/(100+[.G$2]);&quot; &quot;))" office:value-type="string" office:string-value=" ">
            <text:p><text:s/></text:p>
          </table:table-cell>
          <table:table-cell table:style-name="ce121"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7]&lt;&gt;0;[.F167]*[.G$4]/100;&quot; &quot;));IF([.F167]&lt;&gt;0;[.F167]*[.G$2]/(100+[.G$2]);&quot; &quot;))" office:value-type="string" office:string-value=" ">
            <text:p><text:s/></text:p>
          </table:table-cell>
          <table:table-cell table:style-name="ce121"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8]&lt;&gt;0;[.F168]*[.G$4]/100;&quot; &quot;));IF([.F168]&lt;&gt;0;[.F168]*[.G$2]/(100+[.G$2]);&quot; &quot;))" office:value-type="string" office:string-value=" ">
            <text:p><text:s/></text:p>
          </table:table-cell>
          <table:table-cell table:style-name="ce121"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69]&lt;&gt;0;[.F169]*[.G$4]/100;&quot; &quot;));IF([.F169]&lt;&gt;0;[.F169]*[.G$2]/(100+[.G$2]);&quot; &quot;))" office:value-type="string" office:string-value=" ">
            <text:p><text:s/></text:p>
          </table:table-cell>
          <table:table-cell table:style-name="ce121"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0]&lt;&gt;0;[.F170]*[.G$4]/100;&quot; &quot;));IF([.F170]&lt;&gt;0;[.F170]*[.G$2]/(100+[.G$2]);&quot; &quot;))" office:value-type="string" office:string-value=" ">
            <text:p><text:s/></text:p>
          </table:table-cell>
          <table:table-cell table:style-name="ce121"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1]&lt;&gt;0;[.F171]*[.G$4]/100;&quot; &quot;));IF([.F171]&lt;&gt;0;[.F171]*[.G$2]/(100+[.G$2]);&quot; &quot;))" office:value-type="string" office:string-value=" ">
            <text:p><text:s/></text:p>
          </table:table-cell>
          <table:table-cell table:style-name="ce121"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2]&lt;&gt;0;[.F172]*[.G$4]/100;&quot; &quot;));IF([.F172]&lt;&gt;0;[.F172]*[.G$2]/(100+[.G$2]);&quot; &quot;))" office:value-type="string" office:string-value=" ">
            <text:p><text:s/></text:p>
          </table:table-cell>
          <table:table-cell table:style-name="ce121"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3]&lt;&gt;0;[.F173]*[.G$4]/100;&quot; &quot;));IF([.F173]&lt;&gt;0;[.F173]*[.G$2]/(100+[.G$2]);&quot; &quot;))" office:value-type="string" office:string-value=" ">
            <text:p><text:s/></text:p>
          </table:table-cell>
          <table:table-cell table:style-name="ce121"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4]&lt;&gt;0;[.F174]*[.G$4]/100;&quot; &quot;));IF([.F174]&lt;&gt;0;[.F174]*[.G$2]/(100+[.G$2]);&quot; &quot;))" office:value-type="string" office:string-value=" ">
            <text:p><text:s/></text:p>
          </table:table-cell>
          <table:table-cell table:style-name="ce121"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5]&lt;&gt;0;[.F175]*[.G$4]/100;&quot; &quot;));IF([.F175]&lt;&gt;0;[.F175]*[.G$2]/(100+[.G$2]);&quot; &quot;))" office:value-type="string" office:string-value=" ">
            <text:p><text:s/></text:p>
          </table:table-cell>
          <table:table-cell table:style-name="ce121"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6]&lt;&gt;0;[.F176]*[.G$4]/100;&quot; &quot;));IF([.F176]&lt;&gt;0;[.F176]*[.G$2]/(100+[.G$2]);&quot; &quot;))" office:value-type="string" office:string-value=" ">
            <text:p><text:s/></text:p>
          </table:table-cell>
          <table:table-cell table:style-name="ce121"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7]&lt;&gt;0;[.F177]*[.G$4]/100;&quot; &quot;));IF([.F177]&lt;&gt;0;[.F177]*[.G$2]/(100+[.G$2]);&quot; &quot;))" office:value-type="string" office:string-value=" ">
            <text:p><text:s/></text:p>
          </table:table-cell>
          <table:table-cell table:style-name="ce121"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8]&lt;&gt;0;[.F178]*[.G$4]/100;&quot; &quot;));IF([.F178]&lt;&gt;0;[.F178]*[.G$2]/(100+[.G$2]);&quot; &quot;))" office:value-type="string" office:string-value=" ">
            <text:p><text:s/></text:p>
          </table:table-cell>
          <table:table-cell table:style-name="ce121"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79]&lt;&gt;0;[.F179]*[.G$4]/100;&quot; &quot;));IF([.F179]&lt;&gt;0;[.F179]*[.G$2]/(100+[.G$2]);&quot; &quot;))" office:value-type="string" office:string-value=" ">
            <text:p><text:s/></text:p>
          </table:table-cell>
          <table:table-cell table:style-name="ce121"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0]&lt;&gt;0;[.F180]*[.G$4]/100;&quot; &quot;));IF([.F180]&lt;&gt;0;[.F180]*[.G$2]/(100+[.G$2]);&quot; &quot;))" office:value-type="string" office:string-value=" ">
            <text:p><text:s/></text:p>
          </table:table-cell>
          <table:table-cell table:style-name="ce121"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1]&lt;&gt;0;[.F181]*[.G$4]/100;&quot; &quot;));IF([.F181]&lt;&gt;0;[.F181]*[.G$2]/(100+[.G$2]);&quot; &quot;))" office:value-type="string" office:string-value=" ">
            <text:p><text:s/></text:p>
          </table:table-cell>
          <table:table-cell table:style-name="ce121"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2]&lt;&gt;0;[.F182]*[.G$4]/100;&quot; &quot;));IF([.F182]&lt;&gt;0;[.F182]*[.G$2]/(100+[.G$2]);&quot; &quot;))" office:value-type="string" office:string-value=" ">
            <text:p><text:s/></text:p>
          </table:table-cell>
          <table:table-cell table:style-name="ce121"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3]&lt;&gt;0;[.F183]*[.G$4]/100;&quot; &quot;));IF([.F183]&lt;&gt;0;[.F183]*[.G$2]/(100+[.G$2]);&quot; &quot;))" office:value-type="string" office:string-value=" ">
            <text:p><text:s/></text:p>
          </table:table-cell>
          <table:table-cell table:style-name="ce121"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4]&lt;&gt;0;[.F184]*[.G$4]/100;&quot; &quot;));IF([.F184]&lt;&gt;0;[.F184]*[.G$2]/(100+[.G$2]);&quot; &quot;))" office:value-type="string" office:string-value=" ">
            <text:p><text:s/></text:p>
          </table:table-cell>
          <table:table-cell table:style-name="ce121"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5]&lt;&gt;0;[.F185]*[.G$4]/100;&quot; &quot;));IF([.F185]&lt;&gt;0;[.F185]*[.G$2]/(100+[.G$2]);&quot; &quot;))" office:value-type="string" office:string-value=" ">
            <text:p><text:s/></text:p>
          </table:table-cell>
          <table:table-cell table:style-name="ce121"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6]&lt;&gt;0;[.F186]*[.G$4]/100;&quot; &quot;));IF([.F186]&lt;&gt;0;[.F186]*[.G$2]/(100+[.G$2]);&quot; &quot;))" office:value-type="string" office:string-value=" ">
            <text:p><text:s/></text:p>
          </table:table-cell>
          <table:table-cell table:style-name="ce121"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7]&lt;&gt;0;[.F187]*[.G$4]/100;&quot; &quot;));IF([.F187]&lt;&gt;0;[.F187]*[.G$2]/(100+[.G$2]);&quot; &quot;))" office:value-type="string" office:string-value=" ">
            <text:p><text:s/></text:p>
          </table:table-cell>
          <table:table-cell table:style-name="ce121"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8]&lt;&gt;0;[.F188]*[.G$4]/100;&quot; &quot;));IF([.F188]&lt;&gt;0;[.F188]*[.G$2]/(100+[.G$2]);&quot; &quot;))" office:value-type="string" office:string-value=" ">
            <text:p><text:s/></text:p>
          </table:table-cell>
          <table:table-cell table:style-name="ce121"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89]&lt;&gt;0;[.F189]*[.G$4]/100;&quot; &quot;));IF([.F189]&lt;&gt;0;[.F189]*[.G$2]/(100+[.G$2]);&quot; &quot;))" office:value-type="string" office:string-value=" ">
            <text:p><text:s/></text:p>
          </table:table-cell>
          <table:table-cell table:style-name="ce121"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0]&lt;&gt;0;[.F190]*[.G$4]/100;&quot; &quot;));IF([.F190]&lt;&gt;0;[.F190]*[.G$2]/(100+[.G$2]);&quot; &quot;))" office:value-type="string" office:string-value=" ">
            <text:p><text:s/></text:p>
          </table:table-cell>
          <table:table-cell table:style-name="ce121"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1]&lt;&gt;0;[.F191]*[.G$4]/100;&quot; &quot;));IF([.F191]&lt;&gt;0;[.F191]*[.G$2]/(100+[.G$2]);&quot; &quot;))" office:value-type="string" office:string-value=" ">
            <text:p><text:s/></text:p>
          </table:table-cell>
          <table:table-cell table:style-name="ce121"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2]&lt;&gt;0;[.F192]*[.G$4]/100;&quot; &quot;));IF([.F192]&lt;&gt;0;[.F192]*[.G$2]/(100+[.G$2]);&quot; &quot;))" office:value-type="string" office:string-value=" ">
            <text:p><text:s/></text:p>
          </table:table-cell>
          <table:table-cell table:style-name="ce121"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3]&lt;&gt;0;[.F193]*[.G$4]/100;&quot; &quot;));IF([.F193]&lt;&gt;0;[.F193]*[.G$2]/(100+[.G$2]);&quot; &quot;))" office:value-type="string" office:string-value=" ">
            <text:p><text:s/></text:p>
          </table:table-cell>
          <table:table-cell table:style-name="ce121"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4]&lt;&gt;0;[.F194]*[.G$4]/100;&quot; &quot;));IF([.F194]&lt;&gt;0;[.F194]*[.G$2]/(100+[.G$2]);&quot; &quot;))" office:value-type="string" office:string-value=" ">
            <text:p><text:s/></text:p>
          </table:table-cell>
          <table:table-cell table:style-name="ce121"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5]&lt;&gt;0;[.F195]*[.G$4]/100;&quot; &quot;));IF([.F195]&lt;&gt;0;[.F195]*[.G$2]/(100+[.G$2]);&quot; &quot;))" office:value-type="string" office:string-value=" ">
            <text:p><text:s/></text:p>
          </table:table-cell>
          <table:table-cell table:style-name="ce121"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6]&lt;&gt;0;[.F196]*[.G$4]/100;&quot; &quot;));IF([.F196]&lt;&gt;0;[.F196]*[.G$2]/(100+[.G$2]);&quot; &quot;))" office:value-type="string" office:string-value=" ">
            <text:p><text:s/></text:p>
          </table:table-cell>
          <table:table-cell table:style-name="ce121"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7]&lt;&gt;0;[.F197]*[.G$4]/100;&quot; &quot;));IF([.F197]&lt;&gt;0;[.F197]*[.G$2]/(100+[.G$2]);&quot; &quot;))" office:value-type="string" office:string-value=" ">
            <text:p><text:s/></text:p>
          </table:table-cell>
          <table:table-cell table:style-name="ce121"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8]&lt;&gt;0;[.F198]*[.G$4]/100;&quot; &quot;));IF([.F198]&lt;&gt;0;[.F198]*[.G$2]/(100+[.G$2]);&quot; &quot;))" office:value-type="string" office:string-value=" ">
            <text:p><text:s/></text:p>
          </table:table-cell>
          <table:table-cell table:style-name="ce121"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5"/>
          <table:table-cell/>
          <table:table-cell table:style-name="ce121" table:formula="of:=IF([.G$4]&gt;0;(IF([.F199]&lt;&gt;0;[.F199]*[.G$4]/100;&quot; &quot;));IF([.F199]&lt;&gt;0;[.F199]*[.G$2]/(100+[.G$2]);&quot; &quot;))" office:value-type="string" office:string-value=" ">
            <text:p><text:s/></text:p>
          </table:table-cell>
          <table:table-cell table:style-name="ce121"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4"/>
          <table:table-cell table:style-name="ce107"/>
          <table:table-cell table:style-name="ce110" table:number-columns-repeated="2"/>
          <table:table-cell table:style-name="ce115"/>
          <table:table-cell table:style-name="ce118"/>
          <table:table-cell table:style-name="ce122" table:formula="of:=IF([.G$4]&gt;0;(IF([.F200]&lt;&gt;0;[.F200]*[.G$4]/100;&quot; &quot;));IF([.F200]&lt;&gt;0;[.F200]*[.G$2]/(100+[.G$2]);&quot; &quot;))" office:value-type="string" office:string-value=" ">
            <text:p><text:s/></text:p>
          </table:table-cell>
          <table:table-cell table:style-name="ce122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office:value-type="string">
            <text:p>Entries below this row are not included in Row 1 Totals</text:p>
          </table:table-cell>
          <table:table-cell table:number-columns-repeated="5"/>
          <table:table-cell table:style-name="ce121" table:number-columns-repeated="2"/>
          <table:table-cell table:number-columns-repeated="1016"/>
        </table:table-row>
        <table:table-row table:style-name="ro3" table:number-rows-repeated="419">
          <table:table-cell table:number-columns-repeated="6"/>
          <table:table-cell table:style-name="ce121" table:number-columns-repeated="2"/>
          <table:table-cell table:number-columns-repeated="1016"/>
        </table:table-row>
        <table:table-row table:style-name="ro3" table:number-rows-repeated="104795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313" table:style-name="ta8">
        <table:table-column table:style-name="co29" table:default-cell-style-name="ce128"/>
        <table:table-column table:style-name="co30" table:default-cell-style-name="ce130"/>
        <table:table-column table:style-name="co31" table:default-cell-style-name="ce134"/>
        <table:table-column table:style-name="co2" table:default-cell-style-name="ce139"/>
        <table:table-column table:style-name="co32" table:default-cell-style-name="ce131"/>
        <table:table-column table:style-name="co33" table:default-cell-style-name="ce144"/>
        <table:table-column table:style-name="co4" table:default-cell-style-name="ce144"/>
        <table:table-column table:style-name="co21" table:default-cell-style-name="ce144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5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7" table:formula="of:=['file:///C:/Users/antony/diy/GB%20Accounts/GB%20Accounts%202013-14/GB%20Accounts%20Company%202014-04-30%20(Apr14)%20OpenOffice/Purchases.ods'#$OpeningCreditors.$H$2]" office:value-type="string" office:string-value="Purchases           Net of Vat">
            <text:p>Purchases <text:s text:c="10"/>Net of Vat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1"/>
          <table:table-cell table:style-name="ce132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40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8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;&quot; &quot;)" office:value-type="string" office:string-value=" ">
            <text:p><text:s/>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413" table:style-name="ta7">
        <table:table-column table:style-name="co29" table:default-cell-style-name="ce128"/>
        <table:table-column table:style-name="co30" table:default-cell-style-name="ce130"/>
        <table:table-column table:style-name="co34" table:default-cell-style-name="ce134"/>
        <table:table-column table:style-name="co2" table:default-cell-style-name="ce139"/>
        <table:table-column table:style-name="co32" table:default-cell-style-name="ce131"/>
        <table:table-column table:style-name="co33" table:default-cell-style-name="ce144"/>
        <table:table-column table:style-name="co4" table:default-cell-style-name="ce144"/>
        <table:table-column table:style-name="co21" table:default-cell-style-name="ce144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5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7" table:formula="of:=['file:///C:/Users/antony/diy/GB%20Accounts/GB%20Accounts%202013-14/GB%20Accounts%20Company%202014-04-30%20(Apr14)%20OpenOffice/Purchases.ods'#$OpeningCreditors.$H$2]" office:value-type="string" office:string-value="Purchases           Net of Vat">
            <text:p>Purchases <text:s text:c="10"/>Net of Vat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1"/>
          <table:table-cell table:style-name="ce132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40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8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;&quot; &quot;)" office:value-type="string" office:string-value=" ">
            <text:p><text:s/>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514" table:style-name="ta7">
        <table:table-column table:style-name="co29" table:default-cell-style-name="ce128"/>
        <table:table-column table:style-name="co30" table:default-cell-style-name="ce130"/>
        <table:table-column table:style-name="co35" table:default-cell-style-name="ce134"/>
        <table:table-column table:style-name="co2" table:default-cell-style-name="ce139"/>
        <table:table-column table:style-name="co32" table:default-cell-style-name="ce131"/>
        <table:table-column table:style-name="co33" table:default-cell-style-name="ce144"/>
        <table:table-column table:style-name="co4" table:default-cell-style-name="ce144"/>
        <table:table-column table:style-name="co21" table:default-cell-style-name="ce144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5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7" table:formula="of:=['file:///C:/Users/antony/diy/GB%20Accounts/GB%20Accounts%202013-14/GB%20Accounts%20Company%202014-04-30%20(Apr14)%20OpenOffice/Purchases.ods'#$ClosingCreditors.$H$2]" office:value-type="string" office:string-value="Purchases           Net of Vat">
            <text:p>Purchases <text:s text:c="10"/>Net of Vat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1"/>
          <table:table-cell table:style-name="ce132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40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8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;&quot; &quot;)" office:value-type="string" office:string-value=" ">
            <text:p><text:s/>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0614" table:style-name="ta7">
        <table:table-column table:style-name="co29" table:default-cell-style-name="ce128"/>
        <table:table-column table:style-name="co30" table:default-cell-style-name="ce130"/>
        <table:table-column table:style-name="co36" table:default-cell-style-name="ce134"/>
        <table:table-column table:style-name="co2" table:default-cell-style-name="ce139"/>
        <table:table-column table:style-name="co32" table:default-cell-style-name="ce131"/>
        <table:table-column table:style-name="co33" table:default-cell-style-name="ce144"/>
        <table:table-column table:style-name="co4" table:default-cell-style-name="ce144"/>
        <table:table-column table:style-name="co21" table:default-cell-style-name="ce144"/>
        <table:table-column table:style-name="co10" table:number-columns-repeated="1016" table:default-cell-style-name="ce130"/>
        <table:table-row table:style-name="ro6">
          <table:table-cell table:style-name="ce127" office:value-type="string" table:number-columns-spanned="3" table:number-rows-spanned="1">
            <text:p>USE FOR VAT PERIODS OUTSIDE FINANCIAL YEAR</text:p>
          </table:table-cell>
          <table:covered-table-cell table:number-columns-repeated="2"/>
          <table:table-cell table:style-name="ce116" office:value-type="string" table:number-columns-spanned="2" table:number-rows-spanned="1">
            <text:p>Total for Month</text:p>
          </table:table-cell>
          <table:covered-table-cell/>
          <table:table-cell table:style-name="ce116" table:formula="of:=SUM([.F5:.F200])" office:value-type="float" office:value="0">
            <text:p>0.00 </text:p>
          </table:table-cell>
          <table:table-cell table:style-name="ce116" table:formula="of:=SUM([.G5:.G200])" office:value-type="float" office:value="0">
            <text:p>0.00 </text:p>
          </table:table-cell>
          <table:table-cell table:style-name="ce116" table:formula="of:=SUM([.H5:.H200])" office:value-type="float" office:value="0">
            <text:p>0.00 </text:p>
          </table:table-cell>
          <table:table-cell table:style-name="ce125" table:number-columns-repeated="1016"/>
        </table:table-row>
        <table:table-row table:style-name="ro7">
          <table:table-cell table:style-name="ce102" office:value-type="string" table:number-columns-spanned="1" table:number-rows-spanned="3">
            <text:p>Purchase Date</text:p>
          </table:table-cell>
          <table:table-cell table:style-name="ce106" table:formula="of:=IF(([.H1]-SUM([.O1:.AK1])&lt;&gt;0);&quot;COMPLETE EXPENSE ANALYSIS by inserting expense letter in col F&quot;;&quot;Supplier&quot;)" office:value-type="string" office:string-value="Supplier" table:number-columns-spanned="1" table:number-rows-spanned="3">
            <text:p>Supplier</text:p>
          </table:table-cell>
          <table:table-cell table:style-name="ce135" office:value-type="string" table:number-columns-spanned="1" table:number-rows-spanned="3">
            <text:p>Purchase Invoice Number or Reference</text:p>
          </table:table-cell>
          <table:table-cell table:style-name="ce112" office:value-type="string" table:number-columns-spanned="1" table:number-rows-spanned="3">
            <text:p>Purchase Description</text:p>
          </table:table-cell>
          <table:table-cell table:style-name="ce142" table:number-columns-spanned="1" table:number-rows-spanned="3"/>
          <table:table-cell table:style-name="ce106" office:value-type="string" table:number-columns-spanned="1" table:number-rows-spanned="3">
            <text:p>Total Purchase Value incl Vat</text:p>
          </table:table-cell>
          <table:table-cell table:style-name="ce147" table:formula="of:=['file:///C:/Users/antony/diy/GB%20Accounts/GB%20Accounts%202013-14/GB%20Accounts%20Company%202014-04-30%20(Apr14)%20OpenOffice/Purchases.ods'#$ClosingCreditors.$H$2]" office:value-type="string" office:string-value="Purchases           Net of Vat">
            <text:p>Purchases <text:s text:c="10"/>Net of Vat</text:p>
          </table:table-cell>
          <table:table-cell table:style-name="ce106" office:value-type="string" table:number-columns-spanned="1" table:number-rows-spanned="3">
            <text:p>Purchases <text:s text:c="10"/>Net of Vat</text:p>
          </table:table-cell>
          <table:table-cell table:style-name="ce148" table:number-columns-repeated="1016"/>
        </table:table-row>
        <table:table-row table:style-name="ro7">
          <table:covered-table-cell table:number-columns-repeated="6"/>
          <table:table-cell table:style-name="ce106" office:value-type="string" table:number-columns-spanned="1" table:number-rows-spanned="2">
            <text:p>Vat Input</text:p>
          </table:table-cell>
          <table:covered-table-cell/>
          <table:table-cell table:style-name="ce149" table:number-columns-repeated="1016"/>
        </table:table-row>
        <table:table-row table:style-name="ro3">
          <table:covered-table-cell table:number-columns-repeated="8"/>
          <table:table-cell table:number-columns-repeated="1016"/>
        </table:table-row>
        <table:table-row table:style-name="ro3">
          <table:table-cell/>
          <table:table-cell table:style-name="ce131"/>
          <table:table-cell table:style-name="ce136"/>
          <table:table-cell table:style-name="ce131"/>
          <table:table-cell table:style-name="ce132"/>
          <table:table-cell table:style-name="ce145"/>
          <table:table-cell table:formula="of:=IF([.F5]&lt;&gt;0;[.F5]*[.G$2]/(100+[.G$2]);&quot; &quot;)" office:value-type="string" office:string-value=" ">
            <text:p><text:s/></text:p>
          </table:table-cell>
          <table:table-cell table:formula="of:=IF(([.F5]&lt;&gt;0);[.F5]-[.G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6]&lt;&gt;0;[.F6]*[.G$2]/(100+[.G$2]);&quot; &quot;)" office:value-type="string" office:string-value=" ">
            <text:p><text:s/></text:p>
          </table:table-cell>
          <table:table-cell table:formula="of:=IF(([.F6]&lt;&gt;0);[.F6]-[.G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7]&lt;&gt;0;[.F7]*[.G$2]/(100+[.G$2]);&quot; &quot;)" office:value-type="string" office:string-value=" ">
            <text:p><text:s/></text:p>
          </table:table-cell>
          <table:table-cell table:formula="of:=IF(([.F7]&lt;&gt;0);[.F7]-[.G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8]&lt;&gt;0;[.F8]*[.G$2]/(100+[.G$2]);&quot; &quot;)" office:value-type="string" office:string-value=" ">
            <text:p><text:s/></text:p>
          </table:table-cell>
          <table:table-cell table:formula="of:=IF(([.F8]&lt;&gt;0);[.F8]-[.G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9]&lt;&gt;0;[.F9]*[.G$2]/(100+[.G$2]);&quot; &quot;)" office:value-type="string" office:string-value=" ">
            <text:p><text:s/></text:p>
          </table:table-cell>
          <table:table-cell table:formula="of:=IF(([.F9]&lt;&gt;0);[.F9]-[.G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0]&lt;&gt;0;[.F10]*[.G$2]/(100+[.G$2]);&quot; &quot;)" office:value-type="string" office:string-value=" ">
            <text:p><text:s/></text:p>
          </table:table-cell>
          <table:table-cell table:formula="of:=IF(([.F10]&lt;&gt;0);[.F10]-[.G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1]&lt;&gt;0;[.F11]*[.G$2]/(100+[.G$2]);&quot; &quot;)" office:value-type="string" office:string-value=" ">
            <text:p><text:s/></text:p>
          </table:table-cell>
          <table:table-cell table:formula="of:=IF(([.F11]&lt;&gt;0);[.F11]-[.G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2]&lt;&gt;0;[.F12]*[.G$2]/(100+[.G$2]);&quot; &quot;)" office:value-type="string" office:string-value=" ">
            <text:p><text:s/></text:p>
          </table:table-cell>
          <table:table-cell table:formula="of:=IF(([.F12]&lt;&gt;0);[.F12]-[.G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3]&lt;&gt;0;[.F13]*[.G$2]/(100+[.G$2]);&quot; &quot;)" office:value-type="string" office:string-value=" ">
            <text:p><text:s/></text:p>
          </table:table-cell>
          <table:table-cell table:formula="of:=IF(([.F13]&lt;&gt;0);[.F13]-[.G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F14]&lt;&gt;0;[.F14]*[.G$2]/(100+[.G$2]);&quot; &quot;)" office:value-type="string" office:string-value=" ">
            <text:p><text:s/></text:p>
          </table:table-cell>
          <table:table-cell table:formula="of:=IF(([.F14]&lt;&gt;0);[.F14]-[.G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]&lt;&gt;0;[.F15]*[.G$2]/(100+[.G$2]);&quot; &quot;))" office:value-type="string" office:string-value=" ">
            <text:p><text:s/></text:p>
          </table:table-cell>
          <table:table-cell table:formula="of:=IF(([.F15]&lt;&gt;0);[.F15]-[.G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]&lt;&gt;0;[.F16]*[.G$2]/(100+[.G$2]);&quot; &quot;))" office:value-type="string" office:string-value=" ">
            <text:p><text:s/></text:p>
          </table:table-cell>
          <table:table-cell table:formula="of:=IF(([.F16]&lt;&gt;0);[.F16]-[.G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]&lt;&gt;0;[.F17]*[.G$2]/(100+[.G$2]);&quot; &quot;))" office:value-type="string" office:string-value=" ">
            <text:p><text:s/></text:p>
          </table:table-cell>
          <table:table-cell table:formula="of:=IF(([.F17]&lt;&gt;0);[.F17]-[.G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]&lt;&gt;0;[.F18]*[.G$2]/(100+[.G$2]);&quot; &quot;))" office:value-type="string" office:string-value=" ">
            <text:p><text:s/></text:p>
          </table:table-cell>
          <table:table-cell table:formula="of:=IF(([.F18]&lt;&gt;0);[.F18]-[.G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]&lt;&gt;0;[.F19]*[.G$2]/(100+[.G$2]);&quot; &quot;))" office:value-type="string" office:string-value=" ">
            <text:p><text:s/></text:p>
          </table:table-cell>
          <table:table-cell table:formula="of:=IF(([.F19]&lt;&gt;0);[.F19]-[.G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0]&lt;&gt;0;[.F20]*[.G$2]/(100+[.G$2]);&quot; &quot;))" office:value-type="string" office:string-value=" ">
            <text:p><text:s/></text:p>
          </table:table-cell>
          <table:table-cell table:formula="of:=IF(([.F20]&lt;&gt;0);[.F20]-[.G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1]&lt;&gt;0;[.F21]*[.G$2]/(100+[.G$2]);&quot; &quot;))" office:value-type="string" office:string-value=" ">
            <text:p><text:s/></text:p>
          </table:table-cell>
          <table:table-cell table:formula="of:=IF(([.F21]&lt;&gt;0);[.F21]-[.G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32" table:number-columns-repeated="2"/>
          <table:table-cell/>
          <table:table-cell table:formula="of:=IF([.G$4]=&quot;X&quot;;&quot; &quot;;IF([.F22]&lt;&gt;0;[.F22]*[.G$2]/(100+[.G$2]);&quot; &quot;))" office:value-type="string" office:string-value=" ">
            <text:p><text:s/></text:p>
          </table:table-cell>
          <table:table-cell table:formula="of:=IF(([.F22]&lt;&gt;0);[.F22]-[.G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/>
          <table:table-cell table:style-name="ce132"/>
          <table:table-cell table:style-name="ce137"/>
          <table:table-cell table:style-name="ce140"/>
          <table:table-cell table:style-name="ce132"/>
          <table:table-cell/>
          <table:table-cell table:formula="of:=IF([.G$4]=&quot;X&quot;;&quot; &quot;;IF([.F23]&lt;&gt;0;[.F23]*[.G$2]/(100+[.G$2]);&quot; &quot;))" office:value-type="string" office:string-value=" ">
            <text:p><text:s/></text:p>
          </table:table-cell>
          <table:table-cell table:formula="of:=IF(([.F23]&lt;&gt;0);[.F23]-[.G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4]&lt;&gt;0;[.F24]*[.G$2]/(100+[.G$2]);&quot; &quot;))" office:value-type="string" office:string-value=" ">
            <text:p><text:s/></text:p>
          </table:table-cell>
          <table:table-cell table:formula="of:=IF(([.F24]&lt;&gt;0);[.F24]-[.G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5]&lt;&gt;0;[.F25]*[.G$2]/(100+[.G$2]);&quot; &quot;))" office:value-type="string" office:string-value=" ">
            <text:p><text:s/></text:p>
          </table:table-cell>
          <table:table-cell table:formula="of:=IF(([.F25]&lt;&gt;0);[.F25]-[.G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6]&lt;&gt;0;[.F26]*[.G$2]/(100+[.G$2]);&quot; &quot;))" office:value-type="string" office:string-value=" ">
            <text:p><text:s/></text:p>
          </table:table-cell>
          <table:table-cell table:formula="of:=IF(([.F26]&lt;&gt;0);[.F26]-[.G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7]&lt;&gt;0;[.F27]*[.G$2]/(100+[.G$2]);&quot; &quot;))" office:value-type="string" office:string-value=" ">
            <text:p><text:s/></text:p>
          </table:table-cell>
          <table:table-cell table:formula="of:=IF(([.F27]&lt;&gt;0);[.F27]-[.G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8]&lt;&gt;0;[.F28]*[.G$2]/(100+[.G$2]);&quot; &quot;))" office:value-type="string" office:string-value=" ">
            <text:p><text:s/></text:p>
          </table:table-cell>
          <table:table-cell table:formula="of:=IF(([.F28]&lt;&gt;0);[.F28]-[.G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29]&lt;&gt;0;[.F29]*[.G$2]/(100+[.G$2]);&quot; &quot;))" office:value-type="string" office:string-value=" ">
            <text:p><text:s/></text:p>
          </table:table-cell>
          <table:table-cell table:formula="of:=IF(([.F29]&lt;&gt;0);[.F29]-[.G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0]&lt;&gt;0;[.F30]*[.G$2]/(100+[.G$2]);&quot; &quot;))" office:value-type="string" office:string-value=" ">
            <text:p><text:s/></text:p>
          </table:table-cell>
          <table:table-cell table:formula="of:=IF(([.F30]&lt;&gt;0);[.F30]-[.G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1]&lt;&gt;0;[.F31]*[.G$2]/(100+[.G$2]);&quot; &quot;))" office:value-type="string" office:string-value=" ">
            <text:p><text:s/></text:p>
          </table:table-cell>
          <table:table-cell table:formula="of:=IF(([.F31]&lt;&gt;0);[.F31]-[.G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2]&lt;&gt;0;[.F32]*[.G$2]/(100+[.G$2]);&quot; &quot;))" office:value-type="string" office:string-value=" ">
            <text:p><text:s/></text:p>
          </table:table-cell>
          <table:table-cell table:formula="of:=IF(([.F32]&lt;&gt;0);[.F32]-[.G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3]&lt;&gt;0;[.F33]*[.G$2]/(100+[.G$2]);&quot; &quot;))" office:value-type="string" office:string-value=" ">
            <text:p><text:s/></text:p>
          </table:table-cell>
          <table:table-cell table:formula="of:=IF(([.F33]&lt;&gt;0);[.F33]-[.G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4]&lt;&gt;0;[.F34]*[.G$2]/(100+[.G$2]);&quot; &quot;))" office:value-type="string" office:string-value=" ">
            <text:p><text:s/></text:p>
          </table:table-cell>
          <table:table-cell table:formula="of:=IF(([.F34]&lt;&gt;0);[.F34]-[.G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5]&lt;&gt;0;[.F35]*[.G$2]/(100+[.G$2]);&quot; &quot;))" office:value-type="string" office:string-value=" ">
            <text:p><text:s/></text:p>
          </table:table-cell>
          <table:table-cell table:formula="of:=IF(([.F35]&lt;&gt;0);[.F35]-[.G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6]&lt;&gt;0;[.F36]*[.G$2]/(100+[.G$2]);&quot; &quot;))" office:value-type="string" office:string-value=" ">
            <text:p><text:s/></text:p>
          </table:table-cell>
          <table:table-cell table:formula="of:=IF(([.F36]&lt;&gt;0);[.F36]-[.G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7]&lt;&gt;0;[.F37]*[.G$2]/(100+[.G$2]);&quot; &quot;))" office:value-type="string" office:string-value=" ">
            <text:p><text:s/></text:p>
          </table:table-cell>
          <table:table-cell table:formula="of:=IF(([.F37]&lt;&gt;0);[.F37]-[.G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8]&lt;&gt;0;[.F38]*[.G$2]/(100+[.G$2]);&quot; &quot;))" office:value-type="string" office:string-value=" ">
            <text:p><text:s/></text:p>
          </table:table-cell>
          <table:table-cell table:formula="of:=IF(([.F38]&lt;&gt;0);[.F38]-[.G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39]&lt;&gt;0;[.F39]*[.G$2]/(100+[.G$2]);&quot; &quot;))" office:value-type="string" office:string-value=" ">
            <text:p><text:s/></text:p>
          </table:table-cell>
          <table:table-cell table:formula="of:=IF(([.F39]&lt;&gt;0);[.F39]-[.G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0]&lt;&gt;0;[.F40]*[.G$2]/(100+[.G$2]);&quot; &quot;))" office:value-type="string" office:string-value=" ">
            <text:p><text:s/></text:p>
          </table:table-cell>
          <table:table-cell table:formula="of:=IF(([.F40]&lt;&gt;0);[.F40]-[.G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1]&lt;&gt;0;[.F41]*[.G$2]/(100+[.G$2]);&quot; &quot;))" office:value-type="string" office:string-value=" ">
            <text:p><text:s/></text:p>
          </table:table-cell>
          <table:table-cell table:formula="of:=IF(([.F41]&lt;&gt;0);[.F41]-[.G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2]&lt;&gt;0;[.F42]*[.G$2]/(100+[.G$2]);&quot; &quot;))" office:value-type="string" office:string-value=" ">
            <text:p><text:s/></text:p>
          </table:table-cell>
          <table:table-cell table:formula="of:=IF(([.F42]&lt;&gt;0);[.F42]-[.G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3]&lt;&gt;0;[.F43]*[.G$2]/(100+[.G$2]);&quot; &quot;))" office:value-type="string" office:string-value=" ">
            <text:p><text:s/></text:p>
          </table:table-cell>
          <table:table-cell table:formula="of:=IF(([.F43]&lt;&gt;0);[.F43]-[.G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4]&lt;&gt;0;[.F44]*[.G$2]/(100+[.G$2]);&quot; &quot;))" office:value-type="string" office:string-value=" ">
            <text:p><text:s/></text:p>
          </table:table-cell>
          <table:table-cell table:formula="of:=IF(([.F44]&lt;&gt;0);[.F44]-[.G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5]&lt;&gt;0;[.F45]*[.G$2]/(100+[.G$2]);&quot; &quot;))" office:value-type="string" office:string-value=" ">
            <text:p><text:s/></text:p>
          </table:table-cell>
          <table:table-cell table:formula="of:=IF(([.F45]&lt;&gt;0);[.F45]-[.G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6]&lt;&gt;0;[.F46]*[.G$2]/(100+[.G$2]);&quot; &quot;))" office:value-type="string" office:string-value=" ">
            <text:p><text:s/></text:p>
          </table:table-cell>
          <table:table-cell table:formula="of:=IF(([.F46]&lt;&gt;0);[.F46]-[.G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7]&lt;&gt;0;[.F47]*[.G$2]/(100+[.G$2]);&quot; &quot;))" office:value-type="string" office:string-value=" ">
            <text:p><text:s/></text:p>
          </table:table-cell>
          <table:table-cell table:formula="of:=IF(([.F47]&lt;&gt;0);[.F47]-[.G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8]&lt;&gt;0;[.F48]*[.G$2]/(100+[.G$2]);&quot; &quot;))" office:value-type="string" office:string-value=" ">
            <text:p><text:s/></text:p>
          </table:table-cell>
          <table:table-cell table:formula="of:=IF(([.F48]&lt;&gt;0);[.F48]-[.G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49]&lt;&gt;0;[.F49]*[.G$2]/(100+[.G$2]);&quot; &quot;))" office:value-type="string" office:string-value=" ">
            <text:p><text:s/></text:p>
          </table:table-cell>
          <table:table-cell table:formula="of:=IF(([.F49]&lt;&gt;0);[.F49]-[.G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0]&lt;&gt;0;[.F50]*[.G$2]/(100+[.G$2]);&quot; &quot;))" office:value-type="string" office:string-value=" ">
            <text:p><text:s/></text:p>
          </table:table-cell>
          <table:table-cell table:formula="of:=IF(([.F50]&lt;&gt;0);[.F50]-[.G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1]&lt;&gt;0;[.F51]*[.G$2]/(100+[.G$2]);&quot; &quot;))" office:value-type="string" office:string-value=" ">
            <text:p><text:s/></text:p>
          </table:table-cell>
          <table:table-cell table:formula="of:=IF(([.F51]&lt;&gt;0);[.F51]-[.G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2]&lt;&gt;0;[.F52]*[.G$2]/(100+[.G$2]);&quot; &quot;))" office:value-type="string" office:string-value=" ">
            <text:p><text:s/></text:p>
          </table:table-cell>
          <table:table-cell table:formula="of:=IF(([.F52]&lt;&gt;0);[.F52]-[.G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3]&lt;&gt;0;[.F53]*[.G$2]/(100+[.G$2]);&quot; &quot;))" office:value-type="string" office:string-value=" ">
            <text:p><text:s/></text:p>
          </table:table-cell>
          <table:table-cell table:formula="of:=IF(([.F53]&lt;&gt;0);[.F53]-[.G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4]&lt;&gt;0;[.F54]*[.G$2]/(100+[.G$2]);&quot; &quot;))" office:value-type="string" office:string-value=" ">
            <text:p><text:s/></text:p>
          </table:table-cell>
          <table:table-cell table:formula="of:=IF(([.F54]&lt;&gt;0);[.F54]-[.G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5]&lt;&gt;0;[.F55]*[.G$2]/(100+[.G$2]);&quot; &quot;))" office:value-type="string" office:string-value=" ">
            <text:p><text:s/></text:p>
          </table:table-cell>
          <table:table-cell table:formula="of:=IF(([.F55]&lt;&gt;0);[.F55]-[.G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6]&lt;&gt;0;[.F56]*[.G$2]/(100+[.G$2]);&quot; &quot;))" office:value-type="string" office:string-value=" ">
            <text:p><text:s/></text:p>
          </table:table-cell>
          <table:table-cell table:formula="of:=IF(([.F56]&lt;&gt;0);[.F56]-[.G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7]&lt;&gt;0;[.F57]*[.G$2]/(100+[.G$2]);&quot; &quot;))" office:value-type="string" office:string-value=" ">
            <text:p><text:s/></text:p>
          </table:table-cell>
          <table:table-cell table:formula="of:=IF(([.F57]&lt;&gt;0);[.F57]-[.G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8]&lt;&gt;0;[.F58]*[.G$2]/(100+[.G$2]);&quot; &quot;))" office:value-type="string" office:string-value=" ">
            <text:p><text:s/></text:p>
          </table:table-cell>
          <table:table-cell table:formula="of:=IF(([.F58]&lt;&gt;0);[.F58]-[.G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59]&lt;&gt;0;[.F59]*[.G$2]/(100+[.G$2]);&quot; &quot;))" office:value-type="string" office:string-value=" ">
            <text:p><text:s/></text:p>
          </table:table-cell>
          <table:table-cell table:formula="of:=IF(([.F59]&lt;&gt;0);[.F59]-[.G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0]&lt;&gt;0;[.F60]*[.G$2]/(100+[.G$2]);&quot; &quot;))" office:value-type="string" office:string-value=" ">
            <text:p><text:s/></text:p>
          </table:table-cell>
          <table:table-cell table:formula="of:=IF(([.F60]&lt;&gt;0);[.F60]-[.G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1]&lt;&gt;0;[.F61]*[.G$2]/(100+[.G$2]);&quot; &quot;))" office:value-type="string" office:string-value=" ">
            <text:p><text:s/></text:p>
          </table:table-cell>
          <table:table-cell table:formula="of:=IF(([.F61]&lt;&gt;0);[.F61]-[.G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2]&lt;&gt;0;[.F62]*[.G$2]/(100+[.G$2]);&quot; &quot;))" office:value-type="string" office:string-value=" ">
            <text:p><text:s/></text:p>
          </table:table-cell>
          <table:table-cell table:formula="of:=IF(([.F62]&lt;&gt;0);[.F62]-[.G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3]&lt;&gt;0;[.F63]*[.G$2]/(100+[.G$2]);&quot; &quot;))" office:value-type="string" office:string-value=" ">
            <text:p><text:s/></text:p>
          </table:table-cell>
          <table:table-cell table:formula="of:=IF(([.F63]&lt;&gt;0);[.F63]-[.G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4]&lt;&gt;0;[.F64]*[.G$2]/(100+[.G$2]);&quot; &quot;))" office:value-type="string" office:string-value=" ">
            <text:p><text:s/></text:p>
          </table:table-cell>
          <table:table-cell table:formula="of:=IF(([.F64]&lt;&gt;0);[.F64]-[.G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5]&lt;&gt;0;[.F65]*[.G$2]/(100+[.G$2]);&quot; &quot;))" office:value-type="string" office:string-value=" ">
            <text:p><text:s/></text:p>
          </table:table-cell>
          <table:table-cell table:formula="of:=IF(([.F65]&lt;&gt;0);[.F65]-[.G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6]&lt;&gt;0;[.F66]*[.G$2]/(100+[.G$2]);&quot; &quot;))" office:value-type="string" office:string-value=" ">
            <text:p><text:s/></text:p>
          </table:table-cell>
          <table:table-cell table:formula="of:=IF(([.F66]&lt;&gt;0);[.F66]-[.G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7]&lt;&gt;0;[.F67]*[.G$2]/(100+[.G$2]);&quot; &quot;))" office:value-type="string" office:string-value=" ">
            <text:p><text:s/></text:p>
          </table:table-cell>
          <table:table-cell table:formula="of:=IF(([.F67]&lt;&gt;0);[.F67]-[.G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8]&lt;&gt;0;[.F68]*[.G$2]/(100+[.G$2]);&quot; &quot;))" office:value-type="string" office:string-value=" ">
            <text:p><text:s/></text:p>
          </table:table-cell>
          <table:table-cell table:formula="of:=IF(([.F68]&lt;&gt;0);[.F68]-[.G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69]&lt;&gt;0;[.F69]*[.G$2]/(100+[.G$2]);&quot; &quot;))" office:value-type="string" office:string-value=" ">
            <text:p><text:s/></text:p>
          </table:table-cell>
          <table:table-cell table:formula="of:=IF(([.F69]&lt;&gt;0);[.F69]-[.G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0]&lt;&gt;0;[.F70]*[.G$2]/(100+[.G$2]);&quot; &quot;))" office:value-type="string" office:string-value=" ">
            <text:p><text:s/></text:p>
          </table:table-cell>
          <table:table-cell table:formula="of:=IF(([.F70]&lt;&gt;0);[.F70]-[.G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1]&lt;&gt;0;[.F71]*[.G$2]/(100+[.G$2]);&quot; &quot;))" office:value-type="string" office:string-value=" ">
            <text:p><text:s/></text:p>
          </table:table-cell>
          <table:table-cell table:formula="of:=IF(([.F71]&lt;&gt;0);[.F71]-[.G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2]&lt;&gt;0;[.F72]*[.G$2]/(100+[.G$2]);&quot; &quot;))" office:value-type="string" office:string-value=" ">
            <text:p><text:s/></text:p>
          </table:table-cell>
          <table:table-cell table:formula="of:=IF(([.F72]&lt;&gt;0);[.F72]-[.G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3]&lt;&gt;0;[.F73]*[.G$2]/(100+[.G$2]);&quot; &quot;))" office:value-type="string" office:string-value=" ">
            <text:p><text:s/></text:p>
          </table:table-cell>
          <table:table-cell table:formula="of:=IF(([.F73]&lt;&gt;0);[.F73]-[.G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4]&lt;&gt;0;[.F74]*[.G$2]/(100+[.G$2]);&quot; &quot;))" office:value-type="string" office:string-value=" ">
            <text:p><text:s/></text:p>
          </table:table-cell>
          <table:table-cell table:formula="of:=IF(([.F74]&lt;&gt;0);[.F74]-[.G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5]&lt;&gt;0;[.F75]*[.G$2]/(100+[.G$2]);&quot; &quot;))" office:value-type="string" office:string-value=" ">
            <text:p><text:s/></text:p>
          </table:table-cell>
          <table:table-cell table:formula="of:=IF(([.F75]&lt;&gt;0);[.F75]-[.G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6]&lt;&gt;0;[.F76]*[.G$2]/(100+[.G$2]);&quot; &quot;))" office:value-type="string" office:string-value=" ">
            <text:p><text:s/></text:p>
          </table:table-cell>
          <table:table-cell table:formula="of:=IF(([.F76]&lt;&gt;0);[.F76]-[.G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7]&lt;&gt;0;[.F77]*[.G$2]/(100+[.G$2]);&quot; &quot;))" office:value-type="string" office:string-value=" ">
            <text:p><text:s/></text:p>
          </table:table-cell>
          <table:table-cell table:formula="of:=IF(([.F77]&lt;&gt;0);[.F77]-[.G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8]&lt;&gt;0;[.F78]*[.G$2]/(100+[.G$2]);&quot; &quot;))" office:value-type="string" office:string-value=" ">
            <text:p><text:s/></text:p>
          </table:table-cell>
          <table:table-cell table:formula="of:=IF(([.F78]&lt;&gt;0);[.F78]-[.G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79]&lt;&gt;0;[.F79]*[.G$2]/(100+[.G$2]);&quot; &quot;))" office:value-type="string" office:string-value=" ">
            <text:p><text:s/></text:p>
          </table:table-cell>
          <table:table-cell table:formula="of:=IF(([.F79]&lt;&gt;0);[.F79]-[.G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0]&lt;&gt;0;[.F80]*[.G$2]/(100+[.G$2]);&quot; &quot;))" office:value-type="string" office:string-value=" ">
            <text:p><text:s/></text:p>
          </table:table-cell>
          <table:table-cell table:formula="of:=IF(([.F80]&lt;&gt;0);[.F80]-[.G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1]&lt;&gt;0;[.F81]*[.G$2]/(100+[.G$2]);&quot; &quot;))" office:value-type="string" office:string-value=" ">
            <text:p><text:s/></text:p>
          </table:table-cell>
          <table:table-cell table:formula="of:=IF(([.F81]&lt;&gt;0);[.F81]-[.G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2]&lt;&gt;0;[.F82]*[.G$2]/(100+[.G$2]);&quot; &quot;))" office:value-type="string" office:string-value=" ">
            <text:p><text:s/></text:p>
          </table:table-cell>
          <table:table-cell table:formula="of:=IF(([.F82]&lt;&gt;0);[.F82]-[.G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3]&lt;&gt;0;[.F83]*[.G$2]/(100+[.G$2]);&quot; &quot;))" office:value-type="string" office:string-value=" ">
            <text:p><text:s/></text:p>
          </table:table-cell>
          <table:table-cell table:formula="of:=IF(([.F83]&lt;&gt;0);[.F83]-[.G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4]&lt;&gt;0;[.F84]*[.G$2]/(100+[.G$2]);&quot; &quot;))" office:value-type="string" office:string-value=" ">
            <text:p><text:s/></text:p>
          </table:table-cell>
          <table:table-cell table:formula="of:=IF(([.F84]&lt;&gt;0);[.F84]-[.G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5]&lt;&gt;0;[.F85]*[.G$2]/(100+[.G$2]);&quot; &quot;))" office:value-type="string" office:string-value=" ">
            <text:p><text:s/></text:p>
          </table:table-cell>
          <table:table-cell table:formula="of:=IF(([.F85]&lt;&gt;0);[.F85]-[.G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6]&lt;&gt;0;[.F86]*[.G$2]/(100+[.G$2]);&quot; &quot;))" office:value-type="string" office:string-value=" ">
            <text:p><text:s/></text:p>
          </table:table-cell>
          <table:table-cell table:formula="of:=IF(([.F86]&lt;&gt;0);[.F86]-[.G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7]&lt;&gt;0;[.F87]*[.G$2]/(100+[.G$2]);&quot; &quot;))" office:value-type="string" office:string-value=" ">
            <text:p><text:s/></text:p>
          </table:table-cell>
          <table:table-cell table:formula="of:=IF(([.F87]&lt;&gt;0);[.F87]-[.G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8]&lt;&gt;0;[.F88]*[.G$2]/(100+[.G$2]);&quot; &quot;))" office:value-type="string" office:string-value=" ">
            <text:p><text:s/></text:p>
          </table:table-cell>
          <table:table-cell table:formula="of:=IF(([.F88]&lt;&gt;0);[.F88]-[.G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89]&lt;&gt;0;[.F89]*[.G$2]/(100+[.G$2]);&quot; &quot;))" office:value-type="string" office:string-value=" ">
            <text:p><text:s/></text:p>
          </table:table-cell>
          <table:table-cell table:formula="of:=IF(([.F89]&lt;&gt;0);[.F89]-[.G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0]&lt;&gt;0;[.F90]*[.G$2]/(100+[.G$2]);&quot; &quot;))" office:value-type="string" office:string-value=" ">
            <text:p><text:s/></text:p>
          </table:table-cell>
          <table:table-cell table:formula="of:=IF(([.F90]&lt;&gt;0);[.F90]-[.G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1]&lt;&gt;0;[.F91]*[.G$2]/(100+[.G$2]);&quot; &quot;))" office:value-type="string" office:string-value=" ">
            <text:p><text:s/></text:p>
          </table:table-cell>
          <table:table-cell table:formula="of:=IF(([.F91]&lt;&gt;0);[.F91]-[.G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2]&lt;&gt;0;[.F92]*[.G$2]/(100+[.G$2]);&quot; &quot;))" office:value-type="string" office:string-value=" ">
            <text:p><text:s/></text:p>
          </table:table-cell>
          <table:table-cell table:formula="of:=IF(([.F92]&lt;&gt;0);[.F92]-[.G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3]&lt;&gt;0;[.F93]*[.G$2]/(100+[.G$2]);&quot; &quot;))" office:value-type="string" office:string-value=" ">
            <text:p><text:s/></text:p>
          </table:table-cell>
          <table:table-cell table:formula="of:=IF(([.F93]&lt;&gt;0);[.F93]-[.G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4]&lt;&gt;0;[.F94]*[.G$2]/(100+[.G$2]);&quot; &quot;))" office:value-type="string" office:string-value=" ">
            <text:p><text:s/></text:p>
          </table:table-cell>
          <table:table-cell table:formula="of:=IF(([.F94]&lt;&gt;0);[.F94]-[.G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5]&lt;&gt;0;[.F95]*[.G$2]/(100+[.G$2]);&quot; &quot;))" office:value-type="string" office:string-value=" ">
            <text:p><text:s/></text:p>
          </table:table-cell>
          <table:table-cell table:formula="of:=IF(([.F95]&lt;&gt;0);[.F95]-[.G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6]&lt;&gt;0;[.F96]*[.G$2]/(100+[.G$2]);&quot; &quot;))" office:value-type="string" office:string-value=" ">
            <text:p><text:s/></text:p>
          </table:table-cell>
          <table:table-cell table:formula="of:=IF(([.F96]&lt;&gt;0);[.F96]-[.G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7]&lt;&gt;0;[.F97]*[.G$2]/(100+[.G$2]);&quot; &quot;))" office:value-type="string" office:string-value=" ">
            <text:p><text:s/></text:p>
          </table:table-cell>
          <table:table-cell table:formula="of:=IF(([.F97]&lt;&gt;0);[.F97]-[.G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8]&lt;&gt;0;[.F98]*[.G$2]/(100+[.G$2]);&quot; &quot;))" office:value-type="string" office:string-value=" ">
            <text:p><text:s/></text:p>
          </table:table-cell>
          <table:table-cell table:formula="of:=IF(([.F98]&lt;&gt;0);[.F98]-[.G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99]&lt;&gt;0;[.F99]*[.G$2]/(100+[.G$2]);&quot; &quot;))" office:value-type="string" office:string-value=" ">
            <text:p><text:s/></text:p>
          </table:table-cell>
          <table:table-cell table:formula="of:=IF(([.F99]&lt;&gt;0);[.F99]-[.G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0]&lt;&gt;0;[.F100]*[.G$2]/(100+[.G$2]);&quot; &quot;))" office:value-type="string" office:string-value=" ">
            <text:p><text:s/></text:p>
          </table:table-cell>
          <table:table-cell table:formula="of:=IF(([.F100]&lt;&gt;0);[.F100]-[.G1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1]&lt;&gt;0;[.F101]*[.G$2]/(100+[.G$2]);&quot; &quot;))" office:value-type="string" office:string-value=" ">
            <text:p><text:s/></text:p>
          </table:table-cell>
          <table:table-cell table:formula="of:=IF(([.F101]&lt;&gt;0);[.F101]-[.G10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2]&lt;&gt;0;[.F102]*[.G$2]/(100+[.G$2]);&quot; &quot;))" office:value-type="string" office:string-value=" ">
            <text:p><text:s/></text:p>
          </table:table-cell>
          <table:table-cell table:formula="of:=IF(([.F102]&lt;&gt;0);[.F102]-[.G10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3]&lt;&gt;0;[.F103]*[.G$2]/(100+[.G$2]);&quot; &quot;))" office:value-type="string" office:string-value=" ">
            <text:p><text:s/></text:p>
          </table:table-cell>
          <table:table-cell table:formula="of:=IF(([.F103]&lt;&gt;0);[.F103]-[.G10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4]&lt;&gt;0;[.F104]*[.G$2]/(100+[.G$2]);&quot; &quot;))" office:value-type="string" office:string-value=" ">
            <text:p><text:s/></text:p>
          </table:table-cell>
          <table:table-cell table:formula="of:=IF(([.F104]&lt;&gt;0);[.F104]-[.G10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5]&lt;&gt;0;[.F105]*[.G$2]/(100+[.G$2]);&quot; &quot;))" office:value-type="string" office:string-value=" ">
            <text:p><text:s/></text:p>
          </table:table-cell>
          <table:table-cell table:formula="of:=IF(([.F105]&lt;&gt;0);[.F105]-[.G10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6]&lt;&gt;0;[.F106]*[.G$2]/(100+[.G$2]);&quot; &quot;))" office:value-type="string" office:string-value=" ">
            <text:p><text:s/></text:p>
          </table:table-cell>
          <table:table-cell table:formula="of:=IF(([.F106]&lt;&gt;0);[.F106]-[.G10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7]&lt;&gt;0;[.F107]*[.G$2]/(100+[.G$2]);&quot; &quot;))" office:value-type="string" office:string-value=" ">
            <text:p><text:s/></text:p>
          </table:table-cell>
          <table:table-cell table:formula="of:=IF(([.F107]&lt;&gt;0);[.F107]-[.G10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8]&lt;&gt;0;[.F108]*[.G$2]/(100+[.G$2]);&quot; &quot;))" office:value-type="string" office:string-value=" ">
            <text:p><text:s/></text:p>
          </table:table-cell>
          <table:table-cell table:formula="of:=IF(([.F108]&lt;&gt;0);[.F108]-[.G10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09]&lt;&gt;0;[.F109]*[.G$2]/(100+[.G$2]);&quot; &quot;))" office:value-type="string" office:string-value=" ">
            <text:p><text:s/></text:p>
          </table:table-cell>
          <table:table-cell table:formula="of:=IF(([.F109]&lt;&gt;0);[.F109]-[.G10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0]&lt;&gt;0;[.F110]*[.G$2]/(100+[.G$2]);&quot; &quot;))" office:value-type="string" office:string-value=" ">
            <text:p><text:s/></text:p>
          </table:table-cell>
          <table:table-cell table:formula="of:=IF(([.F110]&lt;&gt;0);[.F110]-[.G11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1]&lt;&gt;0;[.F111]*[.G$2]/(100+[.G$2]);&quot; &quot;))" office:value-type="string" office:string-value=" ">
            <text:p><text:s/></text:p>
          </table:table-cell>
          <table:table-cell table:formula="of:=IF(([.F111]&lt;&gt;0);[.F111]-[.G11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2]&lt;&gt;0;[.F112]*[.G$2]/(100+[.G$2]);&quot; &quot;))" office:value-type="string" office:string-value=" ">
            <text:p><text:s/></text:p>
          </table:table-cell>
          <table:table-cell table:formula="of:=IF(([.F112]&lt;&gt;0);[.F112]-[.G11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3]&lt;&gt;0;[.F113]*[.G$2]/(100+[.G$2]);&quot; &quot;))" office:value-type="string" office:string-value=" ">
            <text:p><text:s/></text:p>
          </table:table-cell>
          <table:table-cell table:formula="of:=IF(([.F113]&lt;&gt;0);[.F113]-[.G11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4]&lt;&gt;0;[.F114]*[.G$2]/(100+[.G$2]);&quot; &quot;))" office:value-type="string" office:string-value=" ">
            <text:p><text:s/></text:p>
          </table:table-cell>
          <table:table-cell table:formula="of:=IF(([.F114]&lt;&gt;0);[.F114]-[.G11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5]&lt;&gt;0;[.F115]*[.G$2]/(100+[.G$2]);&quot; &quot;))" office:value-type="string" office:string-value=" ">
            <text:p><text:s/></text:p>
          </table:table-cell>
          <table:table-cell table:formula="of:=IF(([.F115]&lt;&gt;0);[.F115]-[.G11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6]&lt;&gt;0;[.F116]*[.G$2]/(100+[.G$2]);&quot; &quot;))" office:value-type="string" office:string-value=" ">
            <text:p><text:s/></text:p>
          </table:table-cell>
          <table:table-cell table:formula="of:=IF(([.F116]&lt;&gt;0);[.F116]-[.G11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7]&lt;&gt;0;[.F117]*[.G$2]/(100+[.G$2]);&quot; &quot;))" office:value-type="string" office:string-value=" ">
            <text:p><text:s/></text:p>
          </table:table-cell>
          <table:table-cell table:formula="of:=IF(([.F117]&lt;&gt;0);[.F117]-[.G11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8]&lt;&gt;0;[.F118]*[.G$2]/(100+[.G$2]);&quot; &quot;))" office:value-type="string" office:string-value=" ">
            <text:p><text:s/></text:p>
          </table:table-cell>
          <table:table-cell table:formula="of:=IF(([.F118]&lt;&gt;0);[.F118]-[.G11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19]&lt;&gt;0;[.F119]*[.G$2]/(100+[.G$2]);&quot; &quot;))" office:value-type="string" office:string-value=" ">
            <text:p><text:s/></text:p>
          </table:table-cell>
          <table:table-cell table:formula="of:=IF(([.F119]&lt;&gt;0);[.F119]-[.G11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0]&lt;&gt;0;[.F120]*[.G$2]/(100+[.G$2]);&quot; &quot;))" office:value-type="string" office:string-value=" ">
            <text:p><text:s/></text:p>
          </table:table-cell>
          <table:table-cell table:formula="of:=IF(([.F120]&lt;&gt;0);[.F120]-[.G12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1]&lt;&gt;0;[.F121]*[.G$2]/(100+[.G$2]);&quot; &quot;))" office:value-type="string" office:string-value=" ">
            <text:p><text:s/></text:p>
          </table:table-cell>
          <table:table-cell table:formula="of:=IF(([.F121]&lt;&gt;0);[.F121]-[.G12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2]&lt;&gt;0;[.F122]*[.G$2]/(100+[.G$2]);&quot; &quot;))" office:value-type="string" office:string-value=" ">
            <text:p><text:s/></text:p>
          </table:table-cell>
          <table:table-cell table:formula="of:=IF(([.F122]&lt;&gt;0);[.F122]-[.G12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3]&lt;&gt;0;[.F123]*[.G$2]/(100+[.G$2]);&quot; &quot;))" office:value-type="string" office:string-value=" ">
            <text:p><text:s/></text:p>
          </table:table-cell>
          <table:table-cell table:formula="of:=IF(([.F123]&lt;&gt;0);[.F123]-[.G12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4]&lt;&gt;0;[.F124]*[.G$2]/(100+[.G$2]);&quot; &quot;))" office:value-type="string" office:string-value=" ">
            <text:p><text:s/></text:p>
          </table:table-cell>
          <table:table-cell table:formula="of:=IF(([.F124]&lt;&gt;0);[.F124]-[.G12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5]&lt;&gt;0;[.F125]*[.G$2]/(100+[.G$2]);&quot; &quot;))" office:value-type="string" office:string-value=" ">
            <text:p><text:s/></text:p>
          </table:table-cell>
          <table:table-cell table:formula="of:=IF(([.F125]&lt;&gt;0);[.F125]-[.G12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6]&lt;&gt;0;[.F126]*[.G$2]/(100+[.G$2]);&quot; &quot;))" office:value-type="string" office:string-value=" ">
            <text:p><text:s/></text:p>
          </table:table-cell>
          <table:table-cell table:formula="of:=IF(([.F126]&lt;&gt;0);[.F126]-[.G12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7]&lt;&gt;0;[.F127]*[.G$2]/(100+[.G$2]);&quot; &quot;))" office:value-type="string" office:string-value=" ">
            <text:p><text:s/></text:p>
          </table:table-cell>
          <table:table-cell table:formula="of:=IF(([.F127]&lt;&gt;0);[.F127]-[.G12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8]&lt;&gt;0;[.F128]*[.G$2]/(100+[.G$2]);&quot; &quot;))" office:value-type="string" office:string-value=" ">
            <text:p><text:s/></text:p>
          </table:table-cell>
          <table:table-cell table:formula="of:=IF(([.F128]&lt;&gt;0);[.F128]-[.G12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29]&lt;&gt;0;[.F129]*[.G$2]/(100+[.G$2]);&quot; &quot;))" office:value-type="string" office:string-value=" ">
            <text:p><text:s/></text:p>
          </table:table-cell>
          <table:table-cell table:formula="of:=IF(([.F129]&lt;&gt;0);[.F129]-[.G12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0]&lt;&gt;0;[.F130]*[.G$2]/(100+[.G$2]);&quot; &quot;))" office:value-type="string" office:string-value=" ">
            <text:p><text:s/></text:p>
          </table:table-cell>
          <table:table-cell table:formula="of:=IF(([.F130]&lt;&gt;0);[.F130]-[.G13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1]&lt;&gt;0;[.F131]*[.G$2]/(100+[.G$2]);&quot; &quot;))" office:value-type="string" office:string-value=" ">
            <text:p><text:s/></text:p>
          </table:table-cell>
          <table:table-cell table:formula="of:=IF(([.F131]&lt;&gt;0);[.F131]-[.G13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2]&lt;&gt;0;[.F132]*[.G$2]/(100+[.G$2]);&quot; &quot;))" office:value-type="string" office:string-value=" ">
            <text:p><text:s/></text:p>
          </table:table-cell>
          <table:table-cell table:formula="of:=IF(([.F132]&lt;&gt;0);[.F132]-[.G13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3]&lt;&gt;0;[.F133]*[.G$2]/(100+[.G$2]);&quot; &quot;))" office:value-type="string" office:string-value=" ">
            <text:p><text:s/></text:p>
          </table:table-cell>
          <table:table-cell table:formula="of:=IF(([.F133]&lt;&gt;0);[.F133]-[.G13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4]&lt;&gt;0;[.F134]*[.G$2]/(100+[.G$2]);&quot; &quot;))" office:value-type="string" office:string-value=" ">
            <text:p><text:s/></text:p>
          </table:table-cell>
          <table:table-cell table:formula="of:=IF(([.F134]&lt;&gt;0);[.F134]-[.G13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5]&lt;&gt;0;[.F135]*[.G$2]/(100+[.G$2]);&quot; &quot;))" office:value-type="string" office:string-value=" ">
            <text:p><text:s/></text:p>
          </table:table-cell>
          <table:table-cell table:formula="of:=IF(([.F135]&lt;&gt;0);[.F135]-[.G13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6]&lt;&gt;0;[.F136]*[.G$2]/(100+[.G$2]);&quot; &quot;))" office:value-type="string" office:string-value=" ">
            <text:p><text:s/></text:p>
          </table:table-cell>
          <table:table-cell table:formula="of:=IF(([.F136]&lt;&gt;0);[.F136]-[.G13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7]&lt;&gt;0;[.F137]*[.G$2]/(100+[.G$2]);&quot; &quot;))" office:value-type="string" office:string-value=" ">
            <text:p><text:s/></text:p>
          </table:table-cell>
          <table:table-cell table:formula="of:=IF(([.F137]&lt;&gt;0);[.F137]-[.G13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8]&lt;&gt;0;[.F138]*[.G$2]/(100+[.G$2]);&quot; &quot;))" office:value-type="string" office:string-value=" ">
            <text:p><text:s/></text:p>
          </table:table-cell>
          <table:table-cell table:formula="of:=IF(([.F138]&lt;&gt;0);[.F138]-[.G13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39]&lt;&gt;0;[.F139]*[.G$2]/(100+[.G$2]);&quot; &quot;))" office:value-type="string" office:string-value=" ">
            <text:p><text:s/></text:p>
          </table:table-cell>
          <table:table-cell table:formula="of:=IF(([.F139]&lt;&gt;0);[.F139]-[.G13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0]&lt;&gt;0;[.F140]*[.G$2]/(100+[.G$2]);&quot; &quot;))" office:value-type="string" office:string-value=" ">
            <text:p><text:s/></text:p>
          </table:table-cell>
          <table:table-cell table:formula="of:=IF(([.F140]&lt;&gt;0);[.F140]-[.G14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1]&lt;&gt;0;[.F141]*[.G$2]/(100+[.G$2]);&quot; &quot;))" office:value-type="string" office:string-value=" ">
            <text:p><text:s/></text:p>
          </table:table-cell>
          <table:table-cell table:formula="of:=IF(([.F141]&lt;&gt;0);[.F141]-[.G14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2]&lt;&gt;0;[.F142]*[.G$2]/(100+[.G$2]);&quot; &quot;))" office:value-type="string" office:string-value=" ">
            <text:p><text:s/></text:p>
          </table:table-cell>
          <table:table-cell table:formula="of:=IF(([.F142]&lt;&gt;0);[.F142]-[.G14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3]&lt;&gt;0;[.F143]*[.G$2]/(100+[.G$2]);&quot; &quot;))" office:value-type="string" office:string-value=" ">
            <text:p><text:s/></text:p>
          </table:table-cell>
          <table:table-cell table:formula="of:=IF(([.F143]&lt;&gt;0);[.F143]-[.G14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4]&lt;&gt;0;[.F144]*[.G$2]/(100+[.G$2]);&quot; &quot;))" office:value-type="string" office:string-value=" ">
            <text:p><text:s/></text:p>
          </table:table-cell>
          <table:table-cell table:formula="of:=IF(([.F144]&lt;&gt;0);[.F144]-[.G14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5]&lt;&gt;0;[.F145]*[.G$2]/(100+[.G$2]);&quot; &quot;))" office:value-type="string" office:string-value=" ">
            <text:p><text:s/></text:p>
          </table:table-cell>
          <table:table-cell table:formula="of:=IF(([.F145]&lt;&gt;0);[.F145]-[.G14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6]&lt;&gt;0;[.F146]*[.G$2]/(100+[.G$2]);&quot; &quot;))" office:value-type="string" office:string-value=" ">
            <text:p><text:s/></text:p>
          </table:table-cell>
          <table:table-cell table:formula="of:=IF(([.F146]&lt;&gt;0);[.F146]-[.G14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7]&lt;&gt;0;[.F147]*[.G$2]/(100+[.G$2]);&quot; &quot;))" office:value-type="string" office:string-value=" ">
            <text:p><text:s/></text:p>
          </table:table-cell>
          <table:table-cell table:formula="of:=IF(([.F147]&lt;&gt;0);[.F147]-[.G14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8]&lt;&gt;0;[.F148]*[.G$2]/(100+[.G$2]);&quot; &quot;))" office:value-type="string" office:string-value=" ">
            <text:p><text:s/></text:p>
          </table:table-cell>
          <table:table-cell table:formula="of:=IF(([.F148]&lt;&gt;0);[.F148]-[.G14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49]&lt;&gt;0;[.F149]*[.G$2]/(100+[.G$2]);&quot; &quot;))" office:value-type="string" office:string-value=" ">
            <text:p><text:s/></text:p>
          </table:table-cell>
          <table:table-cell table:formula="of:=IF(([.F149]&lt;&gt;0);[.F149]-[.G14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0]&lt;&gt;0;[.F150]*[.G$2]/(100+[.G$2]);&quot; &quot;))" office:value-type="string" office:string-value=" ">
            <text:p><text:s/></text:p>
          </table:table-cell>
          <table:table-cell table:formula="of:=IF(([.F150]&lt;&gt;0);[.F150]-[.G15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1]&lt;&gt;0;[.F151]*[.G$2]/(100+[.G$2]);&quot; &quot;))" office:value-type="string" office:string-value=" ">
            <text:p><text:s/></text:p>
          </table:table-cell>
          <table:table-cell table:formula="of:=IF(([.F151]&lt;&gt;0);[.F151]-[.G15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2]&lt;&gt;0;[.F152]*[.G$2]/(100+[.G$2]);&quot; &quot;))" office:value-type="string" office:string-value=" ">
            <text:p><text:s/></text:p>
          </table:table-cell>
          <table:table-cell table:formula="of:=IF(([.F152]&lt;&gt;0);[.F152]-[.G15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3]&lt;&gt;0;[.F153]*[.G$2]/(100+[.G$2]);&quot; &quot;))" office:value-type="string" office:string-value=" ">
            <text:p><text:s/></text:p>
          </table:table-cell>
          <table:table-cell table:formula="of:=IF(([.F153]&lt;&gt;0);[.F153]-[.G15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4]&lt;&gt;0;[.F154]*[.G$2]/(100+[.G$2]);&quot; &quot;))" office:value-type="string" office:string-value=" ">
            <text:p><text:s/></text:p>
          </table:table-cell>
          <table:table-cell table:formula="of:=IF(([.F154]&lt;&gt;0);[.F154]-[.G15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5]&lt;&gt;0;[.F155]*[.G$2]/(100+[.G$2]);&quot; &quot;))" office:value-type="string" office:string-value=" ">
            <text:p><text:s/></text:p>
          </table:table-cell>
          <table:table-cell table:formula="of:=IF(([.F155]&lt;&gt;0);[.F155]-[.G15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6]&lt;&gt;0;[.F156]*[.G$2]/(100+[.G$2]);&quot; &quot;))" office:value-type="string" office:string-value=" ">
            <text:p><text:s/></text:p>
          </table:table-cell>
          <table:table-cell table:formula="of:=IF(([.F156]&lt;&gt;0);[.F156]-[.G15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7]&lt;&gt;0;[.F157]*[.G$2]/(100+[.G$2]);&quot; &quot;))" office:value-type="string" office:string-value=" ">
            <text:p><text:s/></text:p>
          </table:table-cell>
          <table:table-cell table:formula="of:=IF(([.F157]&lt;&gt;0);[.F157]-[.G15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8]&lt;&gt;0;[.F158]*[.G$2]/(100+[.G$2]);&quot; &quot;))" office:value-type="string" office:string-value=" ">
            <text:p><text:s/></text:p>
          </table:table-cell>
          <table:table-cell table:formula="of:=IF(([.F158]&lt;&gt;0);[.F158]-[.G15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59]&lt;&gt;0;[.F159]*[.G$2]/(100+[.G$2]);&quot; &quot;))" office:value-type="string" office:string-value=" ">
            <text:p><text:s/></text:p>
          </table:table-cell>
          <table:table-cell table:formula="of:=IF(([.F159]&lt;&gt;0);[.F159]-[.G15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0]&lt;&gt;0;[.F160]*[.G$2]/(100+[.G$2]);&quot; &quot;))" office:value-type="string" office:string-value=" ">
            <text:p><text:s/></text:p>
          </table:table-cell>
          <table:table-cell table:formula="of:=IF(([.F160]&lt;&gt;0);[.F160]-[.G16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1]&lt;&gt;0;[.F161]*[.G$2]/(100+[.G$2]);&quot; &quot;))" office:value-type="string" office:string-value=" ">
            <text:p><text:s/></text:p>
          </table:table-cell>
          <table:table-cell table:formula="of:=IF(([.F161]&lt;&gt;0);[.F161]-[.G16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2]&lt;&gt;0;[.F162]*[.G$2]/(100+[.G$2]);&quot; &quot;))" office:value-type="string" office:string-value=" ">
            <text:p><text:s/></text:p>
          </table:table-cell>
          <table:table-cell table:formula="of:=IF(([.F162]&lt;&gt;0);[.F162]-[.G16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3]&lt;&gt;0;[.F163]*[.G$2]/(100+[.G$2]);&quot; &quot;))" office:value-type="string" office:string-value=" ">
            <text:p><text:s/></text:p>
          </table:table-cell>
          <table:table-cell table:formula="of:=IF(([.F163]&lt;&gt;0);[.F163]-[.G16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4]&lt;&gt;0;[.F164]*[.G$2]/(100+[.G$2]);&quot; &quot;))" office:value-type="string" office:string-value=" ">
            <text:p><text:s/></text:p>
          </table:table-cell>
          <table:table-cell table:formula="of:=IF(([.F164]&lt;&gt;0);[.F164]-[.G16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5]&lt;&gt;0;[.F165]*[.G$2]/(100+[.G$2]);&quot; &quot;))" office:value-type="string" office:string-value=" ">
            <text:p><text:s/></text:p>
          </table:table-cell>
          <table:table-cell table:formula="of:=IF(([.F165]&lt;&gt;0);[.F165]-[.G16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6]&lt;&gt;0;[.F166]*[.G$2]/(100+[.G$2]);&quot; &quot;))" office:value-type="string" office:string-value=" ">
            <text:p><text:s/></text:p>
          </table:table-cell>
          <table:table-cell table:formula="of:=IF(([.F166]&lt;&gt;0);[.F166]-[.G16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7]&lt;&gt;0;[.F167]*[.G$2]/(100+[.G$2]);&quot; &quot;))" office:value-type="string" office:string-value=" ">
            <text:p><text:s/></text:p>
          </table:table-cell>
          <table:table-cell table:formula="of:=IF(([.F167]&lt;&gt;0);[.F167]-[.G16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8]&lt;&gt;0;[.F168]*[.G$2]/(100+[.G$2]);&quot; &quot;))" office:value-type="string" office:string-value=" ">
            <text:p><text:s/></text:p>
          </table:table-cell>
          <table:table-cell table:formula="of:=IF(([.F168]&lt;&gt;0);[.F168]-[.G16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69]&lt;&gt;0;[.F169]*[.G$2]/(100+[.G$2]);&quot; &quot;))" office:value-type="string" office:string-value=" ">
            <text:p><text:s/></text:p>
          </table:table-cell>
          <table:table-cell table:formula="of:=IF(([.F169]&lt;&gt;0);[.F169]-[.G16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0]&lt;&gt;0;[.F170]*[.G$2]/(100+[.G$2]);&quot; &quot;))" office:value-type="string" office:string-value=" ">
            <text:p><text:s/></text:p>
          </table:table-cell>
          <table:table-cell table:formula="of:=IF(([.F170]&lt;&gt;0);[.F170]-[.G17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1]&lt;&gt;0;[.F171]*[.G$2]/(100+[.G$2]);&quot; &quot;))" office:value-type="string" office:string-value=" ">
            <text:p><text:s/></text:p>
          </table:table-cell>
          <table:table-cell table:formula="of:=IF(([.F171]&lt;&gt;0);[.F171]-[.G17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2]&lt;&gt;0;[.F172]*[.G$2]/(100+[.G$2]);&quot; &quot;))" office:value-type="string" office:string-value=" ">
            <text:p><text:s/></text:p>
          </table:table-cell>
          <table:table-cell table:formula="of:=IF(([.F172]&lt;&gt;0);[.F172]-[.G17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3]&lt;&gt;0;[.F173]*[.G$2]/(100+[.G$2]);&quot; &quot;))" office:value-type="string" office:string-value=" ">
            <text:p><text:s/></text:p>
          </table:table-cell>
          <table:table-cell table:formula="of:=IF(([.F173]&lt;&gt;0);[.F173]-[.G17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4]&lt;&gt;0;[.F174]*[.G$2]/(100+[.G$2]);&quot; &quot;))" office:value-type="string" office:string-value=" ">
            <text:p><text:s/></text:p>
          </table:table-cell>
          <table:table-cell table:formula="of:=IF(([.F174]&lt;&gt;0);[.F174]-[.G17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5]&lt;&gt;0;[.F175]*[.G$2]/(100+[.G$2]);&quot; &quot;))" office:value-type="string" office:string-value=" ">
            <text:p><text:s/></text:p>
          </table:table-cell>
          <table:table-cell table:formula="of:=IF(([.F175]&lt;&gt;0);[.F175]-[.G17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6]&lt;&gt;0;[.F176]*[.G$2]/(100+[.G$2]);&quot; &quot;))" office:value-type="string" office:string-value=" ">
            <text:p><text:s/></text:p>
          </table:table-cell>
          <table:table-cell table:formula="of:=IF(([.F176]&lt;&gt;0);[.F176]-[.G17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7]&lt;&gt;0;[.F177]*[.G$2]/(100+[.G$2]);&quot; &quot;))" office:value-type="string" office:string-value=" ">
            <text:p><text:s/></text:p>
          </table:table-cell>
          <table:table-cell table:formula="of:=IF(([.F177]&lt;&gt;0);[.F177]-[.G17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8]&lt;&gt;0;[.F178]*[.G$2]/(100+[.G$2]);&quot; &quot;))" office:value-type="string" office:string-value=" ">
            <text:p><text:s/></text:p>
          </table:table-cell>
          <table:table-cell table:formula="of:=IF(([.F178]&lt;&gt;0);[.F178]-[.G17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79]&lt;&gt;0;[.F179]*[.G$2]/(100+[.G$2]);&quot; &quot;))" office:value-type="string" office:string-value=" ">
            <text:p><text:s/></text:p>
          </table:table-cell>
          <table:table-cell table:formula="of:=IF(([.F179]&lt;&gt;0);[.F179]-[.G17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0]&lt;&gt;0;[.F180]*[.G$2]/(100+[.G$2]);&quot; &quot;))" office:value-type="string" office:string-value=" ">
            <text:p><text:s/></text:p>
          </table:table-cell>
          <table:table-cell table:formula="of:=IF(([.F180]&lt;&gt;0);[.F180]-[.G18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1]&lt;&gt;0;[.F181]*[.G$2]/(100+[.G$2]);&quot; &quot;))" office:value-type="string" office:string-value=" ">
            <text:p><text:s/></text:p>
          </table:table-cell>
          <table:table-cell table:formula="of:=IF(([.F181]&lt;&gt;0);[.F181]-[.G18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2]&lt;&gt;0;[.F182]*[.G$2]/(100+[.G$2]);&quot; &quot;))" office:value-type="string" office:string-value=" ">
            <text:p><text:s/></text:p>
          </table:table-cell>
          <table:table-cell table:formula="of:=IF(([.F182]&lt;&gt;0);[.F182]-[.G18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3]&lt;&gt;0;[.F183]*[.G$2]/(100+[.G$2]);&quot; &quot;))" office:value-type="string" office:string-value=" ">
            <text:p><text:s/></text:p>
          </table:table-cell>
          <table:table-cell table:formula="of:=IF(([.F183]&lt;&gt;0);[.F183]-[.G18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4]&lt;&gt;0;[.F184]*[.G$2]/(100+[.G$2]);&quot; &quot;))" office:value-type="string" office:string-value=" ">
            <text:p><text:s/></text:p>
          </table:table-cell>
          <table:table-cell table:formula="of:=IF(([.F184]&lt;&gt;0);[.F184]-[.G18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5]&lt;&gt;0;[.F185]*[.G$2]/(100+[.G$2]);&quot; &quot;))" office:value-type="string" office:string-value=" ">
            <text:p><text:s/></text:p>
          </table:table-cell>
          <table:table-cell table:formula="of:=IF(([.F185]&lt;&gt;0);[.F185]-[.G18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6]&lt;&gt;0;[.F186]*[.G$2]/(100+[.G$2]);&quot; &quot;))" office:value-type="string" office:string-value=" ">
            <text:p><text:s/></text:p>
          </table:table-cell>
          <table:table-cell table:formula="of:=IF(([.F186]&lt;&gt;0);[.F186]-[.G18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7]&lt;&gt;0;[.F187]*[.G$2]/(100+[.G$2]);&quot; &quot;))" office:value-type="string" office:string-value=" ">
            <text:p><text:s/></text:p>
          </table:table-cell>
          <table:table-cell table:formula="of:=IF(([.F187]&lt;&gt;0);[.F187]-[.G18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8]&lt;&gt;0;[.F188]*[.G$2]/(100+[.G$2]);&quot; &quot;))" office:value-type="string" office:string-value=" ">
            <text:p><text:s/></text:p>
          </table:table-cell>
          <table:table-cell table:formula="of:=IF(([.F188]&lt;&gt;0);[.F188]-[.G18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89]&lt;&gt;0;[.F189]*[.G$2]/(100+[.G$2]);&quot; &quot;))" office:value-type="string" office:string-value=" ">
            <text:p><text:s/></text:p>
          </table:table-cell>
          <table:table-cell table:formula="of:=IF(([.F189]&lt;&gt;0);[.F189]-[.G18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0]&lt;&gt;0;[.F190]*[.G$2]/(100+[.G$2]);&quot; &quot;))" office:value-type="string" office:string-value=" ">
            <text:p><text:s/></text:p>
          </table:table-cell>
          <table:table-cell table:formula="of:=IF(([.F190]&lt;&gt;0);[.F190]-[.G19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1]&lt;&gt;0;[.F191]*[.G$2]/(100+[.G$2]);&quot; &quot;))" office:value-type="string" office:string-value=" ">
            <text:p><text:s/></text:p>
          </table:table-cell>
          <table:table-cell table:formula="of:=IF(([.F191]&lt;&gt;0);[.F191]-[.G191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2]&lt;&gt;0;[.F192]*[.G$2]/(100+[.G$2]);&quot; &quot;))" office:value-type="string" office:string-value=" ">
            <text:p><text:s/></text:p>
          </table:table-cell>
          <table:table-cell table:formula="of:=IF(([.F192]&lt;&gt;0);[.F192]-[.G192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3]&lt;&gt;0;[.F193]*[.G$2]/(100+[.G$2]);&quot; &quot;))" office:value-type="string" office:string-value=" ">
            <text:p><text:s/></text:p>
          </table:table-cell>
          <table:table-cell table:formula="of:=IF(([.F193]&lt;&gt;0);[.F193]-[.G193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4]&lt;&gt;0;[.F194]*[.G$2]/(100+[.G$2]);&quot; &quot;))" office:value-type="string" office:string-value=" ">
            <text:p><text:s/></text:p>
          </table:table-cell>
          <table:table-cell table:formula="of:=IF(([.F194]&lt;&gt;0);[.F194]-[.G194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5]&lt;&gt;0;[.F195]*[.G$2]/(100+[.G$2]);&quot; &quot;))" office:value-type="string" office:string-value=" ">
            <text:p><text:s/></text:p>
          </table:table-cell>
          <table:table-cell table:formula="of:=IF(([.F195]&lt;&gt;0);[.F195]-[.G195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6]&lt;&gt;0;[.F196]*[.G$2]/(100+[.G$2]);&quot; &quot;))" office:value-type="string" office:string-value=" ">
            <text:p><text:s/></text:p>
          </table:table-cell>
          <table:table-cell table:formula="of:=IF(([.F196]&lt;&gt;0);[.F196]-[.G196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7]&lt;&gt;0;[.F197]*[.G$2]/(100+[.G$2]);&quot; &quot;))" office:value-type="string" office:string-value=" ">
            <text:p><text:s/></text:p>
          </table:table-cell>
          <table:table-cell table:formula="of:=IF(([.F197]&lt;&gt;0);[.F197]-[.G197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8]&lt;&gt;0;[.F198]*[.G$2]/(100+[.G$2]);&quot; &quot;))" office:value-type="string" office:string-value=" ">
            <text:p><text:s/></text:p>
          </table:table-cell>
          <table:table-cell table:formula="of:=IF(([.F198]&lt;&gt;0);[.F198]-[.G198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ce132"/>
          <table:table-cell/>
          <table:table-cell table:formula="of:=IF([.G$4]=&quot;X&quot;;&quot; &quot;;IF([.F199]&lt;&gt;0;[.F199]*[.G$2]/(100+[.G$2]);&quot; &quot;))" office:value-type="string" office:string-value=" ">
            <text:p><text:s/></text:p>
          </table:table-cell>
          <table:table-cell table:formula="of:=IF(([.F199]&lt;&gt;0);[.F199]-[.G199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29"/>
          <table:table-cell table:style-name="ce133"/>
          <table:table-cell table:style-name="ce138"/>
          <table:table-cell table:style-name="ce141"/>
          <table:table-cell table:style-name="ce143"/>
          <table:table-cell table:style-name="ce146"/>
          <table:table-cell table:style-name="ce146" table:formula="of:=IF([.G$4]=&quot;X&quot;;&quot; &quot;;IF([.F200]&lt;&gt;0;[.F200]*[.G$2]/(100+[.G$2]);&quot; &quot;))" office:value-type="string" office:string-value=" ">
            <text:p><text:s/></text:p>
          </table:table-cell>
          <table:table-cell table:style-name="ce146" table:formula="of:=IF(([.F200]&lt;&gt;0);[.F200]-[.G200];&quot; &quot;)" office:value-type="string" office:string-value=" ">
            <text:p><text:s/></text:p>
          </table:table-cell>
          <table:table-cell table:number-columns-repeated="1016"/>
        </table:table-row>
        <table:table-row table:style-name="ro3">
          <table:table-cell table:style-name="ce103" office:value-type="string">
            <text:p>Entries below this row are not included in Row 1 Totals</text:p>
          </table:table-cell>
          <table:table-cell table:number-columns-repeated="4"/>
          <table:table-cell/>
          <table:table-cell table:formula="of:=IF([.F201]&lt;&gt;0;[.F201]*#REF!/(100+#REF!);&quot; &quot;)" office:value-type="string" office:string-value=" ">
            <text:p><text:s/></text:p>
          </table:table-cell>
          <table:table-cell table:number-columns-repeated="1017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'file:///C:/Users/antony/diy/GB%20Accounts/GB%20Accounts%202013-14/GB%20Accounts%20Company%202014-04-30%20(Apr14)%20OpenOffice/Financialaccounts.ods'#Admin" table:print="false" table:style-name="ta_extref">
        <table:table-source xlink:type="simple" xlink:href="../Financialaccounts.ods" table:table-name="Admin" table:filter-name="calc8" table:mode="copy-results-only"/>
        <table:table-column table:number-columns-repeated="2"/>
        <table:table-row table:number-rows-repeated="7">
          <table:table-cell table:number-columns-repeated="2"/>
        </table:table-row>
        <table:table-row>
          <table:table-cell/>
          <table:table-cell table:style-name="ce1" office:value-type="float" office:value="41364">
            <text:p>4136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394">
            <text:p>41394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425">
            <text:p>4142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455">
            <text:p>41455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486">
            <text:p>41486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517">
            <text:p>4151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547">
            <text:p>41547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578">
            <text:p>4157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608">
            <text:p>4160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639">
            <text:p>4163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670">
            <text:p>4167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698">
            <text:p>41698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729">
            <text:p>4172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759">
            <text:p>41759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790">
            <text:p>4179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820">
            <text:p>41820</text:p>
          </table:table-cell>
        </table:table-row>
        <table:table-row>
          <table:table-cell table:number-columns-repeated="2"/>
        </table:table-row>
        <table:table-row>
          <table:table-cell/>
          <table:table-cell table:style-name="ce1" office:value-type="float" office:value="41851">
            <text:p>41851</text:p>
          </table:table-cell>
        </table:table-row>
      </table:table>
      <table:table table:name="'file:///C:/Users/antony/diy/GB%20Accounts/GB%20Accounts%202013-14/GB%20Accounts%20Company%202014-04-30%20(Apr14)%20OpenOffice/Sales.ods'#OpeningDebtors" table:print="false" table:style-name="ta_extref">
        <table:table-source xlink:type="simple" xlink:href="../Sales.ods" table:table-name="Open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3-14/GB%20Accounts%20Company%202014-04-30%20(Apr14)%20OpenOffice/Sales.ods'#May13" table:print="false" table:style-name="ta_extref">
        <table:table-source xlink:type="simple" xlink:href="../Sales.ods" table:table-name="May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Jun13" table:print="false" table:style-name="ta_extref">
        <table:table-source xlink:type="simple" xlink:href="../Sales.ods" table:table-name="Jun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Jul13" table:print="false" table:style-name="ta_extref">
        <table:table-source xlink:type="simple" xlink:href="../Sales.ods" table:table-name="Jul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Aug13" table:print="false" table:style-name="ta_extref">
        <table:table-source xlink:type="simple" xlink:href="../Sales.ods" table:table-name="Aug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Sep13" table:print="false" table:style-name="ta_extref">
        <table:table-source xlink:type="simple" xlink:href="../Sales.ods" table:table-name="Sep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Oct13" table:print="false" table:style-name="ta_extref">
        <table:table-source xlink:type="simple" xlink:href="../Sales.ods" table:table-name="Oct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Nov13" table:print="false" table:style-name="ta_extref">
        <table:table-source xlink:type="simple" xlink:href="../Sales.ods" table:table-name="Nov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Dec13" table:print="false" table:style-name="ta_extref">
        <table:table-source xlink:type="simple" xlink:href="../Sales.ods" table:table-name="Dec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Jan14" table:print="false" table:style-name="ta_extref">
        <table:table-source xlink:type="simple" xlink:href="../Sales.ods" table:table-name="Jan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Feb14" table:print="false" table:style-name="ta_extref">
        <table:table-source xlink:type="simple" xlink:href="../Sales.ods" table:table-name="Feb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Mar14" table:print="false" table:style-name="ta_extref">
        <table:table-source xlink:type="simple" xlink:href="../Sales.ods" table:table-name="Mar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Apr14" table:print="false" table:style-name="ta_extref">
        <table:table-source xlink:type="simple" xlink:href="../Sales.ods" table:table-name="Apr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Sales.ods'#ClosingDebtors" table:print="false" table:style-name="ta_extref">
        <table:table-source xlink:type="simple" xlink:href="../Sales.ods" table:table-name="ClosingDebtors" table:filter-name="calc8" table:mode="copy-results-only"/>
        <table:table-column table:number-columns-repeated="7"/>
        <table:table-row>
          <table:table-cell table:number-columns-repeated="7"/>
        </table:table-row>
        <table:table-row>
          <table:table-cell table:number-columns-repeated="6"/>
          <table:table-cell table:style-name="ce2" office:value-type="float" office:value="20">
            <text:p>20</text:p>
          </table:table-cell>
        </table:table-row>
      </table:table>
      <table:table table:name="'file:///C:/Users/antony/diy/GB%20Accounts/GB%20Accounts%202013-14/GB%20Accounts%20Company%202014-04-30%20(Apr14)%20OpenOffice/Purchases.ods'#OpeningCreditors" table:print="false" table:style-name="ta_extref">
        <table:table-source xlink:type="simple" xlink:href="../Purchases.ods" table:table-name="OpeningCredi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2" office:value-type="string">
            <text:p>Purchases           Net of Vat</text:p>
          </table:table-cell>
        </table:table-row>
      </table:table>
      <table:table table:name="'file:///C:/Users/antony/diy/GB%20Accounts/GB%20Accounts%202013-14/GB%20Accounts%20Company%202014-04-30%20(Apr14)%20OpenOffice/Purchases.ods'#May13" table:print="false" table:style-name="ta_extref">
        <table:table-source xlink:type="simple" xlink:href="../Purchases.ods" table:table-name="May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Jun13" table:print="false" table:style-name="ta_extref">
        <table:table-source xlink:type="simple" xlink:href="../Purchases.ods" table:table-name="Jun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Jul13" table:print="false" table:style-name="ta_extref">
        <table:table-source xlink:type="simple" xlink:href="../Purchases.ods" table:table-name="Jul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Aug13" table:print="false" table:style-name="ta_extref">
        <table:table-source xlink:type="simple" xlink:href="../Purchases.ods" table:table-name="Aug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Sep13" table:print="false" table:style-name="ta_extref">
        <table:table-source xlink:type="simple" xlink:href="../Purchases.ods" table:table-name="Sep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Oct13" table:print="false" table:style-name="ta_extref">
        <table:table-source xlink:type="simple" xlink:href="../Purchases.ods" table:table-name="Oct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Nov13" table:print="false" table:style-name="ta_extref">
        <table:table-source xlink:type="simple" xlink:href="../Purchases.ods" table:table-name="Nov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Dec13" table:print="false" table:style-name="ta_extref">
        <table:table-source xlink:type="simple" xlink:href="../Purchases.ods" table:table-name="Dec13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Jan14" table:print="false" table:style-name="ta_extref">
        <table:table-source xlink:type="simple" xlink:href="../Purchases.ods" table:table-name="Jan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Feb14" table:print="false" table:style-name="ta_extref">
        <table:table-source xlink:type="simple" xlink:href="../Purchases.ods" table:table-name="Feb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Mar14" table:print="false" table:style-name="ta_extref">
        <table:table-source xlink:type="simple" xlink:href="../Purchases.ods" table:table-name="Mar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Apr14" table:print="false" table:style-name="ta_extref">
        <table:table-source xlink:type="simple" xlink:href="../Purchases.ods" table:table-name="Apr14" table:filter-name="calc8" table:mode="copy-results-only"/>
        <table:table-column table:number-columns-repeated="8"/>
        <table:table-row>
          <table:table-cell table:number-columns-repeated="6"/>
          <table:table-cell table:style-name="ce2" office:value-type="float" office:value="0">
            <text:p>0</text:p>
          </table:table-cell>
          <table:table-cell table:style-name="ce2" office:value-type="float" office:value="0">
            <text:p>0</text:p>
          </table:table-cell>
        </table:table-row>
      </table:table>
      <table:table table:name="'file:///C:/Users/antony/diy/GB%20Accounts/GB%20Accounts%202013-14/GB%20Accounts%20Company%202014-04-30%20(Apr14)%20OpenOffice/Purchases.ods'#ClosingCreditors" table:print="false" table:style-name="ta_extref">
        <table:table-source xlink:type="simple" xlink:href="../Purchases.ods" table:table-name="ClosingCreditors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number-columns-repeated="7"/>
          <table:table-cell table:style-name="ce2" office:value-type="string">
            <text:p>Purchases           Net of Vat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Times New Roman" svg:font-family="'Times New Roman'"/>
    <style:font-face style:name="Times New Roman1" svg:font-family="'Times New Roman'" style:font-family-generic="roman"/>
    <style:font-face style:name="Calibri1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06">
      <number:day number:style="long"/>
      <number:text>-</number:text>
      <number:month number:textual="true"/>
      <number:text>-</number:text>
      <number:year/>
    </number:date-style>
    <number:number-style style:name="N107">
      <number:number number:decimal-places="2" number:min-integer-digits="1" number:grouping="true"/>
      <number:text> </number:text>
    </number:number-style>
    <number:number-style style:name="N108P0" style:volatile="true">
      <number:number number:decimal-places="2" number:min-integer-digits="1" number:grouping="true"/>
      <number:text> </number:text>
    </number:number-style>
    <number:number-style style:name="N108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08P0"/>
    </number:number-style>
    <number:number-style style:name="N109">
      <number:number number:decimal-places="0" number:min-integer-digits="1"/>
      <number:text> </number:text>
    </number:number-style>
    <number:number-style style:name="N110P0" style:volatile="true">
      <number:number number:decimal-places="0" number:min-integer-digits="1"/>
      <number:text> </number:text>
    </number:number-style>
    <number:number-style style:name="N110">
      <style:text-properties fo:color="#ff0000"/>
      <number:text>-</number:text>
      <number:number number:decimal-places="0" number:min-integer-digits="1"/>
      <number:text> </number:text>
      <style:map style:condition="value()&gt;=0" style:apply-style-name="N110P0"/>
    </number:number-style>
    <number:date-style style:name="N111P0" style:volatile="true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decimal-places="1" number:min-integer-digits="1" number:grouping="true"/>
      <number:text> </number:text>
    </number:number-style>
    <number:number-style style:name="N113P0" style:volatile="true">
      <number:number number:decimal-places="1" number:min-integer-digits="1" number:grouping="true"/>
      <number:text> </number:text>
    </number:number-style>
    <number:number-style style:name="N11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13P0"/>
    </number:number-style>
    <number:date-style style:name="N114">
      <number:month number:textual="true"/>
      <number:text>-</number:text>
      <number:year/>
    </number:date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0" number:min-integer-digits="2"/>
    </number:number-style>
    <number:currency-style style:name="N123">
      <number:currency-symbol>£</number:currency-symbol>
      <number:number number:decimal-places="2" number:min-integer-digits="1" number:grouping="true"/>
    </number:currency-style>
    <number:date-style style:name="N510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eutral" style:family="table-cell" style:parent-style-name="Default" style:data-style-name="N0">
      <style:table-cell-properties fo:background-color="#ffeb9c"/>
      <style:text-properties fo:color="#9c6500" style:font-name="Calibri" fo:font-size="11pt" style:font-name-asian="Calibri" style:font-size-asian="11pt" style:font-name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0.801cm" fo:margin-bottom="0.801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5">
      <style:page-layout-properties style:num-format="1" style:print-orientation="landscape" fo:margin-top="1.3cm" fo:margin-bottom="1.3cm" fo:margin-left="1.401cm" fo:margin-right="1.401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6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page-layout style:name="Mpm7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3/03/2013</text:date>, <text:time>19:0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VAT RETURN Quarter 1 2006</text:p>
      </style:header>
      <style:header-left style:display="false"/>
      <style:footer>
        <style:region-left>
          <text:p><text:date style:data-style-name="N2" text:date-value="2013-03-03">03/03/2013</text:date> <text:s/><text:time>19:00:5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3">
      <style:header>
        <text:p>VAT RETURN Quarter 2 2006</text:p>
      </style:header>
      <style:header-left style:display="false"/>
      <style:footer>
        <style:region-left>
          <text:p><text:date style:data-style-name="N2" text:date-value="2013-03-03">03/03/2013</text:date> <text:s/><text:time>19:00:5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3">
      <style:header>
        <text:p>VAT RETURN Quarter 3 2006</text:p>
      </style:header>
      <style:header-left style:display="false"/>
      <style:footer>
        <style:region-left>
          <text:p><text:date style:data-style-name="N2" text:date-value="2013-03-03">03/03/2013</text:date> <text:s/><text:time>19:00:5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3">
      <style:header>
        <text:p>VAT RETURN Quarter 4 2006</text:p>
      </style:header>
      <style:header-left style:display="false"/>
      <style:footer>
        <style:region-left>
          <text:p><text:date style:data-style-name="N2" text:date-value="2013-03-03">03/03/2013</text:date> <text:s/><text:time>19:00:5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5" style:page-layout-name="Mpm4">
      <style:header>
        <text:p>VAT RETURN Quarter 5 2006</text:p>
      </style:header>
      <style:header-left style:display="false"/>
      <style:footer>
        <style:region-left>
          <text:p><text:date style:data-style-name="N2" text:date-value="2013-03-03">03/03/2013</text:date> <text:s/><text:time>19:00:5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6" style:page-layout-name="Mpm5">
      <style:header>
        <text:p>Vat Interface Working Paper</text:p>
      </style:header>
      <style:header-left style:display="false"/>
      <style:footer>
        <style:region-left>
          <text:p><text:date style:data-style-name="N2" text:date-value="2013-03-03">03/03/2013</text:date> <text:s/><text:time>19:00:51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7" style:page-layout-name="Mpm6">
      <style:header/>
      <style:header-left style:display="false"/>
      <style:footer/>
      <style:footer-left style:display="false"/>
    </style:master-page>
    <style:master-page style:name="mp8" style:page-layout-name="Mpm7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Vat returns FMAN</dc:title>
    <meta:initial-creator>Terry Cartwright</meta:initial-creator>
    <meta:creation-date>2006-06-05T10:56:36Z</meta:creation-date>
    <dc:date>2013-03-03T19:00:51.03</dc:date>
    <meta:print-date>2007-02-10T23:38:25Z</meta:print-date>
    <meta:editing-duration>PT2M1S</meta:editing-duration>
    <meta:editing-cycles>1</meta:editing-cycles>
    <meta:document-statistic meta:table-count="14" meta:cell-count="5266" meta:object-count="0"/>
  </office:meta>
</office:document-meta>
</file>